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3.16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14.78mm"/>
    </style:style>
    <style:style style:name="co4" style:family="table-column">
      <style:table-column-properties fo:break-before="auto" style:column-width="30.59mm"/>
    </style:style>
    <style:style style:name="co5" style:family="table-column">
      <style:table-column-properties fo:break-before="auto" style:column-width="29.76mm"/>
    </style:style>
    <style:style style:name="co6" style:family="table-column">
      <style:table-column-properties fo:break-before="auto" style:column-width="22.86mm"/>
    </style:style>
    <style:style style:name="co7" style:family="table-column">
      <style:table-column-properties fo:break-before="auto" style:column-width="16.97mm"/>
    </style:style>
    <style:style style:name="co8" style:family="table-column">
      <style:table-column-properties fo:break-before="auto" style:column-width="15.06mm"/>
    </style:style>
    <style:style style:name="co9" style:family="table-column">
      <style:table-column-properties fo:break-before="auto" style:column-width="55.37mm"/>
    </style:style>
    <style:style style:name="co10" style:family="table-column">
      <style:table-column-properties fo:break-before="auto" style:column-width="32.76mm"/>
    </style:style>
    <style:style style:name="co11" style:family="table-column">
      <style:table-column-properties fo:break-before="auto" style:column-width="46.65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42.3mm"/>
    </style:style>
    <style:style style:name="co14" style:family="table-column">
      <style:table-column-properties fo:break-before="auto" style:column-width="22.14mm"/>
    </style:style>
    <style:style style:name="co15" style:family="table-column">
      <style:table-column-properties fo:break-before="auto" style:column-width="32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9"/>
    <style:style style:name="ce2" style:family="table-cell" style:parent-style-name="Default" style:data-style-name="N4"/>
    <style:style style:name="ce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4.21mm" svg:height="86.81mm" svg:x="155.65mm" svg:y="46.27mm">
            <draw:object draw:notify-on-update-of-ranges="Sheet1.C2:Sheet1.C81 Sheet1.E1:Sheet1.E1 Sheet1.E2:Sheet1.E81 Sheet1.F1:Sheet1.F1 Sheet1.F2:Sheet1.F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2.93mm" svg:height="86.07mm" svg:x="156.59mm" svg:y="135.2mm">
            <draw:object draw:notify-on-update-of-ranges="Sheet1.C2:Sheet1.C51 Sheet1.E1:Sheet1.E1 Sheet1.E2:Sheet1.E51 Sheet1.F1:Sheet1.F1 Sheet1.F2:Sheet1.F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number-columns-repeated="3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has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Months</text:p>
          </table:table-cell>
          <table:table-cell office:value-type="string" calcext:value-type="string">
            <text:p>Coins per a block</text:p>
          </table:table-cell>
          <table:table-cell office:value-type="string" calcext:value-type="string">
            <text:p>Coins in a month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Issued%</text:p>
          </table:table-cell>
          <table:table-cell office:value-type="string" calcext:value-type="string">
            <text:p>All%</text:p>
          </table:table-cell>
          <table:table-cell/>
          <table:table-cell office:value-type="string" calcext:value-type="string">
            <text:p>Amount</text:p>
          </table:table-cell>
          <table:table-cell office:value-type="string" calcext:value-type="string">
            <text:p>Total supply of</text:p>
          </table:table-cell>
          <table:table-cell/>
          <table:table-cell office:value-type="string" calcext:value-type="string">
            <text:p>Constant #1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.00000000000</text:p>
          </table:table-cell>
          <table:table-cell table:formula="of:=[.D2]*[.N$3]" office:value-type="float" office:value="518400" calcext:value-type="float">
            <text:p>518,400.00</text:p>
          </table:table-cell>
          <table:table-cell table:formula="of:=[.J5]+[.E2]" office:value-type="float" office:value="1425600" calcext:value-type="float">
            <text:p>1,425,600.00</text:p>
          </table:table-cell>
          <table:table-cell table:style-name="ce3" table:formula="of:=[.E2]/[.$J$6]" office:value-type="percentage" office:value="0.0620445030049229" calcext:value-type="percentage">
            <text:p>6.20%</text:p>
          </table:table-cell>
          <table:table-cell table:formula="of:=[.F2]/[.J6]" office:value-type="percentage" office:value="0.170622383263538" calcext:value-type="percentage">
            <text:p>17.06%</text:p>
          </table:table-cell>
          <table:table-cell office:value-type="string" calcext:value-type="string">
            <text:p>Mined in kickstart era (&lt;8 month)</text:p>
          </table:table-cell>
          <table:table-cell table:style-name="ce2" table:formula="of:=[.F8]-[.J5]" office:value-type="float" office:value="2764800" calcext:value-type="float">
            <text:p>2,764,800.00</text:p>
          </table:table-cell>
          <table:table-cell table:style-name="ce3" table:formula="of:=[.J2]/[.J6]" office:value-type="percentage" office:value="0.330904016026255" calcext:value-type="percentage">
            <text:p>33.09%</text:p>
          </table:table-cell>
          <table:table-cell/>
          <table:table-cell office:value-type="string" calcext:value-type="string">
            <text:p>Constant #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0000000000</text:p>
          </table:table-cell>
          <table:table-cell table:formula="of:=[.D3]*[.N$3]" office:value-type="float" office:value="518400" calcext:value-type="float">
            <text:p>518,400.00</text:p>
          </table:table-cell>
          <table:table-cell table:formula="of:=[.F2]+[.E3]" office:value-type="float" office:value="1944000" calcext:value-type="float">
            <text:p>1,944,000.00</text:p>
          </table:table-cell>
          <table:table-cell table:style-name="ce3" table:formula="of:=[.E3]/[.$J$6]" office:value-type="percentage" office:value="0.0620445030049229" calcext:value-type="percentage">
            <text:p>6.20%</text:p>
          </table:table-cell>
          <table:table-cell table:formula="of:=[.F3]/[.$J$6]" office:value-type="percentage" office:value="0.232666886268461" calcext:value-type="percentage">
            <text:p>23.27%</text:p>
          </table:table-cell>
          <table:table-cell office:value-type="string" calcext:value-type="string">
            <text:p>Majority Mined</text:p>
          </table:table-cell>
          <table:table-cell table:formula="of:=[.J6]-[.J5]-[.J2]" office:value-type="float" office:value="4683292.97347854" calcext:value-type="float">
            <text:p>4683292.97347854</text:p>
          </table:table-cell>
          <table:table-cell table:style-name="ce3" table:formula="of:=[.J3]/[.J6]" office:value-type="percentage" office:value="0.56051810371513" calcext:value-type="percentage">
            <text:p>56.05%</text:p>
          </table:table-cell>
          <table:table-cell/>
          <table:table-cell office:value-type="string" calcext:value-type="string">
            <text:p>Blocks mined in a month</text:p>
          </table:table-cell>
          <table:table-cell table:formula="of:=30*24*60*60/15" office:value-type="float" office:value="172800" calcext:value-type="float">
            <text:p>1728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.00000000000</text:p>
          </table:table-cell>
          <table:table-cell table:formula="of:=[.D4]*[.N$3]" office:value-type="float" office:value="345600" calcext:value-type="float">
            <text:p>345,600.00</text:p>
          </table:table-cell>
          <table:table-cell table:formula="of:=[.F3]+[.E4]" office:value-type="float" office:value="2289600" calcext:value-type="float">
            <text:p>2,289,600.00</text:p>
          </table:table-cell>
          <table:table-cell table:style-name="ce3" table:formula="of:=[.E4]/[.$J$6]" office:value-type="percentage" office:value="0.0413630020032819" calcext:value-type="percentage">
            <text:p>4.14%</text:p>
          </table:table-cell>
          <table:table-cell table:formula="of:=[.F4]/[.$J$6]" office:value-type="percentage" office:value="0.274029888271743" calcext:value-type="percentage">
            <text:p>27.40%</text:p>
          </table:table-cell>
          <table:table-cell office:value-type="string" calcext:value-type="string">
            <text:p>Non early but &lt; 2 years</text:p>
          </table:table-cell>
          <table:table-cell table:formula="of:=[.F32]-[.J2]" office:value-type="float" office:value="4293759.14898248" calcext:value-type="float">
            <text:p>4293759.14898248</text:p>
          </table:table-cell>
          <table:table-cell table:style-name="ce3" table:formula="of:=[.J4]/[.J6]" office:value-type="percentage" office:value="0.513896898961147" calcext:value-type="percentage">
            <text:p>51.39%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.00000000000</text:p>
          </table:table-cell>
          <table:table-cell table:formula="of:=[.D5]*[.N$3]" office:value-type="float" office:value="345600" calcext:value-type="float">
            <text:p>345,600.00</text:p>
          </table:table-cell>
          <table:table-cell table:formula="of:=[.F4]+[.E5]" office:value-type="float" office:value="2635200" calcext:value-type="float">
            <text:p>2,635,200.00</text:p>
          </table:table-cell>
          <table:table-cell table:style-name="ce3" table:formula="of:=[.E5]/[.$J$6]" office:value-type="percentage" office:value="0.0413630020032819" calcext:value-type="percentage">
            <text:p>4.14%</text:p>
          </table:table-cell>
          <table:table-cell table:formula="of:=[.F5]/[.$J$6]" office:value-type="percentage" office:value="0.315392890275025" calcext:value-type="percentage">
            <text:p>31.54%</text:p>
          </table:table-cell>
          <table:table-cell office:value-type="string" calcext:value-type="string">
            <text:p>Premine</text:p>
          </table:table-cell>
          <table:table-cell table:formula="of:=[.N3]*3*1.75" office:value-type="float" office:value="907200" calcext:value-type="float">
            <text:p>907200</text:p>
          </table:table-cell>
          <table:table-cell table:style-name="ce3" table:formula="of:=[.J5]/[.J6]" office:value-type="percentage" office:value="0.108577880258615" calcext:value-type="percentage">
            <text:p>10.86%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.00000000000</text:p>
          </table:table-cell>
          <table:table-cell table:formula="of:=[.D6]*[.N$3]" office:value-type="float" office:value="345600" calcext:value-type="float">
            <text:p>345,600.00</text:p>
          </table:table-cell>
          <table:table-cell table:formula="of:=[.F5]+[.E6]" office:value-type="float" office:value="2980800" calcext:value-type="float">
            <text:p>2,980,800.00</text:p>
          </table:table-cell>
          <table:table-cell table:style-name="ce3" table:formula="of:=[.E6]/[.$J$6]" office:value-type="percentage" office:value="0.0413630020032819" calcext:value-type="percentage">
            <text:p>4.14%</text:p>
          </table:table-cell>
          <table:table-cell table:formula="of:=[.F6]/[.$J$6]" office:value-type="percentage" office:value="0.356755892278306" calcext:value-type="percentage">
            <text:p>35.68%</text:p>
          </table:table-cell>
          <table:table-cell office:value-type="string" calcext:value-type="string">
            <text:p>Estimated total supply</text:p>
          </table:table-cell>
          <table:table-cell table:formula="of:=[.N3]*26.1023898928156+[.F9]" office:value-type="float" office:value="8355292.97347854" calcext:value-type="float">
            <text:p>8355292.97347854</text:p>
          </table:table-cell>
          <table:table-cell table:style-name="ce3" table:formula="of:=SUM([.K2:.K3]; [.K5])" office:value-type="percentage" office:value="1" calcext:value-type="percentage">
            <text:p>100.00%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.00000000000</text:p>
          </table:table-cell>
          <table:table-cell table:formula="of:=[.D7]*[.N$3]" office:value-type="float" office:value="345600" calcext:value-type="float">
            <text:p>345,600.00</text:p>
          </table:table-cell>
          <table:table-cell table:formula="of:=[.F6]+[.E7]" office:value-type="float" office:value="3326400" calcext:value-type="float">
            <text:p>3,326,400.00</text:p>
          </table:table-cell>
          <table:table-cell table:style-name="ce3" table:formula="of:=[.E7]/[.$J$6]" office:value-type="percentage" office:value="0.0413630020032819" calcext:value-type="percentage">
            <text:p>4.14%</text:p>
          </table:table-cell>
          <table:table-cell table:formula="of:=[.F7]/[.$J$6]" office:value-type="percentage" office:value="0.398118894281588" calcext:value-type="percentage">
            <text:p>39.81%</text:p>
          </table:table-cell>
          <table:table-cell/>
          <table:table-cell office:value-type="string" calcext:value-type="string">
            <text:p>👆Uncle reward not included!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.00000000000</text:p>
          </table:table-cell>
          <table:table-cell table:formula="of:=[.D8]*[.N$3]" office:value-type="float" office:value="345600" calcext:value-type="float">
            <text:p>345,600.00</text:p>
          </table:table-cell>
          <table:table-cell table:formula="of:=[.F7]+[.E8]" office:value-type="float" office:value="3672000" calcext:value-type="float">
            <text:p>3,672,000.00</text:p>
          </table:table-cell>
          <table:table-cell table:style-name="ce3" table:formula="of:=[.E8]/[.$J$6]" office:value-type="percentage" office:value="0.0413630020032819" calcext:value-type="percentage">
            <text:p>4.14%</text:p>
          </table:table-cell>
          <table:table-cell table:formula="of:=[.F8]/[.$J$6]" office:value-type="percentage" office:value="0.43948189628487" calcext:value-type="percentage">
            <text:p>43.95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$N$1]^[.$N$2]/(([.B9]-1)^[.$N$2]+[.$N$1]^[.$N$2])" office:value-type="float" office:value="1" calcext:value-type="float">
            <text:p>1.00000000000</text:p>
          </table:table-cell>
          <table:table-cell table:formula="of:=[.D9]*[.N$3]" office:value-type="float" office:value="172800" calcext:value-type="float">
            <text:p>172,800.00</text:p>
          </table:table-cell>
          <table:table-cell table:formula="of:=[.F8]+[.E9]" office:value-type="float" office:value="3844800" calcext:value-type="float">
            <text:p>3,844,800.00</text:p>
          </table:table-cell>
          <table:table-cell table:style-name="ce3" table:formula="of:=[.E9]/[.$J$6]" office:value-type="percentage" office:value="0.020681501001641" calcext:value-type="percentage">
            <text:p>2.07%</text:p>
          </table:table-cell>
          <table:table-cell table:formula="of:=[.F9]/[.$J$6]" office:value-type="percentage" office:value="0.460163397286511" calcext:value-type="percentage">
            <text:p>46.02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$N$1]^[.$N$2]/(([.B10]-1)^[.$N$2]+[.$N$1]^[.$N$2])" office:value-type="float" office:value="0.999906094468964" calcext:value-type="float">
            <text:p>0.99990609447</text:p>
          </table:table-cell>
          <table:table-cell table:formula="of:=[.D10]*[.N$3]" office:value-type="float" office:value="172783.773124237" calcext:value-type="float">
            <text:p>172,783.77</text:p>
          </table:table-cell>
          <table:table-cell table:formula="of:=[.F9]+[.E10]" office:value-type="float" office:value="4017583.77312424" calcext:value-type="float">
            <text:p>4,017,583.77</text:p>
          </table:table-cell>
          <table:table-cell table:style-name="ce3" table:formula="of:=[.E10]/[.$J$6]" office:value-type="percentage" office:value="0.0206795588943068" calcext:value-type="percentage">
            <text:p>2.07%</text:p>
          </table:table-cell>
          <table:table-cell table:formula="of:=[.F10]/[.$J$6]" office:value-type="percentage" office:value="0.480842956180818" calcext:value-type="percentage">
            <text:p>48.08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$N$1]^[.$N$2]/(([.B11]-1)^[.$N$2]+[.$N$1]^[.$N$2])" office:value-type="float" office:value="0.999249249249249" calcext:value-type="float">
            <text:p>0.99924924925</text:p>
          </table:table-cell>
          <table:table-cell table:formula="of:=[.D11]*[.N$3]" office:value-type="float" office:value="172670.27027027" calcext:value-type="float">
            <text:p>172,670.27</text:p>
          </table:table-cell>
          <table:table-cell table:formula="of:=[.F10]+[.E11]" office:value-type="float" office:value="4190254.04339451" calcext:value-type="float">
            <text:p>4,190,254.04</text:p>
          </table:table-cell>
          <table:table-cell table:style-name="ce3" table:formula="of:=[.E11]/[.$J$6]" office:value-type="percentage" office:value="0.0206659743492373" calcext:value-type="percentage">
            <text:p>2.07%</text:p>
          </table:table-cell>
          <table:table-cell table:formula="of:=[.F11]/[.$J$6]" office:value-type="percentage" office:value="0.501508930530055" calcext:value-type="percentage">
            <text:p>50.15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$N$1]^[.$N$2]/(([.B12]-1)^[.$N$2]+[.$N$1]^[.$N$2])" office:value-type="float" office:value="0.997470725995316" calcext:value-type="float">
            <text:p>0.99747072600</text:p>
          </table:table-cell>
          <table:table-cell table:formula="of:=[.D12]*[.N$3]" office:value-type="float" office:value="172362.941451991" calcext:value-type="float">
            <text:p>172,362.94</text:p>
          </table:table-cell>
          <table:table-cell table:formula="of:=[.F11]+[.E12]" office:value-type="float" office:value="4362616.9848465" calcext:value-type="float">
            <text:p>4,362,616.98</text:p>
          </table:table-cell>
          <table:table-cell table:style-name="ce3" table:formula="of:=[.E12]/[.$J$6]" office:value-type="percentage" office:value="0.0206291918187797" calcext:value-type="percentage">
            <text:p>2.06%</text:p>
          </table:table-cell>
          <table:table-cell table:formula="of:=[.F12]/[.$J$6]" office:value-type="percentage" office:value="0.522138122348835" calcext:value-type="percentage">
            <text:p>52.21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[.$N$1]^[.$N$2]/(([.B13]-1)^[.$N$2]+[.$N$1]^[.$N$2])" office:value-type="float" office:value="0.994025392083644" calcext:value-type="float">
            <text:p>0.99402539208</text:p>
          </table:table-cell>
          <table:table-cell table:formula="of:=[.D13]*[.N$3]" office:value-type="float" office:value="171767.587752054" calcext:value-type="float">
            <text:p>171,767.59</text:p>
          </table:table-cell>
          <table:table-cell table:formula="of:=[.F12]+[.E13]" office:value-type="float" office:value="4534384.57259855" calcext:value-type="float">
            <text:p>4,534,384.57</text:p>
          </table:table-cell>
          <table:table-cell table:style-name="ce3" table:formula="of:=[.E13]/[.$J$6]" office:value-type="percentage" office:value="0.0205579371420345" calcext:value-type="percentage">
            <text:p>2.06%</text:p>
          </table:table-cell>
          <table:table-cell table:formula="of:=[.F13]/[.$J$6]" office:value-type="percentage" office:value="0.54269605949087" calcext:value-type="percentage">
            <text:p>54.27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[.$N$1]^[.$N$2]/(([.B14]-1)^[.$N$2]+[.$N$1]^[.$N$2])" office:value-type="float" office:value="0.98839691822148" calcext:value-type="float">
            <text:p>0.98839691822</text:p>
          </table:table-cell>
          <table:table-cell table:formula="of:=[.D14]*[.N$3]" office:value-type="float" office:value="170794.987468672" calcext:value-type="float">
            <text:p>170,794.99</text:p>
          </table:table-cell>
          <table:table-cell table:formula="of:=[.F13]+[.E14]" office:value-type="float" office:value="4705179.56006722" calcext:value-type="float">
            <text:p>4,705,179.56</text:p>
          </table:table-cell>
          <table:table-cell table:style-name="ce3" table:formula="of:=[.E14]/[.$J$6]" office:value-type="percentage" office:value="0.0204415318542164" calcext:value-type="percentage">
            <text:p>2.04%</text:p>
          </table:table-cell>
          <table:table-cell table:formula="of:=[.F14]/[.$J$6]" office:value-type="percentage" office:value="0.563137591345086" calcext:value-type="percentage">
            <text:p>56.31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[.$N$1]^[.$N$2]/(([.B15]-1)^[.$N$2]+[.$N$1]^[.$N$2])" office:value-type="float" office:value="0.980117820324006" calcext:value-type="float">
            <text:p>0.98011782032</text:p>
          </table:table-cell>
          <table:table-cell table:formula="of:=[.D15]*[.N$3]" office:value-type="float" office:value="169364.359351988" calcext:value-type="float">
            <text:p>169,364.36</text:p>
          </table:table-cell>
          <table:table-cell table:formula="of:=[.F14]+[.E15]" office:value-type="float" office:value="4874543.91941921" calcext:value-type="float">
            <text:p>4,874,543.92</text:p>
          </table:table-cell>
          <table:table-cell table:style-name="ce3" table:formula="of:=[.E15]/[.$J$6]" office:value-type="percentage" office:value="0.0202703076827571" calcext:value-type="percentage">
            <text:p>2.03%</text:p>
          </table:table-cell>
          <table:table-cell table:formula="of:=[.F15]/[.$J$6]" office:value-type="percentage" office:value="0.583407899027843" calcext:value-type="percentage">
            <text:p>58.34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[.$N$1]^[.$N$2]/(([.B16]-1)^[.$N$2]+[.$N$1]^[.$N$2])" office:value-type="float" office:value="0.968792648530616" calcext:value-type="float">
            <text:p>0.96879264853</text:p>
          </table:table-cell>
          <table:table-cell table:formula="of:=[.D16]*[.N$3]" office:value-type="float" office:value="167407.36966609" calcext:value-type="float">
            <text:p>167,407.37</text:p>
          </table:table-cell>
          <table:table-cell table:formula="of:=[.F15]+[.E16]" office:value-type="float" office:value="5041951.2890853" calcext:value-type="float">
            <text:p>5,041,951.29</text:p>
          </table:table-cell>
          <table:table-cell table:style-name="ce3" table:formula="of:=[.E16]/[.$J$6]" office:value-type="percentage" office:value="0.0200360861309683" calcext:value-type="percentage">
            <text:p>2.00%</text:p>
          </table:table-cell>
          <table:table-cell table:formula="of:=[.F16]/[.$J$6]" office:value-type="percentage" office:value="0.603443985158811" calcext:value-type="percentage">
            <text:p>60.34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[.$N$1]^[.$N$2]/(([.B17]-1)^[.$N$2]+[.$N$1]^[.$N$2])" office:value-type="float" office:value="0.954121863799283" calcext:value-type="float">
            <text:p>0.95412186380</text:p>
          </table:table-cell>
          <table:table-cell table:formula="of:=[.D17]*[.N$3]" office:value-type="float" office:value="164872.258064516" calcext:value-type="float">
            <text:p>164,872.26</text:p>
          </table:table-cell>
          <table:table-cell table:formula="of:=[.F16]+[.E17]" office:value-type="float" office:value="5206823.54714982" calcext:value-type="float">
            <text:p>5,206,823.55</text:p>
          </table:table-cell>
          <table:table-cell table:style-name="ce3" table:formula="of:=[.E17]/[.$J$6]" office:value-type="percentage" office:value="0.0197326722818524" calcext:value-type="percentage">
            <text:p>1.97%</text:p>
          </table:table-cell>
          <table:table-cell table:formula="of:=[.F17]/[.$J$6]" office:value-type="percentage" office:value="0.623176657440664" calcext:value-type="percentage">
            <text:p>62.32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$N$1]^[.$N$2]/(([.B18]-1)^[.$N$2]+[.$N$1]^[.$N$2])" office:value-type="float" office:value="0.935923354135537" calcext:value-type="float">
            <text:p>0.93592335414</text:p>
          </table:table-cell>
          <table:table-cell table:formula="of:=[.D18]*[.N$3]" office:value-type="float" office:value="161727.555594621" calcext:value-type="float">
            <text:p>161,727.56</text:p>
          </table:table-cell>
          <table:table-cell table:formula="of:=[.F17]+[.E18]" office:value-type="float" office:value="5368551.10274444" calcext:value-type="float">
            <text:p>5,368,551.10</text:p>
          </table:table-cell>
          <table:table-cell table:style-name="ce3" table:formula="of:=[.E18]/[.$J$6]" office:value-type="percentage" office:value="0.0193562997860133" calcext:value-type="percentage">
            <text:p>1.94%</text:p>
          </table:table-cell>
          <table:table-cell table:formula="of:=[.F18]/[.$J$6]" office:value-type="percentage" office:value="0.642532957226677" calcext:value-type="percentage">
            <text:p>64.25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[.$N$1]^[.$N$2]/(([.B19]-1)^[.$N$2]+[.$N$1]^[.$N$2])" office:value-type="float" office:value="0.914148351648352" calcext:value-type="float">
            <text:p>0.91414835165</text:p>
          </table:table-cell>
          <table:table-cell table:formula="of:=[.D19]*[.N$3]" office:value-type="float" office:value="157964.835164835" calcext:value-type="float">
            <text:p>157,964.84</text:p>
          </table:table-cell>
          <table:table-cell table:formula="of:=[.F18]+[.E19]" office:value-type="float" office:value="5526515.93790927" calcext:value-type="float">
            <text:p>5,526,515.94</text:p>
          </table:table-cell>
          <table:table-cell table:style-name="ce3" table:formula="of:=[.E19]/[.$J$6]" office:value-type="percentage" office:value="0.0189059600502638" calcext:value-type="percentage">
            <text:p>1.89%</text:p>
          </table:table-cell>
          <table:table-cell table:formula="of:=[.F19]/[.$J$6]" office:value-type="percentage" office:value="0.661438917276941" calcext:value-type="percentage">
            <text:p>66.14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$N$1]^[.$N$2]/(([.B20]-1)^[.$N$2]+[.$N$1]^[.$N$2])" office:value-type="float" office:value="0.888888888888889" calcext:value-type="float">
            <text:p>0.88888888889</text:p>
          </table:table-cell>
          <table:table-cell table:formula="of:=[.D20]*[.N$3]" office:value-type="float" office:value="153600" calcext:value-type="float">
            <text:p>153,600.00</text:p>
          </table:table-cell>
          <table:table-cell table:formula="of:=[.F19]+[.E20]" office:value-type="float" office:value="5680115.93790927" calcext:value-type="float">
            <text:p>5,680,115.94</text:p>
          </table:table-cell>
          <table:table-cell table:style-name="ce3" table:formula="of:=[.E20]/[.$J$6]" office:value-type="percentage" office:value="0.0183835564459031" calcext:value-type="percentage">
            <text:p>1.84%</text:p>
          </table:table-cell>
          <table:table-cell table:formula="of:=[.F20]/[.$J$6]" office:value-type="percentage" office:value="0.679822473722844" calcext:value-type="percentage">
            <text:p>67.98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formula="of:=[.$N$1]^[.$N$2]/(([.B21]-1)^[.$N$2]+[.$N$1]^[.$N$2])" office:value-type="float" office:value="0.860374919198449" calcext:value-type="float">
            <text:p>0.86037491920</text:p>
          </table:table-cell>
          <table:table-cell table:formula="of:=[.D21]*[.N$3]" office:value-type="float" office:value="148672.786037492" calcext:value-type="float">
            <text:p>148,672.79</text:p>
          </table:table-cell>
          <table:table-cell table:formula="of:=[.F20]+[.E21]" office:value-type="float" office:value="5828788.72394677" calcext:value-type="float">
            <text:p>5,828,788.72</text:p>
          </table:table-cell>
          <table:table-cell table:style-name="ce3" table:formula="of:=[.E21]/[.$J$6]" office:value-type="percentage" office:value="0.0177938447531895" calcext:value-type="percentage">
            <text:p>1.78%</text:p>
          </table:table-cell>
          <table:table-cell table:formula="of:=[.F21]/[.$J$6]" office:value-type="percentage" office:value="0.697616318476033" calcext:value-type="percentage">
            <text:p>69.76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formula="of:=[.$N$1]^[.$N$2]/(([.B22]-1)^[.$N$2]+[.$N$1]^[.$N$2])" office:value-type="float" office:value="0.828960685091475" calcext:value-type="float">
            <text:p>0.82896068509</text:p>
          </table:table-cell>
          <table:table-cell table:formula="of:=[.D22]*[.N$3]" office:value-type="float" office:value="143244.406383807" calcext:value-type="float">
            <text:p>143,244.41</text:p>
          </table:table-cell>
          <table:table-cell table:formula="of:=[.F21]+[.E22]" office:value-type="float" office:value="5972033.13033057" calcext:value-type="float">
            <text:p>5,972,033.13</text:p>
          </table:table-cell>
          <table:table-cell table:style-name="ce3" table:formula="of:=[.E22]/[.$J$6]" office:value-type="percentage" office:value="0.0171441512390403" calcext:value-type="percentage">
            <text:p>1.71%</text:p>
          </table:table-cell>
          <table:table-cell table:formula="of:=[.F22]/[.$J$6]" office:value-type="percentage" office:value="0.714760469715074" calcext:value-type="percentage">
            <text:p>71.48%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formula="of:=[.$N$1]^[.$N$2]/(([.B23]-1)^[.$N$2]+[.$N$1]^[.$N$2])" office:value-type="float" office:value="0.795101553166069" calcext:value-type="float">
            <text:p>0.79510155317</text:p>
          </table:table-cell>
          <table:table-cell table:formula="of:=[.D23]*[.N$3]" office:value-type="float" office:value="137393.548387097" calcext:value-type="float">
            <text:p>137,393.55</text:p>
          </table:table-cell>
          <table:table-cell table:formula="of:=[.F22]+[.E23]" office:value-type="float" office:value="6109426.67871767" calcext:value-type="float">
            <text:p>6,109,426.68</text:p>
          </table:table-cell>
          <table:table-cell table:style-name="ce3" table:formula="of:=[.E23]/[.$J$6]" office:value-type="percentage" office:value="0.0164438935682104" calcext:value-type="percentage">
            <text:p>1.64%</text:p>
          </table:table-cell>
          <table:table-cell table:formula="of:=[.F23]/[.$J$6]" office:value-type="percentage" office:value="0.731204363283284" calcext:value-type="percentage">
            <text:p>73.12%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formula="of:=[.$N$1]^[.$N$2]/(([.B24]-1)^[.$N$2]+[.$N$1]^[.$N$2])" office:value-type="float" office:value="0.75932396776724" calcext:value-type="float">
            <text:p>0.75932396777</text:p>
          </table:table-cell>
          <table:table-cell table:formula="of:=[.D24]*[.N$3]" office:value-type="float" office:value="131211.181630179" calcext:value-type="float">
            <text:p>131,211.18</text:p>
          </table:table-cell>
          <table:table-cell table:formula="of:=[.F23]+[.E24]" office:value-type="float" office:value="6240637.86034785" calcext:value-type="float">
            <text:p>6,240,637.86</text:p>
          </table:table-cell>
          <table:table-cell table:style-name="ce3" table:formula="of:=[.E24]/[.$J$6]" office:value-type="percentage" office:value="0.0157039593999482" calcext:value-type="percentage">
            <text:p>1.57%</text:p>
          </table:table-cell>
          <table:table-cell table:formula="of:=[.F24]/[.$J$6]" office:value-type="percentage" office:value="0.746908322683232" calcext:value-type="percentage">
            <text:p>74.69%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formula="of:=[.$N$1]^[.$N$2]/(([.B25]-1)^[.$N$2]+[.$N$1]^[.$N$2])" office:value-type="float" office:value="0.722192078133478" calcext:value-type="float">
            <text:p>0.72219207813</text:p>
          </table:table-cell>
          <table:table-cell table:formula="of:=[.D25]*[.N$3]" office:value-type="float" office:value="124794.791101465" calcext:value-type="float">
            <text:p>124,794.79</text:p>
          </table:table-cell>
          <table:table-cell table:formula="of:=[.F24]+[.E25]" office:value-type="float" office:value="6365432.65144931" calcext:value-type="float">
            <text:p>6,365,432.65</text:p>
          </table:table-cell>
          <table:table-cell table:style-name="ce3" table:formula="of:=[.E25]/[.$J$6]" office:value-type="percentage" office:value="0.0149360161872947" calcext:value-type="percentage">
            <text:p>1.49%</text:p>
          </table:table-cell>
          <table:table-cell table:formula="of:=[.F25]/[.$J$6]" office:value-type="percentage" office:value="0.761844338870527" calcext:value-type="percentage">
            <text:p>76.18%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formula="of:=[.$N$1]^[.$N$2]/(([.B26]-1)^[.$N$2]+[.$N$1]^[.$N$2])" office:value-type="float" office:value="0.684274789537947" calcext:value-type="float">
            <text:p>0.68427478954</text:p>
          </table:table-cell>
          <table:table-cell table:formula="of:=[.D26]*[.N$3]" office:value-type="float" office:value="118242.683632157" calcext:value-type="float">
            <text:p>118,242.68</text:p>
          </table:table-cell>
          <table:table-cell table:formula="of:=[.F25]+[.E26]" office:value-type="float" office:value="6483675.33508147" calcext:value-type="float">
            <text:p>6,483,675.34</text:p>
          </table:table-cell>
          <table:table-cell table:style-name="ce3" table:formula="of:=[.E26]/[.$J$6]" office:value-type="percentage" office:value="0.0141518297452267" calcext:value-type="percentage">
            <text:p>1.42%</text:p>
          </table:table-cell>
          <table:table-cell table:formula="of:=[.F26]/[.$J$6]" office:value-type="percentage" office:value="0.775996168615754" calcext:value-type="percentage">
            <text:p>77.60%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formula="of:=[.$N$1]^[.$N$2]/(([.B27]-1)^[.$N$2]+[.$N$1]^[.$N$2])" office:value-type="float" office:value="0.646116504854369" calcext:value-type="float">
            <text:p>0.64611650485</text:p>
          </table:table-cell>
          <table:table-cell table:formula="of:=[.D27]*[.N$3]" office:value-type="float" office:value="111648.932038835" calcext:value-type="float">
            <text:p>111,648.93</text:p>
          </table:table-cell>
          <table:table-cell table:formula="of:=[.F26]+[.E27]" office:value-type="float" office:value="6595324.26712031" calcext:value-type="float">
            <text:p>6,595,324.27</text:p>
          </table:table-cell>
          <table:table-cell table:style-name="ce3" table:formula="of:=[.E27]/[.$J$6]" office:value-type="percentage" office:value="0.0133626591423224" calcext:value-type="percentage">
            <text:p>1.34%</text:p>
          </table:table-cell>
          <table:table-cell table:formula="of:=[.F27]/[.$J$6]" office:value-type="percentage" office:value="0.789358827758076" calcext:value-type="percentage">
            <text:p>78.94%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formula="of:=[.$N$1]^[.$N$2]/(([.B28]-1)^[.$N$2]+[.$N$1]^[.$N$2])" office:value-type="float" office:value="0.608213857314217" calcext:value-type="float">
            <text:p>0.60821385731</text:p>
          </table:table-cell>
          <table:table-cell table:formula="of:=[.D28]*[.N$3]" office:value-type="float" office:value="105099.354543897" calcext:value-type="float">
            <text:p>105,099.35</text:p>
          </table:table-cell>
          <table:table-cell table:formula="of:=[.F27]+[.E28]" office:value-type="float" office:value="6700423.6216642" calcext:value-type="float">
            <text:p>6,700,423.62</text:p>
          </table:table-cell>
          <table:table-cell table:style-name="ce3" table:formula="of:=[.E28]/[.$J$6]" office:value-type="percentage" office:value="0.0125787754992559" calcext:value-type="percentage">
            <text:p>1.26%</text:p>
          </table:table-cell>
          <table:table-cell table:formula="of:=[.F28]/[.$J$6]" office:value-type="percentage" office:value="0.801937603257332" calcext:value-type="percentage">
            <text:p>80.19%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formula="of:=[.$N$1]^[.$N$2]/(([.B29]-1)^[.$N$2]+[.$N$1]^[.$N$2])" office:value-type="float" office:value="0.570999570999571" calcext:value-type="float">
            <text:p>0.57099957100</text:p>
          </table:table-cell>
          <table:table-cell table:formula="of:=[.D29]*[.N$3]" office:value-type="float" office:value="98668.7258687259" calcext:value-type="float">
            <text:p>98,668.73</text:p>
          </table:table-cell>
          <table:table-cell table:formula="of:=[.F28]+[.E29]" office:value-type="float" office:value="6799092.34753293" calcext:value-type="float">
            <text:p>6,799,092.35</text:p>
          </table:table-cell>
          <table:table-cell table:style-name="ce3" table:formula="of:=[.E29]/[.$J$6]" office:value-type="percentage" office:value="0.0118091281995642" calcext:value-type="percentage">
            <text:p>1.18%</text:p>
          </table:table-cell>
          <table:table-cell table:formula="of:=[.F29]/[.$J$6]" office:value-type="percentage" office:value="0.813746731456896" calcext:value-type="percentage">
            <text:p>81.37%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formula="of:=[.$N$1]^[.$N$2]/(([.B30]-1)^[.$N$2]+[.$N$1]^[.$N$2])" office:value-type="float" office:value="0.534833492390376" calcext:value-type="float">
            <text:p>0.53483349239</text:p>
          </table:table-cell>
          <table:table-cell table:formula="of:=[.D30]*[.N$3]" office:value-type="float" office:value="92419.227485057" calcext:value-type="float">
            <text:p>92,419.23</text:p>
          </table:table-cell>
          <table:table-cell table:formula="of:=[.F29]+[.E30]" office:value-type="float" office:value="6891511.57501799" calcext:value-type="float">
            <text:p>6,891,511.58</text:p>
          </table:table-cell>
          <table:table-cell table:style-name="ce3" table:formula="of:=[.E30]/[.$J$6]" office:value-type="percentage" office:value="0.0110611594085827" calcext:value-type="percentage">
            <text:p>1.11%</text:p>
          </table:table-cell>
          <table:table-cell table:formula="of:=[.F30]/[.$J$6]" office:value-type="percentage" office:value="0.824807890865479" calcext:value-type="percentage">
            <text:p>82.48%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formula="of:=[.$N$1]^[.$N$2]/(([.B31]-1)^[.$N$2]+[.$N$1]^[.$N$2])" office:value-type="float" office:value="0.5" calcext:value-type="float">
            <text:p>0.50000000000</text:p>
          </table:table-cell>
          <table:table-cell table:formula="of:=[.D31]*[.N$3]" office:value-type="float" office:value="86400" calcext:value-type="float">
            <text:p>86,400.00</text:p>
          </table:table-cell>
          <table:table-cell table:formula="of:=[.F30]+[.E31]" office:value-type="float" office:value="6977911.57501799" calcext:value-type="float">
            <text:p>6,977,911.58</text:p>
          </table:table-cell>
          <table:table-cell table:style-name="ce3" table:formula="of:=[.E31]/[.$J$6]" office:value-type="percentage" office:value="0.0103407505008205" calcext:value-type="percentage">
            <text:p>1.03%</text:p>
          </table:table-cell>
          <table:table-cell table:formula="of:=[.F31]/[.$J$6]" office:value-type="percentage" office:value="0.835148641366299" calcext:value-type="percentage">
            <text:p>83.51%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[.$N$1]^[.$N$2]/(([.B32]-1)^[.$N$2]+[.$N$1]^[.$N$2])" office:value-type="float" office:value="0.466710497479728" calcext:value-type="float">
            <text:p>0.46671049748</text:p>
          </table:table-cell>
          <table:table-cell table:formula="of:=[.D32]*[.N$3]" office:value-type="float" office:value="80647.5739644971" calcext:value-type="float">
            <text:p>80,647.57</text:p>
          </table:table-cell>
          <table:table-cell table:formula="of:=[.F31]+[.E32]" office:value-type="float" office:value="7058559.14898248" calcext:value-type="float">
            <text:p>7,058,559.15</text:p>
          </table:table-cell>
          <table:table-cell table:style-name="ce3" table:formula="of:=[.E32]/[.$J$6]" office:value-type="percentage" office:value="0.00965227362110336" calcext:value-type="percentage">
            <text:p>0.97%</text:p>
          </table:table-cell>
          <table:table-cell table:formula="of:=[.F32]/[.$J$6]" office:value-type="percentage" office:value="0.844800914987403" calcext:value-type="percentage">
            <text:p>84.48%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formula="of:=[.$N$1]^[.$N$2]/(([.B33]-1)^[.$N$2]+[.$N$1]^[.$N$2])" office:value-type="float" office:value="0.435109512912717" calcext:value-type="float">
            <text:p>0.43510951291</text:p>
          </table:table-cell>
          <table:table-cell table:formula="of:=[.D33]*[.N$3]" office:value-type="float" office:value="75186.9238313174" calcext:value-type="float">
            <text:p>75,186.92</text:p>
          </table:table-cell>
          <table:table-cell table:formula="of:=[.F32]+[.E33]" office:value-type="float" office:value="7133746.0728138" calcext:value-type="float">
            <text:p>7,133,746.07</text:p>
          </table:table-cell>
          <table:table-cell table:style-name="ce3" table:formula="of:=[.E33]/[.$J$6]" office:value-type="percentage" office:value="0.00899871782712785" calcext:value-type="percentage">
            <text:p>0.90%</text:p>
          </table:table-cell>
          <table:table-cell table:formula="of:=[.F33]/[.$J$6]" office:value-type="percentage" office:value="0.85379963281453" calcext:value-type="percentage">
            <text:p>85.38%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formula="of:=[.$N$1]^[.$N$2]/(([.B34]-1)^[.$N$2]+[.$N$1]^[.$N$2])" office:value-type="float" office:value="0.405282990141971" calcext:value-type="float">
            <text:p>0.40528299014</text:p>
          </table:table-cell>
          <table:table-cell table:formula="of:=[.D34]*[.N$3]" office:value-type="float" office:value="70032.9006965326" calcext:value-type="float">
            <text:p>70,032.90</text:p>
          </table:table-cell>
          <table:table-cell table:formula="of:=[.F33]+[.E34]" office:value-type="float" office:value="7203778.97351033" calcext:value-type="float">
            <text:p>7,203,778.97</text:p>
          </table:table-cell>
          <table:table-cell table:style-name="ce3" table:formula="of:=[.E34]/[.$J$6]" office:value-type="percentage" office:value="0.00838186056656922" calcext:value-type="percentage">
            <text:p>0.84%</text:p>
          </table:table-cell>
          <table:table-cell table:formula="of:=[.F34]/[.$J$6]" office:value-type="percentage" office:value="0.8621814933811" calcext:value-type="percentage">
            <text:p>86.22%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formula="of:=[.$N$1]^[.$N$2]/(([.B35]-1)^[.$N$2]+[.$N$1]^[.$N$2])" office:value-type="float" office:value="0.377267573696145" calcext:value-type="float">
            <text:p>0.37726757370</text:p>
          </table:table-cell>
          <table:table-cell table:formula="of:=[.D35]*[.N$3]" office:value-type="float" office:value="65191.8367346939" calcext:value-type="float">
            <text:p>65,191.84</text:p>
          </table:table-cell>
          <table:table-cell table:formula="of:=[.F34]+[.E35]" office:value-type="float" office:value="7268970.81024503" calcext:value-type="float">
            <text:p>7,268,970.81</text:p>
          </table:table-cell>
          <table:table-cell table:style-name="ce3" table:formula="of:=[.E35]/[.$J$6]" office:value-type="percentage" office:value="0.00780245970328348" calcext:value-type="percentage">
            <text:p>0.78%</text:p>
          </table:table-cell>
          <table:table-cell table:formula="of:=[.F35]/[.$J$6]" office:value-type="percentage" office:value="0.869983953084383" calcext:value-type="percentage">
            <text:p>87.00%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[.$N$1]^[.$N$2]/(([.B36]-1)^[.$N$2]+[.$N$1]^[.$N$2])" office:value-type="float" office:value="0.351059971646171" calcext:value-type="float">
            <text:p>0.35105997165</text:p>
          </table:table-cell>
          <table:table-cell table:formula="of:=[.D36]*[.N$3]" office:value-type="float" office:value="60663.1631004583" calcext:value-type="float">
            <text:p>60,663.16</text:p>
          </table:table-cell>
          <table:table-cell table:formula="of:=[.F35]+[.E36]" office:value-type="float" office:value="7329633.97334549" calcext:value-type="float">
            <text:p>7,329,633.97</text:p>
          </table:table-cell>
          <table:table-cell table:style-name="ce3" table:formula="of:=[.E36]/[.$J$6]" office:value-type="percentage" office:value="0.00726044715523633" calcext:value-type="percentage">
            <text:p>0.73%</text:p>
          </table:table-cell>
          <table:table-cell table:formula="of:=[.F36]/[.$J$6]" office:value-type="percentage" office:value="0.87724440023962" calcext:value-type="percentage">
            <text:p>87.72%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formula="of:=[.$N$1]^[.$N$2]/(([.B37]-1)^[.$N$2]+[.$N$1]^[.$N$2])" office:value-type="float" office:value="0.326625766871166" calcext:value-type="float">
            <text:p>0.32662576687</text:p>
          </table:table-cell>
          <table:table-cell table:formula="of:=[.D37]*[.N$3]" office:value-type="float" office:value="56440.9325153374" calcext:value-type="float">
            <text:p>56,440.93</text:p>
          </table:table-cell>
          <table:table-cell table:formula="of:=[.F36]+[.E37]" office:value-type="float" office:value="7386074.90586082" calcext:value-type="float">
            <text:p>7,386,074.91</text:p>
          </table:table-cell>
          <table:table-cell table:style-name="ce3" table:formula="of:=[.E37]/[.$J$6]" office:value-type="percentage" office:value="0.00675511112470776" calcext:value-type="percentage">
            <text:p>0.68%</text:p>
          </table:table-cell>
          <table:table-cell table:formula="of:=[.F37]/[.$J$6]" office:value-type="percentage" office:value="0.883999511364327" calcext:value-type="percentage">
            <text:p>88.40%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formula="of:=[.$N$1]^[.$N$2]/(([.B38]-1)^[.$N$2]+[.$N$1]^[.$N$2])" office:value-type="float" office:value="0.303907297999258" calcext:value-type="float">
            <text:p>0.30390729800</text:p>
          </table:table-cell>
          <table:table-cell table:formula="of:=[.D38]*[.N$3]" office:value-type="float" office:value="52515.1810942718" calcext:value-type="float">
            <text:p>52,515.18</text:p>
          </table:table-cell>
          <table:table-cell table:formula="of:=[.F37]+[.E38]" office:value-type="float" office:value="7438590.0869551" calcext:value-type="float">
            <text:p>7,438,590.09</text:p>
          </table:table-cell>
          <table:table-cell table:style-name="ce3" table:formula="of:=[.E38]/[.$J$6]" office:value-type="percentage" office:value="0.00628525908797765" calcext:value-type="percentage">
            <text:p>0.63%</text:p>
          </table:table-cell>
          <table:table-cell table:formula="of:=[.F38]/[.$J$6]" office:value-type="percentage" office:value="0.890284770452305" calcext:value-type="percentage">
            <text:p>89.03%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formula="of:=[.$N$1]^[.$N$2]/(([.B39]-1)^[.$N$2]+[.$N$1]^[.$N$2])" office:value-type="float" office:value="0.282830429239269" calcext:value-type="float">
            <text:p>0.28283042924</text:p>
          </table:table-cell>
          <table:table-cell table:formula="of:=[.D39]*[.N$3]" office:value-type="float" office:value="48873.0981725457" calcext:value-type="float">
            <text:p>48,873.10</text:p>
          </table:table-cell>
          <table:table-cell table:formula="of:=[.F38]+[.E39]" office:value-type="float" office:value="7487463.18512764" calcext:value-type="float">
            <text:p>7,487,463.19</text:p>
          </table:table-cell>
          <table:table-cell table:style-name="ce3" table:formula="of:=[.E39]/[.$J$6]" office:value-type="percentage" office:value="0.00584935780560649" calcext:value-type="percentage">
            <text:p>0.58%</text:p>
          </table:table-cell>
          <table:table-cell table:formula="of:=[.F39]/[.$J$6]" office:value-type="percentage" office:value="0.896134128257912" calcext:value-type="percentage">
            <text:p>89.61%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table:formula="of:=[.$N$1]^[.$N$2]/(([.B40]-1)^[.$N$2]+[.$N$1]^[.$N$2])" office:value-type="float" office:value="0.263310170874651" calcext:value-type="float">
            <text:p>0.26331017087</text:p>
          </table:table-cell>
          <table:table-cell table:formula="of:=[.D40]*[.N$3]" office:value-type="float" office:value="45499.9975271396" calcext:value-type="float">
            <text:p>45,500.00</text:p>
          </table:table-cell>
          <table:table-cell table:formula="of:=[.F39]+[.E40]" office:value-type="float" office:value="7532963.18265478" calcext:value-type="float">
            <text:p>7,532,963.18</text:p>
          </table:table-cell>
          <table:table-cell table:style-name="ce3" table:formula="of:=[.E40]/[.$J$6]" office:value-type="percentage" office:value="0.00544564956268634" calcext:value-type="percentage">
            <text:p>0.54%</text:p>
          </table:table-cell>
          <table:table-cell table:formula="of:=[.F40]/[.$J$6]" office:value-type="percentage" office:value="0.901579777820598" calcext:value-type="percentage">
            <text:p>90.16%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formula="of:=[.$N$1]^[.$N$2]/(([.B41]-1)^[.$N$2]+[.$N$1]^[.$N$2])" office:value-type="float" office:value="0.24525520545421" calcext:value-type="float">
            <text:p>0.24525520545</text:p>
          </table:table-cell>
          <table:table-cell table:formula="of:=[.D41]*[.N$3]" office:value-type="float" office:value="42380.0995024876" calcext:value-type="float">
            <text:p>42,380.10</text:p>
          </table:table-cell>
          <table:table-cell table:formula="of:=[.F40]+[.E41]" office:value-type="float" office:value="7575343.28215727" calcext:value-type="float">
            <text:p>7,575,343.28</text:p>
          </table:table-cell>
          <table:table-cell table:style-name="ce3" table:formula="of:=[.E41]/[.$J$6]" office:value-type="percentage" office:value="0.00507224577725892" calcext:value-type="percentage">
            <text:p>0.51%</text:p>
          </table:table-cell>
          <table:table-cell table:formula="of:=[.F41]/[.$J$6]" office:value-type="percentage" office:value="0.906652023597857" calcext:value-type="percentage">
            <text:p>90.67%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table:formula="of:=[.$N$1]^[.$N$2]/(([.B42]-1)^[.$N$2]+[.$N$1]^[.$N$2])" office:value-type="float" office:value="0.228571428571429" calcext:value-type="float">
            <text:p>0.22857142857</text:p>
          </table:table-cell>
          <table:table-cell table:formula="of:=[.D42]*[.N$3]" office:value-type="float" office:value="39497.1428571429" calcext:value-type="float">
            <text:p>39,497.14</text:p>
          </table:table-cell>
          <table:table-cell table:formula="of:=[.F41]+[.E42]" office:value-type="float" office:value="7614840.42501441" calcext:value-type="float">
            <text:p>7,614,840.43</text:p>
          </table:table-cell>
          <table:table-cell table:style-name="ce3" table:formula="of:=[.E42]/[.$J$6]" office:value-type="percentage" office:value="0.00472720022894651" calcext:value-type="percentage">
            <text:p>0.47%</text:p>
          </table:table-cell>
          <table:table-cell table:formula="of:=[.F42]/[.$J$6]" office:value-type="percentage" office:value="0.911379223826803" calcext:value-type="percentage">
            <text:p>91.14%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$N$1]^[.$N$2]/(([.B43]-1)^[.$N$2]+[.$N$1]^[.$N$2])" office:value-type="float" office:value="0.21316463805253" calcext:value-type="float">
            <text:p>0.21316463805</text:p>
          </table:table-cell>
          <table:table-cell table:formula="of:=[.D43]*[.N$3]" office:value-type="float" office:value="36834.8494554773" calcext:value-type="float">
            <text:p>36,834.85</text:p>
          </table:table-cell>
          <table:table-cell table:formula="of:=[.F42]+[.E43]" office:value-type="float" office:value="7651675.27446989" calcext:value-type="float">
            <text:p>7,651,675.27</text:p>
          </table:table-cell>
          <table:table-cell table:style-name="ce3" table:formula="of:=[.E43]/[.$J$6]" office:value-type="percentage" office:value="0.00440856467539785" calcext:value-type="percentage">
            <text:p>0.44%</text:p>
          </table:table-cell>
          <table:table-cell table:formula="of:=[.F43]/[.$J$6]" office:value-type="percentage" office:value="0.915787788502201" calcext:value-type="percentage">
            <text:p>91.58%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table:formula="of:=[.$N$1]^[.$N$2]/(([.B44]-1)^[.$N$2]+[.$N$1]^[.$N$2])" office:value-type="float" office:value="0.198942510696336" calcext:value-type="float">
            <text:p>0.19894251070</text:p>
          </table:table-cell>
          <table:table-cell table:formula="of:=[.D44]*[.N$3]" office:value-type="float" office:value="34377.2658483269" calcext:value-type="float">
            <text:p>34,377.27</text:p>
          </table:table-cell>
          <table:table-cell table:formula="of:=[.F43]+[.E44]" office:value-type="float" office:value="7686052.54031822" calcext:value-type="float">
            <text:p>7,686,052.54</text:p>
          </table:table-cell>
          <table:table-cell table:style-name="ce3" table:formula="of:=[.E44]/[.$J$6]" office:value-type="percentage" office:value="0.00411442973423524" calcext:value-type="percentage">
            <text:p>0.41%</text:p>
          </table:table-cell>
          <table:table-cell table:formula="of:=[.F44]/[.$J$6]" office:value-type="percentage" office:value="0.919902218236436" calcext:value-type="percentage">
            <text:p>91.99%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formula="of:=[.$N$1]^[.$N$2]/(([.B45]-1)^[.$N$2]+[.$N$1]^[.$N$2])" office:value-type="float" office:value="0.18581599888315" calcext:value-type="float">
            <text:p>0.18581599888</text:p>
          </table:table-cell>
          <table:table-cell table:formula="of:=[.D45]*[.N$3]" office:value-type="float" office:value="32109.0046070082" calcext:value-type="float">
            <text:p>32,109.00</text:p>
          </table:table-cell>
          <table:table-cell table:formula="of:=[.F44]+[.E45]" office:value-type="float" office:value="7718161.54492522" calcext:value-type="float">
            <text:p>7,718,161.54</text:p>
          </table:table-cell>
          <table:table-cell table:style-name="ce3" table:formula="of:=[.E45]/[.$J$6]" office:value-type="percentage" office:value="0.00384295376702277" calcext:value-type="percentage">
            <text:p>0.38%</text:p>
          </table:table-cell>
          <table:table-cell table:formula="of:=[.F45]/[.$J$6]" office:value-type="percentage" office:value="0.923745172003459" calcext:value-type="percentage">
            <text:p>92.37%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table:formula="of:=[.$N$1]^[.$N$2]/(([.B46]-1)^[.$N$2]+[.$N$1]^[.$N$2])" office:value-type="float" office:value="0.173700265901046" calcext:value-type="float">
            <text:p>0.17370026590</text:p>
          </table:table-cell>
          <table:table-cell table:formula="of:=[.D46]*[.N$3]" office:value-type="float" office:value="30015.4059477007" calcext:value-type="float">
            <text:p>30,015.41</text:p>
          </table:table-cell>
          <table:table-cell table:formula="of:=[.F45]+[.E46]" office:value-type="float" office:value="7748176.95087292" calcext:value-type="float">
            <text:p>7,748,176.95</text:p>
          </table:table-cell>
          <table:table-cell table:style-name="ce3" table:formula="of:=[.E46]/[.$J$6]" office:value-type="percentage" office:value="0.00359238222321778" calcext:value-type="percentage">
            <text:p>0.36%</text:p>
          </table:table-cell>
          <table:table-cell table:formula="of:=[.F46]/[.$J$6]" office:value-type="percentage" office:value="0.927337554226677" calcext:value-type="percentage">
            <text:p>92.73%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table:formula="of:=[.$N$1]^[.$N$2]/(([.B47]-1)^[.$N$2]+[.$N$1]^[.$N$2])" office:value-type="float" office:value="0.162515262515263" calcext:value-type="float">
            <text:p>0.16251526252</text:p>
          </table:table-cell>
          <table:table-cell table:formula="of:=[.D47]*[.N$3]" office:value-type="float" office:value="28082.6373626374" calcext:value-type="float">
            <text:p>28,082.64</text:p>
          </table:table-cell>
          <table:table-cell table:formula="of:=[.F46]+[.E47]" office:value-type="float" office:value="7776259.58823556" calcext:value-type="float">
            <text:p>7,776,259.59</text:p>
          </table:table-cell>
          <table:table-cell table:style-name="ce3" table:formula="of:=[.E47]/[.$J$6]" office:value-type="percentage" office:value="0.00336105956449135" calcext:value-type="percentage">
            <text:p>0.34%</text:p>
          </table:table-cell>
          <table:table-cell table:formula="of:=[.F47]/[.$J$6]" office:value-type="percentage" office:value="0.930698613791168" calcext:value-type="percentage">
            <text:p>93.07%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formula="of:=[.$N$1]^[.$N$2]/(([.B48]-1)^[.$N$2]+[.$N$1]^[.$N$2])" office:value-type="float" office:value="0.152186030557263" calcext:value-type="float">
            <text:p>0.15218603056</text:p>
          </table:table-cell>
          <table:table-cell table:formula="of:=[.D48]*[.N$3]" office:value-type="float" office:value="26297.746080295" calcext:value-type="float">
            <text:p>26,297.75</text:p>
          </table:table-cell>
          <table:table-cell table:formula="of:=[.F47]+[.E48]" office:value-type="float" office:value="7802557.33431586" calcext:value-type="float">
            <text:p>7,802,557.33</text:p>
          </table:table-cell>
          <table:table-cell table:style-name="ce3" table:formula="of:=[.E48]/[.$J$6]" office:value-type="percentage" office:value="0.00314743554340579" calcext:value-type="percentage">
            <text:p>0.31%</text:p>
          </table:table-cell>
          <table:table-cell table:formula="of:=[.F48]/[.$J$6]" office:value-type="percentage" office:value="0.933846049334574" calcext:value-type="percentage">
            <text:p>93.38%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formula="of:=[.$N$1]^[.$N$2]/(([.B49]-1)^[.$N$2]+[.$N$1]^[.$N$2])" office:value-type="float" office:value="0.142642803558032" calcext:value-type="float">
            <text:p>0.14264280356</text:p>
          </table:table-cell>
          <table:table-cell table:formula="of:=[.D49]*[.N$3]" office:value-type="float" office:value="24648.676454828" calcext:value-type="float">
            <text:p>24,648.68</text:p>
          </table:table-cell>
          <table:table-cell table:formula="of:=[.F48]+[.E49]" office:value-type="float" office:value="7827206.01077069" calcext:value-type="float">
            <text:p>7,827,206.01</text:p>
          </table:table-cell>
          <table:table-cell table:style-name="ce3" table:formula="of:=[.E49]/[.$J$6]" office:value-type="percentage" office:value="0.00295006728466232" calcext:value-type="percentage">
            <text:p>0.30%</text:p>
          </table:table-cell>
          <table:table-cell table:formula="of:=[.F49]/[.$J$6]" office:value-type="percentage" office:value="0.936796116619236" calcext:value-type="percentage">
            <text:p>93.68%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formula="of:=[.$N$1]^[.$N$2]/(([.B50]-1)^[.$N$2]+[.$N$1]^[.$N$2])" office:value-type="float" office:value="0.133820960424286" calcext:value-type="float">
            <text:p>0.13382096042</text:p>
          </table:table-cell>
          <table:table-cell table:formula="of:=[.D50]*[.N$3]" office:value-type="float" office:value="23124.2619613166" calcext:value-type="float">
            <text:p>23,124.26</text:p>
          </table:table-cell>
          <table:table-cell table:formula="of:=[.F49]+[.E50]" office:value-type="float" office:value="7850330.272732" calcext:value-type="float">
            <text:p>7,850,330.27</text:p>
          </table:table-cell>
          <table:table-cell table:style-name="ce3" table:formula="of:=[.E50]/[.$J$6]" office:value-type="percentage" office:value="0.00276761832705542" calcext:value-type="percentage">
            <text:p>0.28%</text:p>
          </table:table-cell>
          <table:table-cell table:formula="of:=[.F50]/[.$J$6]" office:value-type="percentage" office:value="0.939563734946292" calcext:value-type="percentage">
            <text:p>93.96%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[.$N$1]^[.$N$2]/(([.B51]-1)^[.$N$2]+[.$N$1]^[.$N$2])" office:value-type="float" office:value="0.12566087613293" calcext:value-type="float">
            <text:p>0.12566087613</text:p>
          </table:table-cell>
          <table:table-cell table:formula="of:=[.D51]*[.N$3]" office:value-type="float" office:value="21714.1993957704" calcext:value-type="float">
            <text:p>21,714.20</text:p>
          </table:table-cell>
          <table:table-cell table:formula="of:=[.F50]+[.E51]" office:value-type="float" office:value="7872044.47212777" calcext:value-type="float">
            <text:p>7,872,044.47</text:p>
          </table:table-cell>
          <table:table-cell table:style-name="ce3" table:formula="of:=[.E51]/[.$J$6]" office:value-type="percentage" office:value="0.00259885553561028" calcext:value-type="percentage">
            <text:p>0.26%</text:p>
          </table:table-cell>
          <table:table-cell table:formula="of:=[.F51]/[.$J$6]" office:value-type="percentage" office:value="0.942162590481902" calcext:value-type="percentage">
            <text:p>94.22%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table:formula="of:=[.$N$1]^[.$N$2]/(([.B52]-1)^[.$N$2]+[.$N$1]^[.$N$2])" office:value-type="float" office:value="0.118107703399701" calcext:value-type="float">
            <text:p>0.11810770340</text:p>
          </table:table-cell>
          <table:table-cell table:formula="of:=[.D52]*[.N$3]" office:value-type="float" office:value="20409.0111474682" calcext:value-type="float">
            <text:p>20,409.01</text:p>
          </table:table-cell>
          <table:table-cell table:formula="of:=[.F51]+[.E52]" office:value-type="float" office:value="7892453.48327524" calcext:value-type="float">
            <text:p>7,892,453.48</text:p>
          </table:table-cell>
          <table:table-cell table:style-name="ce3" table:formula="of:=[.E52]/[.$J$6]" office:value-type="percentage" office:value="0.00244264458616241" calcext:value-type="percentage">
            <text:p>0.24%</text:p>
          </table:table-cell>
          <table:table-cell table:formula="of:=[.F52]/[.$J$6]" office:value-type="percentage" office:value="0.944605235068064" calcext:value-type="percentage">
            <text:p>94.46%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table:formula="of:=[.$N$1]^[.$N$2]/(([.B53]-1)^[.$N$2]+[.$N$1]^[.$N$2])" office:value-type="float" office:value="0.111111111111111" calcext:value-type="float">
            <text:p>0.11111111111</text:p>
          </table:table-cell>
          <table:table-cell table:formula="of:=[.D53]*[.N$3]" office:value-type="float" office:value="19200" calcext:value-type="float">
            <text:p>19,200.00</text:p>
          </table:table-cell>
          <table:table-cell table:formula="of:=[.F52]+[.E53]" office:value-type="float" office:value="7911653.48327524" calcext:value-type="float">
            <text:p>7,911,653.48</text:p>
          </table:table-cell>
          <table:table-cell table:style-name="ce3" table:formula="of:=[.E53]/[.$J$6]" office:value-type="percentage" office:value="0.00229794455573788" calcext:value-type="percentage">
            <text:p>0.23%</text:p>
          </table:table-cell>
          <table:table-cell table:formula="of:=[.F53]/[.$J$6]" office:value-type="percentage" office:value="0.946903179623802" calcext:value-type="percentage">
            <text:p>94.69%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table:formula="of:=[.$N$1]^[.$N$2]/(([.B54]-1)^[.$N$2]+[.$N$1]^[.$N$2])" office:value-type="float" office:value="0.104624998771776" calcext:value-type="float">
            <text:p>0.10462499877</text:p>
          </table:table-cell>
          <table:table-cell table:formula="of:=[.D54]*[.N$3]" office:value-type="float" office:value="18079.199787763" calcext:value-type="float">
            <text:p>18,079.20</text:p>
          </table:table-cell>
          <table:table-cell table:formula="of:=[.F53]+[.E54]" office:value-type="float" office:value="7929732.683063" calcext:value-type="float">
            <text:p>7,929,732.68</text:p>
          </table:table-cell>
          <table:table-cell table:style-name="ce3" table:formula="of:=[.E54]/[.$J$6]" office:value-type="percentage" office:value="0.00216380201689518" calcext:value-type="percentage">
            <text:p>0.22%</text:p>
          </table:table-cell>
          <table:table-cell table:formula="of:=[.F54]/[.$J$6]" office:value-type="percentage" office:value="0.949066981640697" calcext:value-type="percentage">
            <text:p>94.91%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table:formula="of:=[.$N$1]^[.$N$2]/(([.B55]-1)^[.$N$2]+[.$N$1]^[.$N$2])" office:value-type="float" office:value="0.0986072010668247" calcext:value-type="float">
            <text:p>0.09860720107</text:p>
          </table:table-cell>
          <table:table-cell table:formula="of:=[.D55]*[.N$3]" office:value-type="float" office:value="17039.3243443473" calcext:value-type="float">
            <text:p>17,039.32</text:p>
          </table:table-cell>
          <table:table-cell table:formula="of:=[.F54]+[.E55]" office:value-type="float" office:value="7946772.00740735" calcext:value-type="float">
            <text:p>7,946,772.01</text:p>
          </table:table-cell>
          <table:table-cell table:style-name="ce3" table:formula="of:=[.E55]/[.$J$6]" office:value-type="percentage" office:value="0.00203934492763255" calcext:value-type="percentage">
            <text:p>0.20%</text:p>
          </table:table-cell>
          <table:table-cell table:formula="of:=[.F55]/[.$J$6]" office:value-type="percentage" office:value="0.95110632656833" calcext:value-type="percentage">
            <text:p>95.11%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table:formula="of:=[.$N$1]^[.$N$2]/(([.B56]-1)^[.$N$2]+[.$N$1]^[.$N$2])" office:value-type="float" office:value="0.0930191926339422" calcext:value-type="float">
            <text:p>0.09301919263</text:p>
          </table:table-cell>
          <table:table-cell table:formula="of:=[.D56]*[.N$3]" office:value-type="float" office:value="16073.7164871452" calcext:value-type="float">
            <text:p>16,073.72</text:p>
          </table:table-cell>
          <table:table-cell table:formula="of:=[.F55]+[.E56]" office:value-type="float" office:value="7962845.7238945" calcext:value-type="float">
            <text:p>7,962,845.72</text:p>
          </table:table-cell>
          <table:table-cell table:style-name="ce3" table:formula="of:=[.E56]/[.$J$6]" office:value-type="percentage" office:value="0.00192377652563071" calcext:value-type="percentage">
            <text:p>0.19%</text:p>
          </table:table-cell>
          <table:table-cell table:formula="of:=[.F56]/[.$J$6]" office:value-type="percentage" office:value="0.953030103093961" calcext:value-type="percentage">
            <text:p>95.30%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formula="of:=[.$N$1]^[.$N$2]/(([.B57]-1)^[.$N$2]+[.$N$1]^[.$N$2])" office:value-type="float" office:value="0.0878258000659848" calcext:value-type="float">
            <text:p>0.08782580007</text:p>
          </table:table-cell>
          <table:table-cell table:formula="of:=[.D57]*[.N$3]" office:value-type="float" office:value="15176.2982514022" calcext:value-type="float">
            <text:p>15,176.30</text:p>
          </table:table-cell>
          <table:table-cell table:formula="of:=[.F56]+[.E57]" office:value-type="float" office:value="7978022.0221459" calcext:value-type="float">
            <text:p>7,978,022.02</text:p>
          </table:table-cell>
          <table:table-cell table:style-name="ce3" table:formula="of:=[.E57]/[.$J$6]" office:value-type="percentage" office:value="0.00181636937203459" calcext:value-type="percentage">
            <text:p>0.18%</text:p>
          </table:table-cell>
          <table:table-cell table:formula="of:=[.F57]/[.$J$6]" office:value-type="percentage" office:value="0.954846472465995" calcext:value-type="percentage">
            <text:p>95.48%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table:formula="of:=[.$N$1]^[.$N$2]/(([.B58]-1)^[.$N$2]+[.$N$1]^[.$N$2])" office:value-type="float" office:value="0.0829949258361458" calcext:value-type="float">
            <text:p>0.08299492584</text:p>
          </table:table-cell>
          <table:table-cell table:formula="of:=[.D58]*[.N$3]" office:value-type="float" office:value="14341.523184486" calcext:value-type="float">
            <text:p>14,341.52</text:p>
          </table:table-cell>
          <table:table-cell table:formula="of:=[.F57]+[.E58]" office:value-type="float" office:value="7992363.54533038" calcext:value-type="float">
            <text:p>7,992,363.55</text:p>
          </table:table-cell>
          <table:table-cell table:style-name="ce3" table:formula="of:=[.E58]/[.$J$6]" office:value-type="percentage" office:value="0.00171645964181137" calcext:value-type="percentage">
            <text:p>0.17%</text:p>
          </table:table-cell>
          <table:table-cell table:formula="of:=[.F58]/[.$J$6]" office:value-type="percentage" office:value="0.956562932107807" calcext:value-type="percentage">
            <text:p>95.66%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table:formula="of:=[.$N$1]^[.$N$2]/(([.B59]-1)^[.$N$2]+[.$N$1]^[.$N$2])" office:value-type="float" office:value="0.0784972870960132" calcext:value-type="float">
            <text:p>0.07849728710</text:p>
          </table:table-cell>
          <table:table-cell table:formula="of:=[.D59]*[.N$3]" office:value-type="float" office:value="13564.3312101911" calcext:value-type="float">
            <text:p>13,564.33</text:p>
          </table:table-cell>
          <table:table-cell table:formula="of:=[.F58]+[.E59]" office:value-type="float" office:value="8005927.87654058" calcext:value-type="float">
            <text:p>8,005,927.88</text:p>
          </table:table-cell>
          <table:table-cell table:style-name="ce3" table:formula="of:=[.E59]/[.$J$6]" office:value-type="percentage" office:value="0.0016234417217023" calcext:value-type="percentage">
            <text:p>0.16%</text:p>
          </table:table-cell>
          <table:table-cell table:formula="of:=[.F59]/[.$J$6]" office:value-type="percentage" office:value="0.958186373829509" calcext:value-type="percentage">
            <text:p>95.82%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table:formula="of:=[.$N$1]^[.$N$2]/(([.B60]-1)^[.$N$2]+[.$N$1]^[.$N$2])" office:value-type="float" office:value="0.0743061710130566" calcext:value-type="float">
            <text:p>0.07430617101</text:p>
          </table:table-cell>
          <table:table-cell table:formula="of:=[.D60]*[.N$3]" office:value-type="float" office:value="12840.1063510562" calcext:value-type="float">
            <text:p>12,840.11</text:p>
          </table:table-cell>
          <table:table-cell table:formula="of:=[.F59]+[.E60]" office:value-type="float" office:value="8018767.98289163" calcext:value-type="float">
            <text:p>8,018,767.98</text:p>
          </table:table-cell>
          <table:table-cell table:style-name="ce3" table:formula="of:=[.E60]/[.$J$6]" office:value-type="percentage" office:value="0.00153676315023464" calcext:value-type="percentage">
            <text:p>0.15%</text:p>
          </table:table-cell>
          <table:table-cell table:formula="of:=[.F60]/[.$J$6]" office:value-type="percentage" office:value="0.959723136979744" calcext:value-type="percentage">
            <text:p>95.97%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formula="of:=[.$N$1]^[.$N$2]/(([.B61]-1)^[.$N$2]+[.$N$1]^[.$N$2])" office:value-type="float" office:value="0.0703972073835088" calcext:value-type="float">
            <text:p>0.07039720738</text:p>
          </table:table-cell>
          <table:table-cell table:formula="of:=[.D61]*[.N$3]" office:value-type="float" office:value="12164.6374358703" calcext:value-type="float">
            <text:p>12,164.64</text:p>
          </table:table-cell>
          <table:table-cell table:formula="of:=[.F60]+[.E61]" office:value-type="float" office:value="8030932.6203275" calcext:value-type="float">
            <text:p>8,030,932.62</text:p>
          </table:table-cell>
          <table:table-cell table:style-name="ce3" table:formula="of:=[.E61]/[.$J$6]" office:value-type="percentage" office:value="0.00145591991501476" calcext:value-type="percentage">
            <text:p>0.15%</text:p>
          </table:table-cell>
          <table:table-cell table:formula="of:=[.F61]/[.$J$6]" office:value-type="percentage" office:value="0.961179056894758" calcext:value-type="percentage">
            <text:p>96.12%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table:formula="of:=[.$N$1]^[.$N$2]/(([.B62]-1)^[.$N$2]+[.$N$1]^[.$N$2])" office:value-type="float" office:value="0.0667481585958314" calcext:value-type="float">
            <text:p>0.06674815860</text:p>
          </table:table-cell>
          <table:table-cell table:formula="of:=[.D62]*[.N$3]" office:value-type="float" office:value="11534.0818053597" calcext:value-type="float">
            <text:p>11,534.08</text:p>
          </table:table-cell>
          <table:table-cell table:formula="of:=[.F61]+[.E62]" office:value-type="float" office:value="8042466.70213286" calcext:value-type="float">
            <text:p>8,042,466.70</text:p>
          </table:table-cell>
          <table:table-cell table:style-name="ce3" table:formula="of:=[.E62]/[.$J$6]" office:value-type="percentage" office:value="0.00138045210885738" calcext:value-type="percentage">
            <text:p>0.14%</text:p>
          </table:table-cell>
          <table:table-cell table:formula="of:=[.F62]/[.$J$6]" office:value-type="percentage" office:value="0.962559509003616" calcext:value-type="percentage">
            <text:p>96.26%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table:formula="of:=[.$N$1]^[.$N$2]/(([.B63]-1)^[.$N$2]+[.$N$1]^[.$N$2])" office:value-type="float" office:value="0.0633387265632435" calcext:value-type="float">
            <text:p>0.06333872656</text:p>
          </table:table-cell>
          <table:table-cell table:formula="of:=[.D63]*[.N$3]" office:value-type="float" office:value="10944.9319501285" calcext:value-type="float">
            <text:p>10,944.93</text:p>
          </table:table-cell>
          <table:table-cell table:formula="of:=[.F62]+[.E63]" office:value-type="float" office:value="8053411.63408299" calcext:value-type="float">
            <text:p>8,053,411.63</text:p>
          </table:table-cell>
          <table:table-cell table:style-name="ce3" table:formula="of:=[.E63]/[.$J$6]" office:value-type="percentage" office:value="0.00130993993686039" calcext:value-type="percentage">
            <text:p>0.13%</text:p>
          </table:table-cell>
          <table:table-cell table:formula="of:=[.F63]/[.$J$6]" office:value-type="percentage" office:value="0.963869448940476" calcext:value-type="percentage">
            <text:p>96.39%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table:formula="of:=[.$N$1]^[.$N$2]/(([.B64]-1)^[.$N$2]+[.$N$1]^[.$N$2])" office:value-type="float" office:value="0.0601503759398496" calcext:value-type="float">
            <text:p>0.06015037594</text:p>
          </table:table-cell>
          <table:table-cell table:formula="of:=[.D64]*[.N$3]" office:value-type="float" office:value="10393.984962406" calcext:value-type="float">
            <text:p>10,393.98</text:p>
          </table:table-cell>
          <table:table-cell table:formula="of:=[.F63]+[.E64]" office:value-type="float" office:value="8063805.6190454" calcext:value-type="float">
            <text:p>8,063,805.62</text:p>
          </table:table-cell>
          <table:table-cell table:style-name="ce3" table:formula="of:=[.E64]/[.$J$6]" office:value-type="percentage" office:value="0.00124400006024908" calcext:value-type="percentage">
            <text:p>0.12%</text:p>
          </table:table-cell>
          <table:table-cell table:formula="of:=[.F64]/[.$J$6]" office:value-type="percentage" office:value="0.965113449000725" calcext:value-type="percentage">
            <text:p>96.51%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table:formula="of:=[.$N$1]^[.$N$2]/(([.B65]-1)^[.$N$2]+[.$N$1]^[.$N$2])" office:value-type="float" office:value="0.0571661727440622" calcext:value-type="float">
            <text:p>0.05716617274</text:p>
          </table:table-cell>
          <table:table-cell table:formula="of:=[.D65]*[.N$3]" office:value-type="float" office:value="9878.31465017395" calcext:value-type="float">
            <text:p>9,878.31</text:p>
          </table:table-cell>
          <table:table-cell table:formula="of:=[.F64]+[.E65]" office:value-type="float" office:value="8073683.93369557" calcext:value-type="float">
            <text:p>8,073,683.93</text:p>
          </table:table-cell>
          <table:table-cell table:style-name="ce3" table:formula="of:=[.E65]/[.$J$6]" office:value-type="percentage" office:value="0.0011822822588663" calcext:value-type="percentage">
            <text:p>0.12%</text:p>
          </table:table-cell>
          <table:table-cell table:formula="of:=[.F65]/[.$J$6]" office:value-type="percentage" office:value="0.966295731259592" calcext:value-type="percentage">
            <text:p>96.63%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table:formula="of:=[.$N$1]^[.$N$2]/(([.B66]-1)^[.$N$2]+[.$N$1]^[.$N$2])" office:value-type="float" office:value="0.0543706374048335" calcext:value-type="float">
            <text:p>0.05437063740</text:p>
          </table:table-cell>
          <table:table-cell table:formula="of:=[.D66]*[.N$3]" office:value-type="float" office:value="9395.24614355523" calcext:value-type="float">
            <text:p>9,395.25</text:p>
          </table:table-cell>
          <table:table-cell table:formula="of:=[.F65]+[.E66]" office:value-type="float" office:value="8083079.17983912" calcext:value-type="float">
            <text:p>8,083,079.18</text:p>
          </table:table-cell>
          <table:table-cell table:style-name="ce3" table:formula="of:=[.E66]/[.$J$6]" office:value-type="percentage" office:value="0.00112446639194792" calcext:value-type="percentage">
            <text:p>0.11%</text:p>
          </table:table-cell>
          <table:table-cell table:formula="of:=[.F66]/[.$J$6]" office:value-type="percentage" office:value="0.96742019765154" calcext:value-type="percentage">
            <text:p>96.74%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table:formula="of:=[.$N$1]^[.$N$2]/(([.B67]-1)^[.$N$2]+[.$N$1]^[.$N$2])" office:value-type="float" office:value="0.0517496111975117" calcext:value-type="float">
            <text:p>0.05174961120</text:p>
          </table:table-cell>
          <table:table-cell table:formula="of:=[.D67]*[.N$3]" office:value-type="float" office:value="8942.33281493001" calcext:value-type="float">
            <text:p>8,942.33</text:p>
          </table:table-cell>
          <table:table-cell table:formula="of:=[.F66]+[.E67]" office:value-type="float" office:value="8092021.51265406" calcext:value-type="float">
            <text:p>8,092,021.51</text:p>
          </table:table-cell>
          <table:table-cell table:style-name="ce3" table:formula="of:=[.E67]/[.$J$6]" office:value-type="percentage" office:value="0.00107025963581587" calcext:value-type="percentage">
            <text:p>0.11%</text:p>
          </table:table-cell>
          <table:table-cell table:formula="of:=[.F67]/[.$J$6]" office:value-type="percentage" office:value="0.968490457287355" calcext:value-type="percentage">
            <text:p>96.85%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table:formula="of:=[.$N$1]^[.$N$2]/(([.B68]-1)^[.$N$2]+[.$N$1]^[.$N$2])" office:value-type="float" office:value="0.0492901350294176" calcext:value-type="float">
            <text:p>0.04929013503</text:p>
          </table:table-cell>
          <table:table-cell table:formula="of:=[.D68]*[.N$3]" office:value-type="float" office:value="8517.33533308336" calcext:value-type="float">
            <text:p>8,517.34</text:p>
          </table:table-cell>
          <table:table-cell table:formula="of:=[.F67]+[.E68]" office:value-type="float" office:value="8100538.84798714" calcext:value-type="float">
            <text:p>8,100,538.85</text:p>
          </table:table-cell>
          <table:table-cell table:style-name="ce3" table:formula="of:=[.E68]/[.$J$6]" office:value-type="percentage" office:value="0.00101939397698192" calcext:value-type="percentage">
            <text:p>0.10%</text:p>
          </table:table-cell>
          <table:table-cell table:formula="of:=[.F68]/[.$J$6]" office:value-type="percentage" office:value="0.969509851264337" calcext:value-type="percentage">
            <text:p>96.95%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table:formula="of:=[.$N$1]^[.$N$2]/(([.B69]-1)^[.$N$2]+[.$N$1]^[.$N$2])" office:value-type="float" office:value="0.0469803395573753" calcext:value-type="float">
            <text:p>0.04698033956</text:p>
          </table:table-cell>
          <table:table-cell table:formula="of:=[.D69]*[.N$3]" office:value-type="float" office:value="8118.20267551446" calcext:value-type="float">
            <text:p>8,118.20</text:p>
          </table:table-cell>
          <table:table-cell table:formula="of:=[.F68]+[.E69]" office:value-type="float" office:value="8108657.05066265" calcext:value-type="float">
            <text:p>8,108,657.05</text:p>
          </table:table-cell>
          <table:table-cell table:style-name="ce3" table:formula="of:=[.E69]/[.$J$6]" office:value-type="percentage" office:value="0.00097162393961329" calcext:value-type="percentage">
            <text:p>0.10%</text:p>
          </table:table-cell>
          <table:table-cell table:formula="of:=[.F69]/[.$J$6]" office:value-type="percentage" office:value="0.970481475203951" calcext:value-type="percentage">
            <text:p>97.05%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table:formula="of:=[.$N$1]^[.$N$2]/(([.B70]-1)^[.$N$2]+[.$N$1]^[.$N$2])" office:value-type="float" office:value="0.0448093456606727" calcext:value-type="float">
            <text:p>0.04480934566</text:p>
          </table:table-cell>
          <table:table-cell table:formula="of:=[.D70]*[.N$3]" office:value-type="float" office:value="7743.05493016425" calcext:value-type="float">
            <text:p>7,743.05</text:p>
          </table:table-cell>
          <table:table-cell table:formula="of:=[.F69]+[.E70]" office:value-type="float" office:value="8116400.10559282" calcext:value-type="float">
            <text:p>8,116,400.11</text:p>
          </table:table-cell>
          <table:table-cell table:style-name="ce3" table:formula="of:=[.E70]/[.$J$6]" office:value-type="percentage" office:value="0.000926724527164079" calcext:value-type="percentage">
            <text:p>0.09%</text:p>
          </table:table-cell>
          <table:table-cell table:formula="of:=[.F70]/[.$J$6]" office:value-type="percentage" office:value="0.971408199731115" calcext:value-type="percentage">
            <text:p>97.14%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formula="of:=[.$N$1]^[.$N$2]/(([.B71]-1)^[.$N$2]+[.$N$1]^[.$N$2])" office:value-type="float" office:value="0.0427671743461217" calcext:value-type="float">
            <text:p>0.04276717435</text:p>
          </table:table-cell>
          <table:table-cell table:formula="of:=[.D71]*[.N$3]" office:value-type="float" office:value="7390.16772700983" calcext:value-type="float">
            <text:p>7,390.17</text:p>
          </table:table-cell>
          <table:table-cell table:formula="of:=[.F70]+[.E71]" office:value-type="float" office:value="8123790.27331983" calcext:value-type="float">
            <text:p>8,123,790.27</text:p>
          </table:table-cell>
          <table:table-cell table:style-name="ce3" table:formula="of:=[.E71]/[.$J$6]" office:value-type="percentage" office:value="0.00088448935907667" calcext:value-type="percentage">
            <text:p>0.09%</text:p>
          </table:table-cell>
          <table:table-cell table:formula="of:=[.F71]/[.$J$6]" office:value-type="percentage" office:value="0.972292689090191" calcext:value-type="percentage">
            <text:p>97.23%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table:formula="of:=[.$N$1]^[.$N$2]/(([.B72]-1)^[.$N$2]+[.$N$1]^[.$N$2])" office:value-type="float" office:value="0.0408446652218109" calcext:value-type="float">
            <text:p>0.04084466522</text:p>
          </table:table-cell>
          <table:table-cell table:formula="of:=[.D72]*[.N$3]" office:value-type="float" office:value="7057.95815032893" calcext:value-type="float">
            <text:p>7,057.96</text:p>
          </table:table-cell>
          <table:table-cell table:formula="of:=[.F71]+[.E72]" office:value-type="float" office:value="8130848.23147016" calcext:value-type="float">
            <text:p>8,130,848.23</text:p>
          </table:table-cell>
          <table:table-cell table:style-name="ce3" table:formula="of:=[.E72]/[.$J$6]" office:value-type="percentage" office:value="0.000844728984696573" calcext:value-type="percentage">
            <text:p>0.08%</text:p>
          </table:table-cell>
          <table:table-cell table:formula="of:=[.F72]/[.$J$6]" office:value-type="percentage" office:value="0.973137418074888" calcext:value-type="percentage">
            <text:p>97.31%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table:formula="of:=[.$N$1]^[.$N$2]/(([.B73]-1)^[.$N$2]+[.$N$1]^[.$N$2])" office:value-type="float" office:value="0.0390334027390833" calcext:value-type="float">
            <text:p>0.03903340274</text:p>
          </table:table-cell>
          <table:table-cell table:formula="of:=[.D73]*[.N$3]" office:value-type="float" office:value="6744.97199331359" calcext:value-type="float">
            <text:p>6,744.97</text:p>
          </table:table-cell>
          <table:table-cell table:formula="of:=[.F72]+[.E73]" office:value-type="float" office:value="8137593.20346347" calcext:value-type="float">
            <text:p>8,137,593.20</text:p>
          </table:table-cell>
          <table:table-cell table:style-name="ce3" table:formula="of:=[.E73]/[.$J$6]" office:value-type="percentage" office:value="0.000807269357845806" calcext:value-type="percentage">
            <text:p>0.08%</text:p>
          </table:table-cell>
          <table:table-cell table:formula="of:=[.F73]/[.$J$6]" office:value-type="percentage" office:value="0.973944687432734" calcext:value-type="percentage">
            <text:p>97.39%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table:formula="of:=[.$N$1]^[.$N$2]/(([.B74]-1)^[.$N$2]+[.$N$1]^[.$N$2])" office:value-type="float" office:value="0.0373256494655996" calcext:value-type="float">
            <text:p>0.03732564947</text:p>
          </table:table-cell>
          <table:table-cell table:formula="of:=[.D74]*[.N$3]" office:value-type="float" office:value="6449.87222765561" calcext:value-type="float">
            <text:p>6,449.87</text:p>
          </table:table-cell>
          <table:table-cell table:formula="of:=[.F73]+[.E74]" office:value-type="float" office:value="8144043.07569113" calcext:value-type="float">
            <text:p>8,144,043.08</text:p>
          </table:table-cell>
          <table:table-cell table:style-name="ce3" table:formula="of:=[.E74]/[.$J$6]" office:value-type="percentage" office:value="0.000771950456809697" calcext:value-type="percentage">
            <text:p>0.08%</text:p>
          </table:table-cell>
          <table:table-cell table:formula="of:=[.F74]/[.$J$6]" office:value-type="percentage" office:value="0.974716637889543" calcext:value-type="percentage">
            <text:p>97.47%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table:formula="of:=[.$N$1]^[.$N$2]/(([.B75]-1)^[.$N$2]+[.$N$1]^[.$N$2])" office:value-type="float" office:value="0.0357142857142857" calcext:value-type="float">
            <text:p>0.03571428571</text:p>
          </table:table-cell>
          <table:table-cell table:formula="of:=[.D75]*[.N$3]" office:value-type="float" office:value="6171.42857142857" calcext:value-type="float">
            <text:p>6,171.43</text:p>
          </table:table-cell>
          <table:table-cell table:formula="of:=[.F74]+[.E75]" office:value-type="float" office:value="8150214.50426255" calcext:value-type="float">
            <text:p>8,150,214.50</text:p>
          </table:table-cell>
          <table:table-cell table:style-name="ce3" table:formula="of:=[.E75]/[.$J$6]" office:value-type="percentage" office:value="0.000738625035772891" calcext:value-type="percentage">
            <text:p>0.07%</text:p>
          </table:table-cell>
          <table:table-cell table:formula="of:=[.F75]/[.$J$6]" office:value-type="percentage" office:value="0.975455262925316" calcext:value-type="percentage">
            <text:p>97.55%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table:formula="of:=[.$N$1]^[.$N$2]/(([.B76]-1)^[.$N$2]+[.$N$1]^[.$N$2])" office:value-type="float" office:value="0.0341927549123184" calcext:value-type="float">
            <text:p>0.03419275491</text:p>
          </table:table-cell>
          <table:table-cell table:formula="of:=[.D76]*[.N$3]" office:value-type="float" office:value="5908.50804884863" calcext:value-type="float">
            <text:p>5,908.51</text:p>
          </table:table-cell>
          <table:table-cell table:formula="of:=[.F75]+[.E76]" office:value-type="float" office:value="8156123.0123114" calcext:value-type="float">
            <text:p>8,156,123.01</text:p>
          </table:table-cell>
          <table:table-cell table:style-name="ce3" table:formula="of:=[.E76]/[.$J$6]" office:value-type="percentage" office:value="0.000707157494967978" calcext:value-type="percentage">
            <text:p>0.07%</text:p>
          </table:table-cell>
          <table:table-cell table:formula="of:=[.F76]/[.$J$6]" office:value-type="percentage" office:value="0.976162420420284" calcext:value-type="percentage">
            <text:p>97.62%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table:formula="of:=[.$N$1]^[.$N$2]/(([.B77]-1)^[.$N$2]+[.$N$1]^[.$N$2])" office:value-type="float" office:value="0.032755014150363" calcext:value-type="float">
            <text:p>0.03275501415</text:p>
          </table:table-cell>
          <table:table-cell table:formula="of:=[.D77]*[.N$3]" office:value-type="float" office:value="5660.06644518272" calcext:value-type="float">
            <text:p>5,660.07</text:p>
          </table:table-cell>
          <table:table-cell table:formula="of:=[.F76]+[.E77]" office:value-type="float" office:value="8161783.07875659" calcext:value-type="float">
            <text:p>8,161,783.08</text:p>
          </table:table-cell>
          <table:table-cell table:style-name="ce3" table:formula="of:=[.E77]/[.$J$6]" office:value-type="percentage" office:value="0.000677422857959495" calcext:value-type="percentage">
            <text:p>0.07%</text:p>
          </table:table-cell>
          <table:table-cell table:formula="of:=[.F77]/[.$J$6]" office:value-type="percentage" office:value="0.976839843278244" calcext:value-type="percentage">
            <text:p>97.68%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table:formula="of:=[.$N$1]^[.$N$2]/(([.B78]-1)^[.$N$2]+[.$N$1]^[.$N$2])" office:value-type="float" office:value="0.031395489404612" calcext:value-type="float">
            <text:p>0.03139548940</text:p>
          </table:table-cell>
          <table:table-cell table:formula="of:=[.D78]*[.N$3]" office:value-type="float" office:value="5425.14056911696" calcext:value-type="float">
            <text:p>5,425.14</text:p>
          </table:table-cell>
          <table:table-cell table:formula="of:=[.F77]+[.E78]" office:value-type="float" office:value="8167208.2193257" calcext:value-type="float">
            <text:p>8,167,208.22</text:p>
          </table:table-cell>
          <table:table-cell table:style-name="ce3" table:formula="of:=[.E78]/[.$J$6]" office:value-type="percentage" office:value="0.000649305845568492" calcext:value-type="percentage">
            <text:p>0.06%</text:p>
          </table:table-cell>
          <table:table-cell table:formula="of:=[.F78]/[.$J$6]" office:value-type="percentage" office:value="0.977489149123812" calcext:value-type="percentage">
            <text:p>97.75%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table:formula="of:=[.$N$1]^[.$N$2]/(([.B79]-1)^[.$N$2]+[.$N$1]^[.$N$2])" office:value-type="float" office:value="0.0301090349726282" calcext:value-type="float">
            <text:p>0.03010903497</text:p>
          </table:table-cell>
          <table:table-cell table:formula="of:=[.D79]*[.N$3]" office:value-type="float" office:value="5202.84124327015" calcext:value-type="float">
            <text:p>5,202.84</text:p>
          </table:table-cell>
          <table:table-cell table:formula="of:=[.F78]+[.E79]" office:value-type="float" office:value="8172411.06056897" calcext:value-type="float">
            <text:p>8,172,411.06</text:p>
          </table:table-cell>
          <table:table-cell table:style-name="ce3" table:formula="of:=[.E79]/[.$J$6]" office:value-type="percentage" office:value="0.000622700036944852" calcext:value-type="percentage">
            <text:p>0.06%</text:p>
          </table:table-cell>
          <table:table-cell table:formula="of:=[.F79]/[.$J$6]" office:value-type="percentage" office:value="0.978111849160757" calcext:value-type="percentage">
            <text:p>97.81%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table:formula="of:=[.$N$1]^[.$N$2]/(([.B80]-1)^[.$N$2]+[.$N$1]^[.$N$2])" office:value-type="float" office:value="0.0288908967085324" calcext:value-type="float">
            <text:p>0.02889089671</text:p>
          </table:table-cell>
          <table:table-cell table:formula="of:=[.D80]*[.N$3]" office:value-type="float" office:value="4992.3469512344" calcext:value-type="float">
            <text:p>4,992.35</text:p>
          </table:table-cell>
          <table:table-cell table:formula="of:=[.F79]+[.E80]" office:value-type="float" office:value="8177403.40752021" calcext:value-type="float">
            <text:p>8,177,403.41</text:p>
          </table:table-cell>
          <table:table-cell table:style-name="ce3" table:formula="of:=[.E80]/[.$J$6]" office:value-type="percentage" office:value="0.000597507109215818" calcext:value-type="percentage">
            <text:p>0.06%</text:p>
          </table:table-cell>
          <table:table-cell table:formula="of:=[.F80]/[.$J$6]" office:value-type="percentage" office:value="0.978709356269973" calcext:value-type="percentage">
            <text:p>97.87%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table:formula="of:=[.$N$1]^[.$N$2]/(([.B81]-1)^[.$N$2]+[.$N$1]^[.$N$2])" office:value-type="float" office:value="0.0277366786838102" calcext:value-type="float">
            <text:p>0.02773667868</text:p>
          </table:table-cell>
          <table:table-cell table:formula="of:=[.D81]*[.N$3]" office:value-type="float" office:value="4792.8980765624" calcext:value-type="float">
            <text:p>4,792.90</text:p>
          </table:table-cell>
          <table:table-cell table:formula="of:=[.F80]+[.E81]" office:value-type="float" office:value="8182196.30559677" calcext:value-type="float">
            <text:p>8,182,196.31</text:p>
          </table:table-cell>
          <table:table-cell table:style-name="ce3" table:formula="of:=[.E81]/[.$J$6]" office:value-type="percentage" office:value="0.000573636147981414" calcext:value-type="percentage">
            <text:p>0.06%</text:p>
          </table:table-cell>
          <table:table-cell table:formula="of:=[.F81]/[.$J$6]" office:value-type="percentage" office:value="0.979282992417954" calcext:value-type="percentage">
            <text:p>97.93%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table:formula="of:=[.$N$1]^[.$N$2]/(([.B82]-1)^[.$N$2]+[.$N$1]^[.$N$2])" office:value-type="float" office:value="0.0266423129370848" calcext:value-type="float">
            <text:p>0.02664231294</text:p>
          </table:table-cell>
          <table:table-cell table:formula="of:=[.D82]*[.N$3]" office:value-type="float" office:value="4603.79167552826" calcext:value-type="float">
            <text:p>4,603.79</text:p>
          </table:table-cell>
          <table:table-cell table:formula="of:=[.F81]+[.E82]" office:value-type="float" office:value="8186800.0972723" calcext:value-type="float">
            <text:p>8,186,800.10</text:p>
          </table:table-cell>
          <table:table-cell table:style-name="ce3" table:formula="of:=[.E82]/[.$J$6]" office:value-type="percentage" office:value="0.000551003021694352" calcext:value-type="percentage">
            <text:p>0.06%</text:p>
          </table:table-cell>
          <table:table-cell table:formula="of:=[.F82]/[.$J$6]" office:value-type="percentage" office:value="0.979833995439649" calcext:value-type="percentage">
            <text:p>97.98%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table:formula="of:=[.$N$1]^[.$N$2]/(([.B83]-1)^[.$N$2]+[.$N$1]^[.$N$2])" office:value-type="float" office:value="0.0256040320098492" calcext:value-type="float">
            <text:p>0.02560403201</text:p>
          </table:table-cell>
          <table:table-cell table:formula="of:=[.D83]*[.N$3]" office:value-type="float" office:value="4424.37673130194" calcext:value-type="float">
            <text:p>4,424.38</text:p>
          </table:table-cell>
          <table:table-cell table:formula="of:=[.F82]+[.E83]" office:value-type="float" office:value="8191224.4740036" calcext:value-type="float">
            <text:p>8,191,224.47</text:p>
          </table:table-cell>
          <table:table-cell table:style-name="ce3" table:formula="of:=[.E83]/[.$J$6]" office:value-type="percentage" office:value="0.000529529813657743" calcext:value-type="percentage">
            <text:p>0.05%</text:p>
          </table:table-cell>
          <table:table-cell table:formula="of:=[.F83]/[.$J$6]" office:value-type="percentage" office:value="0.980363525253306" calcext:value-type="percentage">
            <text:p>98.04%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table:formula="of:=[.$N$1]^[.$N$2]/(([.B84]-1)^[.$N$2]+[.$N$1]^[.$N$2])" office:value-type="float" office:value="0.0246183439955794" calcext:value-type="float">
            <text:p>0.02461834400</text:p>
          </table:table-cell>
          <table:table-cell table:formula="of:=[.D84]*[.N$3]" office:value-type="float" office:value="4254.04984243612" calcext:value-type="float">
            <text:p>4,254.05</text:p>
          </table:table-cell>
          <table:table-cell table:formula="of:=[.F83]+[.E84]" office:value-type="float" office:value="8195478.52384603" calcext:value-type="float">
            <text:p>8,195,478.52</text:p>
          </table:table-cell>
          <table:table-cell table:style-name="ce3" table:formula="of:=[.E84]/[.$J$6]" office:value-type="percentage" office:value="0.000509144306003317" calcext:value-type="percentage">
            <text:p>0.05%</text:p>
          </table:table-cell>
          <table:table-cell table:formula="of:=[.F84]/[.$J$6]" office:value-type="percentage" office:value="0.98087266955931" calcext:value-type="percentage">
            <text:p>98.09%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table:formula="of:=[.$N$1]^[.$N$2]/(([.B85]-1)^[.$N$2]+[.$N$1]^[.$N$2])" office:value-type="float" office:value="0.0236820098571251" calcext:value-type="float">
            <text:p>0.02368200986</text:p>
          </table:table-cell>
          <table:table-cell table:formula="of:=[.D85]*[.N$3]" office:value-type="float" office:value="4092.25130331121" calcext:value-type="float">
            <text:p>4,092.25</text:p>
          </table:table-cell>
          <table:table-cell table:formula="of:=[.F84]+[.E85]" office:value-type="float" office:value="8199570.77514935" calcext:value-type="float">
            <text:p>8,199,570.78</text:p>
          </table:table-cell>
          <table:table-cell table:style-name="ce3" table:formula="of:=[.E85]/[.$J$6]" office:value-type="percentage" office:value="0.000489779510581003" calcext:value-type="percentage">
            <text:p>0.05%</text:p>
          </table:table-cell>
          <table:table-cell table:formula="of:=[.F85]/[.$J$6]" office:value-type="percentage" office:value="0.981362449069891" calcext:value-type="percentage">
            <text:p>98.14%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table:formula="of:=[.$N$1]^[.$N$2]/(([.B86]-1)^[.$N$2]+[.$N$1]^[.$N$2])" office:value-type="float" office:value="0.0227920227920228" calcext:value-type="float">
            <text:p>0.02279202279</text:p>
          </table:table-cell>
          <table:table-cell table:formula="of:=[.D86]*[.N$3]" office:value-type="float" office:value="3938.46153846154" calcext:value-type="float">
            <text:p>3,938.46</text:p>
          </table:table-cell>
          <table:table-cell table:formula="of:=[.F85]+[.E86]" office:value-type="float" office:value="8203509.23668781" calcext:value-type="float">
            <text:p>8,203,509.24</text:p>
          </table:table-cell>
          <table:table-cell table:style-name="ce3" table:formula="of:=[.E86]/[.$J$6]" office:value-type="percentage" office:value="0.000471373242202643" calcext:value-type="percentage">
            <text:p>0.05%</text:p>
          </table:table-cell>
          <table:table-cell table:formula="of:=[.F86]/[.$J$6]" office:value-type="percentage" office:value="0.981833822312093" calcext:value-type="percentage">
            <text:p>98.18%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table:formula="of:=[.$N$1]^[.$N$2]/(([.B87]-1)^[.$N$2]+[.$N$1]^[.$N$2])" office:value-type="float" office:value="0.0219455894476504" calcext:value-type="float">
            <text:p>0.02194558945</text:p>
          </table:table-cell>
          <table:table-cell table:formula="of:=[.D87]*[.N$3]" office:value-type="float" office:value="3792.197856554" calcext:value-type="float">
            <text:p>3,792.20</text:p>
          </table:table-cell>
          <table:table-cell table:formula="of:=[.F86]+[.E87]" office:value-type="float" office:value="8207301.43454436" calcext:value-type="float">
            <text:p>8,207,301.43</text:p>
          </table:table-cell>
          <table:table-cell table:style-name="ce3" table:formula="of:=[.E87]/[.$J$6]" office:value-type="percentage" office:value="0.000453867730143184" calcext:value-type="percentage">
            <text:p>0.05%</text:p>
          </table:table-cell>
          <table:table-cell table:formula="of:=[.F87]/[.$J$6]" office:value-type="percentage" office:value="0.982287690042237" calcext:value-type="percentage">
            <text:p>98.23%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table:formula="of:=[.$N$1]^[.$N$2]/(([.B88]-1)^[.$N$2]+[.$N$1]^[.$N$2])" office:value-type="float" office:value="0.0211401128081527" calcext:value-type="float">
            <text:p>0.02114011281</text:p>
          </table:table-cell>
          <table:table-cell table:formula="of:=[.D88]*[.N$3]" office:value-type="float" office:value="3653.01149324878" calcext:value-type="float">
            <text:p>3,653.01</text:p>
          </table:table-cell>
          <table:table-cell table:formula="of:=[.F87]+[.E88]" office:value-type="float" office:value="8210954.44603761" calcext:value-type="float">
            <text:p>8,210,954.45</text:p>
          </table:table-cell>
          <table:table-cell table:style-name="ce3" table:formula="of:=[.E88]/[.$J$6]" office:value-type="percentage" office:value="0.000437209264216612" calcext:value-type="percentage">
            <text:p>0.04%</text:p>
          </table:table-cell>
          <table:table-cell table:formula="of:=[.F88]/[.$J$6]" office:value-type="percentage" office:value="0.982724899306453" calcext:value-type="percentage">
            <text:p>98.27%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table:formula="of:=[.$N$1]^[.$N$2]/(([.B89]-1)^[.$N$2]+[.$N$1]^[.$N$2])" office:value-type="float" office:value="0.0203731765930416" calcext:value-type="float">
            <text:p>0.02037317659</text:p>
          </table:table-cell>
          <table:table-cell table:formula="of:=[.D89]*[.N$3]" office:value-type="float" office:value="3520.48491527759" calcext:value-type="float">
            <text:p>3,520.48</text:p>
          </table:table-cell>
          <table:table-cell table:formula="of:=[.F88]+[.E89]" office:value-type="float" office:value="8214474.93095289" calcext:value-type="float">
            <text:p>8,214,474.93</text:p>
          </table:table-cell>
          <table:table-cell table:style-name="ce3" table:formula="of:=[.E89]/[.$J$6]" office:value-type="percentage" office:value="0.000421347872115598" calcext:value-type="percentage">
            <text:p>0.04%</text:p>
          </table:table-cell>
          <table:table-cell table:formula="of:=[.F89]/[.$J$6]" office:value-type="percentage" office:value="0.983146247178569" calcext:value-type="percentage">
            <text:p>98.31%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table:formula="of:=[.$N$1]^[.$N$2]/(([.B90]-1)^[.$N$2]+[.$N$1]^[.$N$2])" office:value-type="float" office:value="0.0196425310235035" calcext:value-type="float">
            <text:p>0.01964253102</text:p>
          </table:table-cell>
          <table:table-cell table:formula="of:=[.D90]*[.N$3]" office:value-type="float" office:value="3394.22936086141" calcext:value-type="float">
            <text:p>3,394.23</text:p>
          </table:table-cell>
          <table:table-cell table:formula="of:=[.F89]+[.E90]" office:value-type="float" office:value="8217869.16031375" calcext:value-type="float">
            <text:p>8,217,869.16</text:p>
          </table:table-cell>
          <table:table-cell table:style-name="ce3" table:formula="of:=[.E90]/[.$J$6]" office:value-type="percentage" office:value="0.000406237025037352" calcext:value-type="percentage">
            <text:p>0.04%</text:p>
          </table:table-cell>
          <table:table-cell table:formula="of:=[.F90]/[.$J$6]" office:value-type="percentage" office:value="0.983552484203606" calcext:value-type="percentage">
            <text:p>98.36%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table:formula="of:=[.$N$1]^[.$N$2]/(([.B91]-1)^[.$N$2]+[.$N$1]^[.$N$2])" office:value-type="float" office:value="0.0189460798269088" calcext:value-type="float">
            <text:p>0.01894607983</text:p>
          </table:table-cell>
          <table:table-cell table:formula="of:=[.D91]*[.N$3]" office:value-type="float" office:value="3273.88259408985" calcext:value-type="float">
            <text:p>3,273.88</text:p>
          </table:table-cell>
          <table:table-cell table:formula="of:=[.F90]+[.E91]" office:value-type="float" office:value="8221143.04290784" calcext:value-type="float">
            <text:p>8,221,143.04</text:p>
          </table:table-cell>
          <table:table-cell table:style-name="ce3" table:formula="of:=[.E91]/[.$J$6]" office:value-type="percentage" office:value="0.000391833368917385" calcext:value-type="percentage">
            <text:p>0.04%</text:p>
          </table:table-cell>
          <table:table-cell table:formula="of:=[.F91]/[.$J$6]" office:value-type="percentage" office:value="0.983944317572523" calcext:value-type="percentage">
            <text:p>98.39%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table:formula="of:=[.$N$1]^[.$N$2]/(([.B92]-1)^[.$N$2]+[.$N$1]^[.$N$2])" office:value-type="float" office:value="0.0182818683629933" calcext:value-type="float">
            <text:p>0.01828186836</text:p>
          </table:table-cell>
          <table:table-cell table:formula="of:=[.D92]*[.N$3]" office:value-type="float" office:value="3159.10685312524" calcext:value-type="float">
            <text:p>3,159.11</text:p>
          </table:table-cell>
          <table:table-cell table:formula="of:=[.F91]+[.E92]" office:value-type="float" office:value="8224302.14976097" calcext:value-type="float">
            <text:p>8,224,302.15</text:p>
          </table:table-cell>
          <table:table-cell table:style-name="ce3" table:formula="of:=[.E92]/[.$J$6]" office:value-type="percentage" office:value="0.000378096478861114" calcext:value-type="percentage">
            <text:p>0.04%</text:p>
          </table:table-cell>
          <table:table-cell table:formula="of:=[.F92]/[.$J$6]" office:value-type="percentage" office:value="0.984322414051385" calcext:value-type="percentage">
            <text:p>98.43%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table:formula="of:=[.$N$1]^[.$N$2]/(([.B93]-1)^[.$N$2]+[.$N$1]^[.$N$2])" office:value-type="float" office:value="0.0176480727668094" calcext:value-type="float">
            <text:p>0.01764807277</text:p>
          </table:table-cell>
          <table:table-cell table:formula="of:=[.D93]*[.N$3]" office:value-type="float" office:value="3049.58697410467" calcext:value-type="float">
            <text:p>3,049.59</text:p>
          </table:table-cell>
          <table:table-cell table:formula="of:=[.F92]+[.E93]" office:value-type="float" office:value="8227351.73673507" calcext:value-type="float">
            <text:p>8,227,351.74</text:p>
          </table:table-cell>
          <table:table-cell table:style-name="ce3" table:formula="of:=[.E93]/[.$J$6]" office:value-type="percentage" office:value="0.000364988634603802" calcext:value-type="percentage">
            <text:p>0.04%</text:p>
          </table:table-cell>
          <table:table-cell table:formula="of:=[.F93]/[.$J$6]" office:value-type="percentage" office:value="0.984687402685988" calcext:value-type="percentage">
            <text:p>98.47%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 table:formula="of:=[.$N$1]^[.$N$2]/(([.B94]-1)^[.$N$2]+[.$N$1]^[.$N$2])" office:value-type="float" office:value="0.0170429900139731" calcext:value-type="float">
            <text:p>0.01704299001</text:p>
          </table:table-cell>
          <table:table-cell table:formula="of:=[.D94]*[.N$3]" office:value-type="float" office:value="2945.02867441455" calcext:value-type="float">
            <text:p>2,945.03</text:p>
          </table:table-cell>
          <table:table-cell table:formula="of:=[.F93]+[.E94]" office:value-type="float" office:value="8230296.76540948" calcext:value-type="float">
            <text:p>8,230,296.77</text:p>
          </table:table-cell>
          <table:table-cell table:style-name="ce3" table:formula="of:=[.E94]/[.$J$6]" office:value-type="percentage" office:value="0.000352474615044941" calcext:value-type="percentage">
            <text:p>0.04%</text:p>
          </table:table-cell>
          <table:table-cell table:formula="of:=[.F94]/[.$J$6]" office:value-type="percentage" office:value="0.985039877301034" calcext:value-type="percentage">
            <text:p>98.50%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table:formula="of:=[.$N$1]^[.$N$2]/(([.B95]-1)^[.$N$2]+[.$N$1]^[.$N$2])" office:value-type="float" office:value="0.0164650288230783" calcext:value-type="float">
            <text:p>0.01646502882</text:p>
          </table:table-cell>
          <table:table-cell table:formula="of:=[.D95]*[.N$3]" office:value-type="float" office:value="2845.15698062792" calcext:value-type="float">
            <text:p>2,845.16</text:p>
          </table:table-cell>
          <table:table-cell table:formula="of:=[.F94]+[.E95]" office:value-type="float" office:value="8233141.92239011" calcext:value-type="float">
            <text:p>8,233,141.92</text:p>
          </table:table-cell>
          <table:table-cell table:style-name="ce3" table:formula="of:=[.E95]/[.$J$6]" office:value-type="percentage" office:value="0.00034052151009654" calcext:value-type="percentage">
            <text:p>0.03%</text:p>
          </table:table-cell>
          <table:table-cell table:formula="of:=[.F95]/[.$J$6]" office:value-type="percentage" office:value="0.98538039881113" calcext:value-type="percentage">
            <text:p>98.54%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table:formula="of:=[.$N$1]^[.$N$2]/(([.B96]-1)^[.$N$2]+[.$N$1]^[.$N$2])" office:value-type="float" office:value="0.0159127013185365" calcext:value-type="float">
            <text:p>0.01591270132</text:p>
          </table:table-cell>
          <table:table-cell table:formula="of:=[.D96]*[.N$3]" office:value-type="float" office:value="2749.7147878431" calcext:value-type="float">
            <text:p>2,749.71</text:p>
          </table:table-cell>
          <table:table-cell table:formula="of:=[.F95]+[.E96]" office:value-type="float" office:value="8235891.63717796" calcext:value-type="float">
            <text:p>8,235,891.64</text:p>
          </table:table-cell>
          <table:table-cell table:style-name="ce3" table:formula="of:=[.E96]/[.$J$6]" office:value-type="percentage" office:value="0.000329098548258125" calcext:value-type="percentage">
            <text:p>0.03%</text:p>
          </table:table-cell>
          <table:table-cell table:formula="of:=[.F96]/[.$J$6]" office:value-type="percentage" office:value="0.985709497359388" calcext:value-type="percentage">
            <text:p>98.57%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formula="of:=[.$N$1]^[.$N$2]/(([.B97]-1)^[.$N$2]+[.$N$1]^[.$N$2])" office:value-type="float" office:value="0.0153846153846154" calcext:value-type="float">
            <text:p>0.01538461538</text:p>
          </table:table-cell>
          <table:table-cell table:formula="of:=[.D97]*[.N$3]" office:value-type="float" office:value="2658.46153846154" calcext:value-type="float">
            <text:p>2,658.46</text:p>
          </table:table-cell>
          <table:table-cell table:formula="of:=[.F96]+[.E97]" office:value-type="float" office:value="8238550.09871642" calcext:value-type="float">
            <text:p>8,238,550.10</text:p>
          </table:table-cell>
          <table:table-cell table:style-name="ce3" table:formula="of:=[.E97]/[.$J$6]" office:value-type="percentage" office:value="0.000318176938486784" calcext:value-type="percentage">
            <text:p>0.03%</text:p>
          </table:table-cell>
          <table:table-cell table:formula="of:=[.F97]/[.$J$6]" office:value-type="percentage" office:value="0.986027674297875" calcext:value-type="percentage">
            <text:p>98.60%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table:formula="of:=[.$N$1]^[.$N$2]/(([.B98]-1)^[.$N$2]+[.$N$1]^[.$N$2])" office:value-type="float" office:value="0.0148794676481973" calcext:value-type="float">
            <text:p>0.01487946765</text:p>
          </table:table-cell>
          <table:table-cell table:formula="of:=[.D98]*[.N$3]" office:value-type="float" office:value="2571.17200960849" calcext:value-type="float">
            <text:p>2,571.17</text:p>
          </table:table-cell>
          <table:table-cell table:formula="of:=[.F97]+[.E98]" office:value-type="float" office:value="8241121.27072603" calcext:value-type="float">
            <text:p>8,241,121.27</text:p>
          </table:table-cell>
          <table:table-cell table:style-name="ce3" table:formula="of:=[.E98]/[.$J$6]" office:value-type="percentage" office:value="0.000307729725070076" calcext:value-type="percentage">
            <text:p>0.03%</text:p>
          </table:table-cell>
          <table:table-cell table:formula="of:=[.F98]/[.$J$6]" office:value-type="percentage" office:value="0.986335404022945" calcext:value-type="percentage">
            <text:p>98.63%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table:formula="of:=[.$N$1]^[.$N$2]/(([.B99]-1)^[.$N$2]+[.$N$1]^[.$N$2])" office:value-type="float" office:value="0.0143960370338323" calcext:value-type="float">
            <text:p>0.01439603703</text:p>
          </table:table-cell>
          <table:table-cell table:formula="of:=[.D99]*[.N$3]" office:value-type="float" office:value="2487.63519944622" calcext:value-type="float">
            <text:p>2,487.64</text:p>
          </table:table-cell>
          <table:table-cell table:formula="of:=[.F98]+[.E99]" office:value-type="float" office:value="8243608.90592547" calcext:value-type="float">
            <text:p>8,243,608.91</text:p>
          </table:table-cell>
          <table:table-cell table:style-name="ce3" table:formula="of:=[.E99]/[.$J$6]" office:value-type="percentage" office:value="0.000297731654334863" calcext:value-type="percentage">
            <text:p>0.03%</text:p>
          </table:table-cell>
          <table:table-cell table:formula="of:=[.F99]/[.$J$6]" office:value-type="percentage" office:value="0.98663313567728" calcext:value-type="percentage">
            <text:p>98.66%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table:formula="of:=[.$N$1]^[.$N$2]/(([.B100]-1)^[.$N$2]+[.$N$1]^[.$N$2])" office:value-type="float" office:value="0.0139331788400969" calcext:value-type="float">
            <text:p>0.01393317884</text:p>
          </table:table-cell>
          <table:table-cell table:formula="of:=[.D100]*[.N$3]" office:value-type="float" office:value="2407.65330356874" calcext:value-type="float">
            <text:p>2,407.65</text:p>
          </table:table-cell>
          <table:table-cell table:formula="of:=[.F99]+[.E100]" office:value-type="float" office:value="8246016.55922904" calcext:value-type="float">
            <text:p>8,246,016.56</text:p>
          </table:table-cell>
          <table:table-cell table:style-name="ce3" table:formula="of:=[.E100]/[.$J$6]" office:value-type="percentage" office:value="0.000288159052137506" calcext:value-type="percentage">
            <text:p>0.03%</text:p>
          </table:table-cell>
          <table:table-cell table:formula="of:=[.F100]/[.$J$6]" office:value-type="percentage" office:value="0.986921294729418" calcext:value-type="percentage">
            <text:p>98.69%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table:formula="of:=[.$N$1]^[.$N$2]/(([.B101]-1)^[.$N$2]+[.$N$1]^[.$N$2])" office:value-type="float" office:value="0.013489819291151" calcext:value-type="float">
            <text:p>0.01348981929</text:p>
          </table:table-cell>
          <table:table-cell table:formula="of:=[.D101]*[.N$3]" office:value-type="float" office:value="2331.0407735109" calcext:value-type="float">
            <text:p>2,331.04</text:p>
          </table:table-cell>
          <table:table-cell table:formula="of:=[.F100]+[.E101]" office:value-type="float" office:value="8248347.60000255" calcext:value-type="float">
            <text:p>8,248,347.60</text:p>
          </table:table-cell>
          <table:table-cell table:style-name="ce3" table:formula="of:=[.E101]/[.$J$6]" office:value-type="percentage" office:value="0.000278989711181896" calcext:value-type="percentage">
            <text:p>0.03%</text:p>
          </table:table-cell>
          <table:table-cell table:formula="of:=[.F101]/[.$J$6]" office:value-type="percentage" office:value="0.987200284440599" calcext:value-type="percentage">
            <text:p>98.72%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table:formula="of:=[.$N$1]^[.$N$2]/(([.B102]-1)^[.$N$2]+[.$N$1]^[.$N$2])" office:value-type="float" office:value="0.0130649505217759" calcext:value-type="float">
            <text:p>0.01306495052</text:p>
          </table:table-cell>
          <table:table-cell table:formula="of:=[.D102]*[.N$3]" office:value-type="float" office:value="2257.62345016288" calcext:value-type="float">
            <text:p>2,257.62</text:p>
          </table:table-cell>
          <table:table-cell table:formula="of:=[.F101]+[.E102]" office:value-type="float" office:value="8250605.22345272" calcext:value-type="float">
            <text:p>8,250,605.22</text:p>
          </table:table-cell>
          <table:table-cell table:style-name="ce3" table:formula="of:=[.E102]/[.$J$6]" office:value-type="percentage" office:value="0.000270202787302498" calcext:value-type="percentage">
            <text:p>0.03%</text:p>
          </table:table-cell>
          <table:table-cell table:formula="of:=[.F102]/[.$J$6]" office:value-type="percentage" office:value="0.987470487227902" calcext:value-type="percentage">
            <text:p>98.75%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table:formula="of:=[.$N$1]^[.$N$2]/(([.B103]-1)^[.$N$2]+[.$N$1]^[.$N$2])" office:value-type="float" office:value="0.0126576259581186" calcext:value-type="float">
            <text:p>0.01265762596</text:p>
          </table:table-cell>
          <table:table-cell table:formula="of:=[.D103]*[.N$3]" office:value-type="float" office:value="2187.23776556289" calcext:value-type="float">
            <text:p>2,187.24</text:p>
          </table:table-cell>
          <table:table-cell table:formula="of:=[.F102]+[.E103]" office:value-type="float" office:value="8252792.46121828" calcext:value-type="float">
            <text:p>8,252,792.46</text:p>
          </table:table-cell>
          <table:table-cell table:style-name="ce3" table:formula="of:=[.E103]/[.$J$6]" office:value-type="percentage" office:value="0.000261778703931226" calcext:value-type="percentage">
            <text:p>0.03%</text:p>
          </table:table-cell>
          <table:table-cell table:formula="of:=[.F103]/[.$J$6]" office:value-type="percentage" office:value="0.987732265931833" calcext:value-type="percentage">
            <text:p>98.77%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table:formula="of:=[.$N$1]^[.$N$2]/(([.B104]-1)^[.$N$2]+[.$N$1]^[.$N$2])" office:value-type="float" office:value="0.0122669560599201" calcext:value-type="float">
            <text:p>0.01226695606</text:p>
          </table:table-cell>
          <table:table-cell table:formula="of:=[.D104]*[.N$3]" office:value-type="float" office:value="2119.73000715419" calcext:value-type="float">
            <text:p>2,119.73</text:p>
          </table:table-cell>
          <table:table-cell table:formula="of:=[.F103]+[.E104]" office:value-type="float" office:value="8254912.19122543" calcext:value-type="float">
            <text:p>8,254,912.19</text:p>
          </table:table-cell>
          <table:table-cell table:style-name="ce3" table:formula="of:=[.E104]/[.$J$6]" office:value-type="percentage" office:value="0.000253699064040323" calcext:value-type="percentage">
            <text:p>0.03%</text:p>
          </table:table-cell>
          <table:table-cell table:formula="of:=[.F104]/[.$J$6]" office:value-type="percentage" office:value="0.987985964995873" calcext:value-type="percentage">
            <text:p>98.80%</text:p>
          </table:table-cell>
          <table:table-cell table:number-columns-repeated="1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office:value-type="float" office:value="104" calcext:value-type="float">
            <text:p>104</text:p>
          </table:table-cell>
          <table:table-cell table:formula="of:=[.$N$1]^[.$N$2]/(([.B105]-1)^[.$N$2]+[.$N$1]^[.$N$2])" office:value-type="float" office:value="0.0118921043931989" calcext:value-type="float">
            <text:p>0.01189210439</text:p>
          </table:table-cell>
          <table:table-cell table:formula="of:=[.D105]*[.N$3]" office:value-type="float" office:value="2054.95563914477" calcext:value-type="float">
            <text:p>2,054.96</text:p>
          </table:table-cell>
          <table:table-cell table:formula="of:=[.F104]+[.E105]" office:value-type="float" office:value="8256967.14686458" calcext:value-type="float">
            <text:p>8,256,967.15</text:p>
          </table:table-cell>
          <table:table-cell table:style-name="ce3" table:formula="of:=[.E105]/[.$J$6]" office:value-type="percentage" office:value="0.000245946568919562" calcext:value-type="percentage">
            <text:p>0.02%</text:p>
          </table:table-cell>
          <table:table-cell table:formula="of:=[.F105]/[.$J$6]" office:value-type="percentage" office:value="0.988231911564793" calcext:value-type="percentage">
            <text:p>98.82%</text:p>
          </table:table-cell>
          <table:table-cell table:number-columns-repeated="1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table:formula="of:=[.$N$1]^[.$N$2]/(([.B106]-1)^[.$N$2]+[.$N$1]^[.$N$2])" office:value-type="float" office:value="0.0115322840052376" calcext:value-type="float">
            <text:p>0.01153228401</text:p>
          </table:table-cell>
          <table:table-cell table:formula="of:=[.D106]*[.N$3]" office:value-type="float" office:value="1992.77867610506" calcext:value-type="float">
            <text:p>1,992.78</text:p>
          </table:table-cell>
          <table:table-cell table:formula="of:=[.F105]+[.E106]" office:value-type="float" office:value="8258959.92554068" calcext:value-type="float">
            <text:p>8,258,959.93</text:p>
          </table:table-cell>
          <table:table-cell table:style-name="ce3" table:formula="of:=[.E106]/[.$J$6]" office:value-type="percentage" office:value="0.00023850494320553" calcext:value-type="percentage">
            <text:p>0.02%</text:p>
          </table:table-cell>
          <table:table-cell table:formula="of:=[.F106]/[.$J$6]" office:value-type="percentage" office:value="0.988470416507998" calcext:value-type="percentage">
            <text:p>98.85%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9" calcext:value-type="float">
            <text:p>99</text:p>
          </table:table-cell>
          <table:table-cell office:value-type="float" office:value="106" calcext:value-type="float">
            <text:p>106</text:p>
          </table:table-cell>
          <table:table-cell table:formula="of:=[.$N$1]^[.$N$2]/(([.B107]-1)^[.$N$2]+[.$N$1]^[.$N$2])" office:value-type="float" office:value="0.0111867540763153" calcext:value-type="float">
            <text:p>0.01118675408</text:p>
          </table:table-cell>
          <table:table-cell table:formula="of:=[.D107]*[.N$3]" office:value-type="float" office:value="1933.07110438729" calcext:value-type="float">
            <text:p>1,933.07</text:p>
          </table:table-cell>
          <table:table-cell table:formula="of:=[.F106]+[.E107]" office:value-type="float" office:value="8260892.99664507" calcext:value-type="float">
            <text:p>8,260,893.00</text:p>
          </table:table-cell>
          <table:table-cell table:style-name="ce3" table:formula="of:=[.E107]/[.$J$6]" office:value-type="percentage" office:value="0.000231358865634427" calcext:value-type="percentage">
            <text:p>0.02%</text:p>
          </table:table-cell>
          <table:table-cell table:formula="of:=[.F107]/[.$J$6]" office:value-type="percentage" office:value="0.988701775373633" calcext:value-type="percentage">
            <text:p>98.87%</text:p>
          </table:table-cell>
          <table:table-cell table:number-columns-repeated="1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table:formula="of:=[.$N$1]^[.$N$2]/(([.B108]-1)^[.$N$2]+[.$N$1]^[.$N$2])" office:value-type="float" office:value="0.0108548168249661" calcext:value-type="float">
            <text:p>0.01085481682</text:p>
          </table:table-cell>
          <table:table-cell table:formula="of:=[.D108]*[.N$3]" office:value-type="float" office:value="1875.71234735414" calcext:value-type="float">
            <text:p>1,875.71</text:p>
          </table:table-cell>
          <table:table-cell table:formula="of:=[.F107]+[.E108]" office:value-type="float" office:value="8262768.70899242" calcext:value-type="float">
            <text:p>8,262,768.71</text:p>
          </table:table-cell>
          <table:table-cell table:style-name="ce3" table:formula="of:=[.E108]/[.$J$6]" office:value-type="percentage" office:value="0.000224493905038165" calcext:value-type="percentage">
            <text:p>0.02%</text:p>
          </table:table-cell>
          <table:table-cell table:formula="of:=[.F108]/[.$J$6]" office:value-type="percentage" office:value="0.988926269278671" calcext:value-type="percentage">
            <text:p>98.89%</text:p>
          </table:table-cell>
          <table:table-cell table:number-columns-repeated="1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table:formula="of:=[.$N$1]^[.$N$2]/(([.B109]-1)^[.$N$2]+[.$N$1]^[.$N$2])" office:value-type="float" office:value="0.0105358146456531" calcext:value-type="float">
            <text:p>0.01053581465</text:p>
          </table:table-cell>
          <table:table-cell table:formula="of:=[.D109]*[.N$3]" office:value-type="float" office:value="1820.58877076885" calcext:value-type="float">
            <text:p>1,820.59</text:p>
          </table:table-cell>
          <table:table-cell table:formula="of:=[.F108]+[.E109]" office:value-type="float" office:value="8264589.29776319" calcext:value-type="float">
            <text:p>8,264,589.30</text:p>
          </table:table-cell>
          <table:table-cell table:style-name="ce3" table:formula="of:=[.E109]/[.$J$6]" office:value-type="percentage" office:value="0.000217896461147177" calcext:value-type="percentage">
            <text:p>0.02%</text:p>
          </table:table-cell>
          <table:table-cell table:formula="of:=[.F109]/[.$J$6]" office:value-type="percentage" office:value="0.989144165739818" calcext:value-type="percentage">
            <text:p>98.91%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table:formula="of:=[.$N$1]^[.$N$2]/(([.B110]-1)^[.$N$2]+[.$N$1]^[.$N$2])" office:value-type="float" office:value="0.0102291274596546" calcext:value-type="float">
            <text:p>0.01022912746</text:p>
          </table:table-cell>
          <table:table-cell table:formula="of:=[.D110]*[.N$3]" office:value-type="float" office:value="1767.59322502832" calcext:value-type="float">
            <text:p>1,767.59</text:p>
          </table:table-cell>
          <table:table-cell table:formula="of:=[.F109]+[.E110]" office:value-type="float" office:value="8266356.89098822" calcext:value-type="float">
            <text:p>8,266,356.89</text:p>
          </table:table-cell>
          <table:table-cell table:style-name="ce3" table:formula="of:=[.E110]/[.$J$6]" office:value-type="percentage" office:value="0.00021155370980276" calcext:value-type="percentage">
            <text:p>0.02%</text:p>
          </table:table-cell>
          <table:table-cell table:formula="of:=[.F110]/[.$J$6]" office:value-type="percentage" office:value="0.989355719449621" calcext:value-type="percentage">
            <text:p>98.94%</text:p>
          </table:table-cell>
          <table:table-cell table:number-columns-repeated="1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table:formula="of:=[.$N$1]^[.$N$2]/(([.B111]-1)^[.$N$2]+[.$N$1]^[.$N$2])" office:value-type="float" office:value="0.00993417026167694" calcext:value-type="float">
            <text:p>0.00993417026</text:p>
          </table:table-cell>
          <table:table-cell table:formula="of:=[.D111]*[.N$3]" office:value-type="float" office:value="1716.62462121778" calcext:value-type="float">
            <text:p>1,716.62</text:p>
          </table:table-cell>
          <table:table-cell table:formula="of:=[.F110]+[.E111]" office:value-type="float" office:value="8268073.51560944" calcext:value-type="float">
            <text:p>8,268,073.52</text:p>
          </table:table-cell>
          <table:table-cell table:style-name="ce3" table:formula="of:=[.E111]/[.$J$6]" office:value-type="percentage" office:value="0.000205453552217344" calcext:value-type="percentage">
            <text:p>0.02%</text:p>
          </table:table-cell>
          <table:table-cell table:formula="of:=[.F111]/[.$J$6]" office:value-type="percentage" office:value="0.989561173001838" calcext:value-type="percentage">
            <text:p>98.96%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table:formula="of:=[.$N$1]^[.$N$2]/(([.B112]-1)^[.$N$2]+[.$N$1]^[.$N$2])" office:value-type="float" office:value="0.00965039084626713" calcext:value-type="float">
            <text:p>0.00965039085</text:p>
          </table:table-cell>
          <table:table-cell table:formula="of:=[.D112]*[.N$3]" office:value-type="float" office:value="1667.58753823496" calcext:value-type="float">
            <text:p>1,667.59</text:p>
          </table:table-cell>
          <table:table-cell table:formula="of:=[.F111]+[.E112]" office:value-type="float" office:value="8269741.10314767" calcext:value-type="float">
            <text:p>8,269,741.10</text:p>
          </table:table-cell>
          <table:table-cell table:style-name="ce3" table:formula="of:=[.E112]/[.$J$6]" office:value-type="percentage" office:value="0.0001995845679533" calcext:value-type="percentage">
            <text:p>0.02%</text:p>
          </table:table-cell>
          <table:table-cell table:formula="of:=[.F112]/[.$J$6]" office:value-type="percentage" office:value="0.989760757569792" calcext:value-type="percentage">
            <text:p>98.98%</text:p>
          </table:table-cell>
          <table:table-cell table:number-columns-repeated="1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table:formula="of:=[.$N$1]^[.$N$2]/(([.B113]-1)^[.$N$2]+[.$N$1]^[.$N$2])" office:value-type="float" office:value="0.00937726769950472" calcext:value-type="float">
            <text:p>0.00937726770</text:p>
          </table:table-cell>
          <table:table-cell table:formula="of:=[.D113]*[.N$3]" office:value-type="float" office:value="1620.39185847441" calcext:value-type="float">
            <text:p>1,620.39</text:p>
          </table:table-cell>
          <table:table-cell table:formula="of:=[.F112]+[.E113]" office:value-type="float" office:value="8271361.49500615" calcext:value-type="float">
            <text:p>8,271,361.50</text:p>
          </table:table-cell>
          <table:table-cell table:style-name="ce3" table:formula="of:=[.E113]/[.$J$6]" office:value-type="percentage" office:value="0.000193935971319962" calcext:value-type="percentage">
            <text:p>0.02%</text:p>
          </table:table-cell>
          <table:table-cell table:formula="of:=[.F113]/[.$J$6]" office:value-type="percentage" office:value="0.989954693541112" calcext:value-type="percentage">
            <text:p>99.00%</text:p>
          </table:table-cell>
          <table:table-cell table:number-columns-repeated="1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table:formula="of:=[.$N$1]^[.$N$2]/(([.B114]-1)^[.$N$2]+[.$N$1]^[.$N$2])" office:value-type="float" office:value="0.00911430804272631" calcext:value-type="float">
            <text:p>0.00911430804</text:p>
          </table:table-cell>
          <table:table-cell table:formula="of:=[.D114]*[.N$3]" office:value-type="float" office:value="1574.95242978311" calcext:value-type="float">
            <text:p>1,574.95</text:p>
          </table:table-cell>
          <table:table-cell table:formula="of:=[.F113]+[.E114]" office:value-type="float" office:value="8272936.44743593" calcext:value-type="float">
            <text:p>8,272,936.45</text:p>
          </table:table-cell>
          <table:table-cell table:style-name="ce3" table:formula="of:=[.E114]/[.$J$6]" office:value-type="percentage" office:value="0.000188497570914909" calcext:value-type="percentage">
            <text:p>0.02%</text:p>
          </table:table-cell>
          <table:table-cell table:formula="of:=[.F114]/[.$J$6]" office:value-type="percentage" office:value="0.990143191112026" calcext:value-type="percentage">
            <text:p>99.01%</text:p>
          </table:table-cell>
          <table:table-cell table:number-columns-repeated="1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table:formula="of:=[.$N$1]^[.$N$2]/(([.B115]-1)^[.$N$2]+[.$N$1]^[.$N$2])" office:value-type="float" office:value="0.00886104601619088" calcext:value-type="float">
            <text:p>0.00886104602</text:p>
          </table:table-cell>
          <table:table-cell table:formula="of:=[.D115]*[.N$3]" office:value-type="float" office:value="1531.18875159778" calcext:value-type="float">
            <text:p>1,531.19</text:p>
          </table:table-cell>
          <table:table-cell table:formula="of:=[.F114]+[.E115]" office:value-type="float" office:value="8274467.63618753" calcext:value-type="float">
            <text:p>8,274,467.64</text:p>
          </table:table-cell>
          <table:table-cell table:style-name="ce3" table:formula="of:=[.E115]/[.$J$6]" office:value-type="percentage" office:value="0.000183259732059438" calcext:value-type="percentage">
            <text:p>0.02%</text:p>
          </table:table-cell>
          <table:table-cell table:formula="of:=[.F115]/[.$J$6]" office:value-type="percentage" office:value="0.990326450844086" calcext:value-type="percentage">
            <text:p>99.03%</text:p>
          </table:table-cell>
          <table:table-cell table:number-columns-repeated="1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8" calcext:value-type="float">
            <text:p>108</text:p>
          </table:table-cell>
          <table:table-cell office:value-type="float" office:value="115" calcext:value-type="float">
            <text:p>115</text:p>
          </table:table-cell>
          <table:table-cell table:formula="of:=[.$N$1]^[.$N$2]/(([.B116]-1)^[.$N$2]+[.$N$1]^[.$N$2])" office:value-type="float" office:value="0.0086170409916395" calcext:value-type="float">
            <text:p>0.00861704099</text:p>
          </table:table-cell>
          <table:table-cell table:formula="of:=[.D116]*[.N$3]" office:value-type="float" office:value="1489.0246833553" calcext:value-type="float">
            <text:p>1,489.02</text:p>
          </table:table-cell>
          <table:table-cell table:formula="of:=[.F115]+[.E116]" office:value-type="float" office:value="8275956.66087088" calcext:value-type="float">
            <text:p>8,275,956.66</text:p>
          </table:table-cell>
          <table:table-cell table:style-name="ce3" table:formula="of:=[.E116]/[.$J$6]" office:value-type="percentage" office:value="0.000178213341899773" calcext:value-type="percentage">
            <text:p>0.02%</text:p>
          </table:table-cell>
          <table:table-cell table:formula="of:=[.F116]/[.$J$6]" office:value-type="percentage" office:value="0.990504664185986" calcext:value-type="percentage">
            <text:p>99.05%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table:formula="of:=[.$N$1]^[.$N$2]/(([.B117]-1)^[.$N$2]+[.$N$1]^[.$N$2])" office:value-type="float" office:value="0.00838187600365251" calcext:value-type="float">
            <text:p>0.00838187600</text:p>
          </table:table-cell>
          <table:table-cell table:formula="of:=[.D117]*[.N$3]" office:value-type="float" office:value="1448.38817343115" calcext:value-type="float">
            <text:p>1,448.39</text:p>
          </table:table-cell>
          <table:table-cell table:formula="of:=[.F116]+[.E117]" office:value-type="float" office:value="8277405.04904432" calcext:value-type="float">
            <text:p>8,277,405.05</text:p>
          </table:table-cell>
          <table:table-cell table:style-name="ce3" table:formula="of:=[.E117]/[.$J$6]" office:value-type="percentage" office:value="0.000173349776965169" calcext:value-type="percentage">
            <text:p>0.02%</text:p>
          </table:table-cell>
          <table:table-cell table:formula="of:=[.F117]/[.$J$6]" office:value-type="percentage" office:value="0.990678013962951" calcext:value-type="percentage">
            <text:p>99.07%</text:p>
          </table:table-cell>
          <table:table-cell table:number-columns-repeated="1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formula="of:=[.$N$1]^[.$N$2]/(([.B118]-1)^[.$N$2]+[.$N$1]^[.$N$2])" office:value-type="float" office:value="0.00815515629056804" calcext:value-type="float">
            <text:p>0.00815515629</text:p>
          </table:table-cell>
          <table:table-cell table:formula="of:=[.D118]*[.N$3]" office:value-type="float" office:value="1409.21100701016" calcext:value-type="float">
            <text:p>1,409.21</text:p>
          </table:table-cell>
          <table:table-cell table:formula="of:=[.F117]+[.E118]" office:value-type="float" office:value="8278814.26005133" calcext:value-type="float">
            <text:p>8,278,814.26</text:p>
          </table:table-cell>
          <table:table-cell table:style-name="ce3" table:formula="of:=[.E118]/[.$J$6]" office:value-type="percentage" office:value="0.000168660872991922" calcext:value-type="percentage">
            <text:p>0.02%</text:p>
          </table:table-cell>
          <table:table-cell table:formula="of:=[.F118]/[.$J$6]" office:value-type="percentage" office:value="0.990846674835943" calcext:value-type="percentage">
            <text:p>99.08%</text:p>
          </table:table-cell>
          <table:table-cell table:number-columns-repeated="1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table:formula="of:=[.$N$1]^[.$N$2]/(([.B119]-1)^[.$N$2]+[.$N$1]^[.$N$2])" office:value-type="float" office:value="0.00793650793650794" calcext:value-type="float">
            <text:p>0.00793650794</text:p>
          </table:table-cell>
          <table:table-cell table:formula="of:=[.D119]*[.N$3]" office:value-type="float" office:value="1371.42857142857" calcext:value-type="float">
            <text:p>1,371.43</text:p>
          </table:table-cell>
          <table:table-cell table:formula="of:=[.F118]+[.E119]" office:value-type="float" office:value="8280185.68862275" calcext:value-type="float">
            <text:p>8,280,185.69</text:p>
          </table:table-cell>
          <table:table-cell table:style-name="ce3" table:formula="of:=[.E119]/[.$J$6]" office:value-type="percentage" office:value="0.00016413889683842" calcext:value-type="percentage">
            <text:p>0.02%</text:p>
          </table:table-cell>
          <table:table-cell table:formula="of:=[.F119]/[.$J$6]" office:value-type="percentage" office:value="0.991010813732781" calcext:value-type="percentage">
            <text:p>99.10%</text:p>
          </table:table-cell>
          <table:table-cell table:number-columns-repeated="1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  <table:table-cell table:formula="of:=[.$N$1]^[.$N$2]/(([.B120]-1)^[.$N$2]+[.$N$1]^[.$N$2])" office:value-type="float" office:value="0.0077255766067683" calcext:value-type="float">
            <text:p>0.00772557661</text:p>
          </table:table-cell>
          <table:table-cell table:formula="of:=[.D120]*[.N$3]" office:value-type="float" office:value="1334.97963764956" calcext:value-type="float">
            <text:p>1,334.98</text:p>
          </table:table-cell>
          <table:table-cell table:formula="of:=[.F119]+[.E120]" office:value-type="float" office:value="8281520.6682604" calcext:value-type="float">
            <text:p>8,281,520.67</text:p>
          </table:table-cell>
          <table:table-cell table:style-name="ce3" table:formula="of:=[.E120]/[.$J$6]" office:value-type="percentage" office:value="0.000159776520331132" calcext:value-type="percentage">
            <text:p>0.02%</text:p>
          </table:table-cell>
          <table:table-cell table:formula="of:=[.F120]/[.$J$6]" office:value-type="percentage" office:value="0.991170590253112" calcext:value-type="percentage">
            <text:p>99.12%</text:p>
          </table:table-cell>
          <table:table-cell table:number-columns-repeated="1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  <table:table-cell table:formula="of:=[.$N$1]^[.$N$2]/(([.B121]-1)^[.$N$2]+[.$N$1]^[.$N$2])" office:value-type="float" office:value="0.00752202636947787" calcext:value-type="float">
            <text:p>0.00752202637</text:p>
          </table:table-cell>
          <table:table-cell table:formula="of:=[.D121]*[.N$3]" office:value-type="float" office:value="1299.80615664578" calcext:value-type="float">
            <text:p>1,299.81</text:p>
          </table:table-cell>
          <table:table-cell table:formula="of:=[.F120]+[.E121]" office:value-type="float" office:value="8282820.47441705" calcext:value-type="float">
            <text:p>8,282,820.47</text:p>
          </table:table-cell>
          <table:table-cell table:style-name="ce3" table:formula="of:=[.E121]/[.$J$6]" office:value-type="percentage" office:value="0.000155566795894727" calcext:value-type="percentage">
            <text:p>0.02%</text:p>
          </table:table-cell>
          <table:table-cell table:formula="of:=[.F121]/[.$J$6]" office:value-type="percentage" office:value="0.991326157049007" calcext:value-type="percentage">
            <text:p>99.13%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 table:formula="of:=[.$N$1]^[.$N$2]/(([.B122]-1)^[.$N$2]+[.$N$1]^[.$N$2])" office:value-type="float" office:value="0.00732553859701626" calcext:value-type="float">
            <text:p>0.00732553860</text:p>
          </table:table-cell>
          <table:table-cell table:formula="of:=[.D122]*[.N$3]" office:value-type="float" office:value="1265.85306956441" calcext:value-type="float">
            <text:p>1,265.85</text:p>
          </table:table-cell>
          <table:table-cell table:formula="of:=[.F121]+[.E122]" office:value-type="float" office:value="8284086.32748661" calcext:value-type="float">
            <text:p>8,284,086.33</text:p>
          </table:table-cell>
          <table:table-cell table:style-name="ce3" table:formula="of:=[.E122]/[.$J$6]" office:value-type="percentage" office:value="0.000151503133831751" calcext:value-type="percentage">
            <text:p>0.02%</text:p>
          </table:table-cell>
          <table:table-cell table:formula="of:=[.F122]/[.$J$6]" office:value-type="percentage" office:value="0.991477660182839" calcext:value-type="percentage">
            <text:p>99.15%</text:p>
          </table:table-cell>
          <table:table-cell table:number-columns-repeated="1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table:formula="of:=[.$N$1]^[.$N$2]/(([.B123]-1)^[.$N$2]+[.$N$1]^[.$N$2])" office:value-type="float" office:value="0.00713581094121936" calcext:value-type="float">
            <text:p>0.00713581094</text:p>
          </table:table-cell>
          <table:table-cell table:formula="of:=[.D123]*[.N$3]" office:value-type="float" office:value="1233.06813064271" calcext:value-type="float">
            <text:p>1,233.07</text:p>
          </table:table-cell>
          <table:table-cell table:formula="of:=[.F122]+[.E123]" office:value-type="float" office:value="8285319.39561726" calcext:value-type="float">
            <text:p>8,285,319.40</text:p>
          </table:table-cell>
          <table:table-cell table:style-name="ce3" table:formula="of:=[.E123]/[.$J$6]" office:value-type="percentage" office:value="0.000147579281128349" calcext:value-type="percentage">
            <text:p>0.01%</text:p>
          </table:table-cell>
          <table:table-cell table:formula="of:=[.F123]/[.$J$6]" office:value-type="percentage" office:value="0.991625239463967" calcext:value-type="percentage">
            <text:p>99.16%</text:p>
          </table:table-cell>
          <table:table-cell table:number-columns-repeated="1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table:formula="of:=[.$N$1]^[.$N$2]/(([.B124]-1)^[.$N$2]+[.$N$1]^[.$N$2])" office:value-type="float" office:value="0.00695255637688758" calcext:value-type="float">
            <text:p>0.00695255638</text:p>
          </table:table-cell>
          <table:table-cell table:formula="of:=[.D124]*[.N$3]" office:value-type="float" office:value="1201.40174192617" calcext:value-type="float">
            <text:p>1,201.40</text:p>
          </table:table-cell>
          <table:table-cell table:formula="of:=[.F123]+[.E124]" office:value-type="float" office:value="8286520.79735918" calcext:value-type="float">
            <text:p>8,286,520.80</text:p>
          </table:table-cell>
          <table:table-cell table:style-name="ce3" table:formula="of:=[.E124]/[.$J$6]" office:value-type="percentage" office:value="0.000143789301672565" calcext:value-type="percentage">
            <text:p>0.01%</text:p>
          </table:table-cell>
          <table:table-cell table:formula="of:=[.F124]/[.$J$6]" office:value-type="percentage" office:value="0.99176902876564" calcext:value-type="percentage">
            <text:p>99.18%</text:p>
          </table:table-cell>
          <table:table-cell table:number-columns-repeated="1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7" calcext:value-type="float">
            <text:p>117</text:p>
          </table:table-cell>
          <table:table-cell office:value-type="float" office:value="124" calcext:value-type="float">
            <text:p>124</text:p>
          </table:table-cell>
          <table:table-cell table:formula="of:=[.$N$1]^[.$N$2]/(([.B125]-1)^[.$N$2]+[.$N$1]^[.$N$2])" office:value-type="float" office:value="0.0067755023085577" calcext:value-type="float">
            <text:p>0.00677550231</text:p>
          </table:table-cell>
          <table:table-cell table:formula="of:=[.D125]*[.N$3]" office:value-type="float" office:value="1170.80679891877" calcext:value-type="float">
            <text:p>1,170.81</text:p>
          </table:table-cell>
          <table:table-cell table:formula="of:=[.F124]+[.E125]" office:value-type="float" office:value="8287691.6041581" calcext:value-type="float">
            <text:p>8,287,691.60</text:p>
          </table:table-cell>
          <table:table-cell table:style-name="ce3" table:formula="of:=[.E125]/[.$J$6]" office:value-type="percentage" office:value="0.000140127557781057" calcext:value-type="percentage">
            <text:p>0.01%</text:p>
          </table:table-cell>
          <table:table-cell table:formula="of:=[.F125]/[.$J$6]" office:value-type="percentage" office:value="0.991909156323421" calcext:value-type="percentage">
            <text:p>99.19%</text:p>
          </table:table-cell>
          <table:table-cell table:number-columns-repeated="1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table:formula="of:=[.$N$1]^[.$N$2]/(([.B126]-1)^[.$N$2]+[.$N$1]^[.$N$2])" office:value-type="float" office:value="0.00660438973590504" calcext:value-type="float">
            <text:p>0.00660438974</text:p>
          </table:table-cell>
          <table:table-cell table:formula="of:=[.D126]*[.N$3]" office:value-type="float" office:value="1141.23854636439" calcext:value-type="float">
            <text:p>1,141.24</text:p>
          </table:table-cell>
          <table:table-cell table:formula="of:=[.F125]+[.E126]" office:value-type="float" office:value="8288832.84270447" calcext:value-type="float">
            <text:p>8,288,832.84</text:p>
          </table:table-cell>
          <table:table-cell table:style-name="ce3" table:formula="of:=[.E126]/[.$J$6]" office:value-type="percentage" office:value="0.000136588692938347" calcext:value-type="percentage">
            <text:p>0.01%</text:p>
          </table:table-cell>
          <table:table-cell table:formula="of:=[.F126]/[.$J$6]" office:value-type="percentage" office:value="0.992045745016359" calcext:value-type="percentage">
            <text:p>99.20%</text:p>
          </table:table-cell>
          <table:table-cell table:number-columns-repeated="1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9" calcext:value-type="float">
            <text:p>119</text:p>
          </table:table-cell>
          <table:table-cell office:value-type="float" office:value="126" calcext:value-type="float">
            <text:p>126</text:p>
          </table:table-cell>
          <table:table-cell table:formula="of:=[.$N$1]^[.$N$2]/(([.B127]-1)^[.$N$2]+[.$N$1]^[.$N$2])" office:value-type="float" office:value="0.00643897247351362" calcext:value-type="float">
            <text:p>0.00643897247</text:p>
          </table:table-cell>
          <table:table-cell table:formula="of:=[.D127]*[.N$3]" office:value-type="float" office:value="1112.65444342315" calcext:value-type="float">
            <text:p>1,112.65</text:p>
          </table:table-cell>
          <table:table-cell table:formula="of:=[.F126]+[.E127]" office:value-type="float" office:value="8289945.49714789" calcext:value-type="float">
            <text:p>8,289,945.50</text:p>
          </table:table-cell>
          <table:table-cell table:style-name="ce3" table:formula="of:=[.E127]/[.$J$6]" office:value-type="percentage" office:value="0.00013316761566051" calcext:value-type="percentage">
            <text:p>0.01%</text:p>
          </table:table-cell>
          <table:table-cell table:formula="of:=[.F127]/[.$J$6]" office:value-type="percentage" office:value="0.99217891263202" calcext:value-type="percentage">
            <text:p>99.22%</text:p>
          </table:table-cell>
          <table:table-cell table:number-columns-repeated="1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table:formula="of:=[.$N$1]^[.$N$2]/(([.B128]-1)^[.$N$2]+[.$N$1]^[.$N$2])" office:value-type="float" office:value="0.00627901642109037" calcext:value-type="float">
            <text:p>0.00627901642</text:p>
          </table:table-cell>
          <table:table-cell table:formula="of:=[.D128]*[.N$3]" office:value-type="float" office:value="1085.01403756442" calcext:value-type="float">
            <text:p>1,085.01</text:p>
          </table:table-cell>
          <table:table-cell table:formula="of:=[.F127]+[.E128]" office:value-type="float" office:value="8291030.51118545" calcext:value-type="float">
            <text:p>8,291,030.51</text:p>
          </table:table-cell>
          <table:table-cell table:style-name="ce3" table:formula="of:=[.E128]/[.$J$6]" office:value-type="percentage" office:value="0.000129859484402101" calcext:value-type="percentage">
            <text:p>0.01%</text:p>
          </table:table-cell>
          <table:table-cell table:formula="of:=[.F128]/[.$J$6]" office:value-type="percentage" office:value="0.992308772116422" calcext:value-type="percentage">
            <text:p>99.23%</text:p>
          </table:table-cell>
          <table:table-cell table:number-columns-repeated="1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  <table:table-cell table:formula="of:=[.$N$1]^[.$N$2]/(([.B129]-1)^[.$N$2]+[.$N$1]^[.$N$2])" office:value-type="float" office:value="0.00612429888050945" calcext:value-type="float">
            <text:p>0.00612429888</text:p>
          </table:table-cell>
          <table:table-cell table:formula="of:=[.D129]*[.N$3]" office:value-type="float" office:value="1058.27884655203" calcext:value-type="float">
            <text:p>1,058.28</text:p>
          </table:table-cell>
          <table:table-cell table:formula="of:=[.F128]+[.E129]" office:value-type="float" office:value="8292088.79003201" calcext:value-type="float">
            <text:p>8,292,088.79</text:p>
          </table:table-cell>
          <table:table-cell table:style-name="ce3" table:formula="of:=[.E129]/[.$J$6]" office:value-type="percentage" office:value="0.000126659693431604" calcext:value-type="percentage">
            <text:p>0.01%</text:p>
          </table:table-cell>
          <table:table-cell table:formula="of:=[.F129]/[.$J$6]" office:value-type="percentage" office:value="0.992435431809853" calcext:value-type="percentage">
            <text:p>99.24%</text:p>
          </table:table-cell>
          <table:table-cell table:number-columns-repeated="1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 table:formula="of:=[.$N$1]^[.$N$2]/(([.B130]-1)^[.$N$2]+[.$N$1]^[.$N$2])" office:value-type="float" office:value="0.00597460791635549" calcext:value-type="float">
            <text:p>0.00597460792</text:p>
          </table:table-cell>
          <table:table-cell table:formula="of:=[.D130]*[.N$3]" office:value-type="float" office:value="1032.41224794623" calcext:value-type="float">
            <text:p>1,032.41</text:p>
          </table:table-cell>
          <table:table-cell table:formula="of:=[.F129]+[.E130]" office:value-type="float" office:value="8293121.20227995" calcext:value-type="float">
            <text:p>8,293,121.20</text:p>
          </table:table-cell>
          <table:table-cell table:style-name="ce3" table:formula="of:=[.E130]/[.$J$6]" office:value-type="percentage" office:value="0.000123563859606518" calcext:value-type="percentage">
            <text:p>0.01%</text:p>
          </table:table-cell>
          <table:table-cell table:formula="of:=[.F130]/[.$J$6]" office:value-type="percentage" office:value="0.99255899566946" calcext:value-type="percentage">
            <text:p>99.26%</text:p>
          </table:table-cell>
          <table:table-cell table:number-columns-repeated="1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  <table:table-cell office:value-type="float" office:value="130" calcext:value-type="float">
            <text:p>130</text:p>
          </table:table-cell>
          <table:table-cell table:formula="of:=[.$N$1]^[.$N$2]/(([.B131]-1)^[.$N$2]+[.$N$1]^[.$N$2])" office:value-type="float" office:value="0.00582974175689408" calcext:value-type="float">
            <text:p>0.00582974176</text:p>
          </table:table-cell>
          <table:table-cell table:formula="of:=[.D131]*[.N$3]" office:value-type="float" office:value="1007.3793755913" calcext:value-type="float">
            <text:p>1,007.38</text:p>
          </table:table-cell>
          <table:table-cell table:formula="of:=[.F130]+[.E131]" office:value-type="float" office:value="8294128.58165554" calcext:value-type="float">
            <text:p>8,294,128.58</text:p>
          </table:table-cell>
          <table:table-cell table:style-name="ce3" table:formula="of:=[.E131]/[.$J$6]" office:value-type="percentage" office:value="0.000120567809984513" calcext:value-type="percentage">
            <text:p>0.01%</text:p>
          </table:table-cell>
          <table:table-cell table:formula="of:=[.F131]/[.$J$6]" office:value-type="percentage" office:value="0.992679563479444" calcext:value-type="percentage">
            <text:p>99.27%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4" calcext:value-type="float">
            <text:p>124</text:p>
          </table:table-cell>
          <table:table-cell office:value-type="float" office:value="131" calcext:value-type="float">
            <text:p>131</text:p>
          </table:table-cell>
          <table:table-cell table:formula="of:=[.$N$1]^[.$N$2]/(([.B132]-1)^[.$N$2]+[.$N$1]^[.$N$2])" office:value-type="float" office:value="0.00568950823263506" calcext:value-type="float">
            <text:p>0.00568950823</text:p>
          </table:table-cell>
          <table:table-cell table:formula="of:=[.D132]*[.N$3]" office:value-type="float" office:value="983.147022599338" calcext:value-type="float">
            <text:p>983.15</text:p>
          </table:table-cell>
          <table:table-cell table:formula="of:=[.F131]+[.E132]" office:value-type="float" office:value="8295111.72867814" calcext:value-type="float">
            <text:p>8,295,111.73</text:p>
          </table:table-cell>
          <table:table-cell table:style-name="ce3" table:formula="of:=[.E132]/[.$J$6]" office:value-type="percentage" office:value="0.000117667570212086" calcext:value-type="percentage">
            <text:p>0.01%</text:p>
          </table:table-cell>
          <table:table-cell table:formula="of:=[.F132]/[.$J$6]" office:value-type="percentage" office:value="0.992797231049656" calcext:value-type="percentage">
            <text:p>99.28%</text:p>
          </table:table-cell>
          <table:table-cell table:number-columns-repeated="1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formula="of:=[.$N$1]^[.$N$2]/(([.B133]-1)^[.$N$2]+[.$N$1]^[.$N$2])" office:value-type="float" office:value="0.00555372424987169" calcext:value-type="float">
            <text:p>0.00555372425</text:p>
          </table:table-cell>
          <table:table-cell table:formula="of:=[.D133]*[.N$3]" office:value-type="float" office:value="959.683550377829" calcext:value-type="float">
            <text:p>959.68</text:p>
          </table:table-cell>
          <table:table-cell table:formula="of:=[.F132]+[.E133]" office:value-type="float" office:value="8296071.41222852" calcext:value-type="float">
            <text:p>8,296,071.41</text:p>
          </table:table-cell>
          <table:table-cell table:style-name="ce3" table:formula="of:=[.E133]/[.$J$6]" office:value-type="percentage" office:value="0.000114859353636559" calcext:value-type="percentage">
            <text:p>0.01%</text:p>
          </table:table-cell>
          <table:table-cell table:formula="of:=[.F133]/[.$J$6]" office:value-type="percentage" office:value="0.992912090403293" calcext:value-type="percentage">
            <text:p>99.29%</text:p>
          </table:table-cell>
          <table:table-cell table:number-columns-repeated="1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table:formula="of:=[.$N$1]^[.$N$2]/(([.B134]-1)^[.$N$2]+[.$N$1]^[.$N$2])" office:value-type="float" office:value="0.00542221529677819" calcext:value-type="float">
            <text:p>0.00542221530</text:p>
          </table:table-cell>
          <table:table-cell table:formula="of:=[.D134]*[.N$3]" office:value-type="float" office:value="936.958803283272" calcext:value-type="float">
            <text:p>936.96</text:p>
          </table:table-cell>
          <table:table-cell table:formula="of:=[.F133]+[.E134]" office:value-type="float" office:value="8297008.3710318" calcext:value-type="float">
            <text:p>8,297,008.37</text:p>
          </table:table-cell>
          <table:table-cell table:style-name="ce3" table:formula="of:=[.E134]/[.$J$6]" office:value-type="percentage" office:value="0.000112139551091431" calcext:value-type="percentage">
            <text:p>0.01%</text:p>
          </table:table-cell>
          <table:table-cell table:formula="of:=[.F134]/[.$J$6]" office:value-type="percentage" office:value="0.993024229954384" calcext:value-type="percentage">
            <text:p>99.30%</text:p>
          </table:table-cell>
          <table:table-cell table:number-columns-repeated="1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7" calcext:value-type="float">
            <text:p>127</text:p>
          </table:table-cell>
          <table:table-cell office:value-type="float" office:value="134" calcext:value-type="float">
            <text:p>134</text:p>
          </table:table-cell>
          <table:table-cell table:formula="of:=[.$N$1]^[.$N$2]/(([.B135]-1)^[.$N$2]+[.$N$1]^[.$N$2])" office:value-type="float" office:value="0.00529481497983117" calcext:value-type="float">
            <text:p>0.00529481498</text:p>
          </table:table-cell>
          <table:table-cell table:formula="of:=[.D135]*[.N$3]" office:value-type="float" office:value="914.944028514826" calcext:value-type="float">
            <text:p>914.94</text:p>
          </table:table-cell>
          <table:table-cell table:formula="of:=[.F134]+[.E135]" office:value-type="float" office:value="8297923.31506032" calcext:value-type="float">
            <text:p>8,297,923.32</text:p>
          </table:table-cell>
          <table:table-cell table:style-name="ce3" table:formula="of:=[.E135]/[.$J$6]" office:value-type="percentage" office:value="0.000109504721308882" calcext:value-type="percentage">
            <text:p>0.01%</text:p>
          </table:table-cell>
          <table:table-cell table:formula="of:=[.F135]/[.$J$6]" office:value-type="percentage" office:value="0.993133734675693" calcext:value-type="percentage">
            <text:p>99.31%</text:p>
          </table:table-cell>
          <table:table-cell table:number-columns-repeated="1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  <table:table-cell table:formula="of:=[.$N$1]^[.$N$2]/(([.B136]-1)^[.$N$2]+[.$N$1]^[.$N$2])" office:value-type="float" office:value="0.00517136458848847" calcext:value-type="float">
            <text:p>0.00517136459</text:p>
          </table:table-cell>
          <table:table-cell table:formula="of:=[.D136]*[.N$3]" office:value-type="float" office:value="893.611800890807" calcext:value-type="float">
            <text:p>893.61</text:p>
          </table:table-cell>
          <table:table-cell table:formula="of:=[.F135]+[.E136]" office:value-type="float" office:value="8298816.92686121" calcext:value-type="float">
            <text:p>8,298,816.93</text:p>
          </table:table-cell>
          <table:table-cell table:style-name="ce3" table:formula="of:=[.E136]/[.$J$6]" office:value-type="percentage" office:value="0.000106951581916675" calcext:value-type="percentage">
            <text:p>0.01%</text:p>
          </table:table-cell>
          <table:table-cell table:formula="of:=[.F136]/[.$J$6]" office:value-type="percentage" office:value="0.99324068625761" calcext:value-type="percentage">
            <text:p>99.32%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9" calcext:value-type="float">
            <text:p>129</text:p>
          </table:table-cell>
          <table:table-cell office:value-type="float" office:value="136" calcext:value-type="float">
            <text:p>136</text:p>
          </table:table-cell>
          <table:table-cell table:formula="of:=[.$N$1]^[.$N$2]/(([.B137]-1)^[.$N$2]+[.$N$1]^[.$N$2])" office:value-type="float" office:value="0.00505171268621311" calcext:value-type="float">
            <text:p>0.00505171269</text:p>
          </table:table-cell>
          <table:table-cell table:formula="of:=[.D137]*[.N$3]" office:value-type="float" office:value="872.935952177626" calcext:value-type="float">
            <text:p>872.94</text:p>
          </table:table-cell>
          <table:table-cell table:formula="of:=[.F136]+[.E137]" office:value-type="float" office:value="8299689.86281338" calcext:value-type="float">
            <text:p>8,299,689.86</text:p>
          </table:table-cell>
          <table:table-cell table:style-name="ce3" table:formula="of:=[.E137]/[.$J$6]" office:value-type="percentage" office:value="0.000104477000979919" calcext:value-type="percentage">
            <text:p>0.01%</text:p>
          </table:table-cell>
          <table:table-cell table:formula="of:=[.F137]/[.$J$6]" office:value-type="percentage" office:value="0.99334516325859" calcext:value-type="percentage">
            <text:p>99.33%</text:p>
          </table:table-cell>
          <table:table-cell table:number-columns-repeated="1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0" calcext:value-type="float">
            <text:p>130</text:p>
          </table:table-cell>
          <table:table-cell office:value-type="float" office:value="137" calcext:value-type="float">
            <text:p>137</text:p>
          </table:table-cell>
          <table:table-cell table:formula="of:=[.$N$1]^[.$N$2]/(([.B138]-1)^[.$N$2]+[.$N$1]^[.$N$2])" office:value-type="float" office:value="0.004935714726072" calcext:value-type="float">
            <text:p>0.00493571473</text:p>
          </table:table-cell>
          <table:table-cell table:formula="of:=[.D138]*[.N$3]" office:value-type="float" office:value="852.891504665242" calcext:value-type="float">
            <text:p>852.89</text:p>
          </table:table-cell>
          <table:table-cell table:formula="of:=[.F137]+[.E138]" office:value-type="float" office:value="8300542.75431805" calcext:value-type="float">
            <text:p>8,300,542.75</text:p>
          </table:table-cell>
          <table:table-cell table:style-name="ce3" table:formula="of:=[.E138]/[.$J$6]" office:value-type="percentage" office:value="0.000102077989051072" calcext:value-type="percentage">
            <text:p>0.01%</text:p>
          </table:table-cell>
          <table:table-cell table:formula="of:=[.F138]/[.$J$6]" office:value-type="percentage" office:value="0.993447241247641" calcext:value-type="percentage">
            <text:p>99.34%</text:p>
          </table:table-cell>
          <table:table-cell table:number-columns-repeated="1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1" calcext:value-type="float">
            <text:p>131</text:p>
          </table:table-cell>
          <table:table-cell office:value-type="float" office:value="138" calcext:value-type="float">
            <text:p>138</text:p>
          </table:table-cell>
          <table:table-cell table:formula="of:=[.$N$1]^[.$N$2]/(([.B139]-1)^[.$N$2]+[.$N$1]^[.$N$2])" office:value-type="float" office:value="0.0048232326892693" calcext:value-type="float">
            <text:p>0.00482323269</text:p>
          </table:table-cell>
          <table:table-cell table:formula="of:=[.D139]*[.N$3]" office:value-type="float" office:value="833.454608705736" calcext:value-type="float">
            <text:p>833.45</text:p>
          </table:table-cell>
          <table:table-cell table:formula="of:=[.F138]+[.E139]" office:value-type="float" office:value="8301376.20892675" calcext:value-type="float">
            <text:p>8,301,376.21</text:p>
          </table:table-cell>
          <table:table-cell table:style-name="ce3" table:formula="of:=[.E139]/[.$J$6]" office:value-type="percentage" office:value="0.0000997516916942705" calcext:value-type="percentage">
            <text:p>0.01%</text:p>
          </table:table-cell>
          <table:table-cell table:formula="of:=[.F139]/[.$J$6]" office:value-type="percentage" office:value="0.993546992939335" calcext:value-type="percentage">
            <text:p>99.35%</text:p>
          </table:table-cell>
          <table:table-cell table:number-columns-repeated="1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2" calcext:value-type="float">
            <text:p>132</text:p>
          </table:table-cell>
          <table:table-cell office:value-type="float" office:value="139" calcext:value-type="float">
            <text:p>139</text:p>
          </table:table-cell>
          <table:table-cell table:formula="of:=[.$N$1]^[.$N$2]/(([.B140]-1)^[.$N$2]+[.$N$1]^[.$N$2])" office:value-type="float" office:value="0.0047141347450945" calcext:value-type="float">
            <text:p>0.00471413475</text:p>
          </table:table-cell>
          <table:table-cell table:formula="of:=[.D140]*[.N$3]" office:value-type="float" office:value="814.602483952329" calcext:value-type="float">
            <text:p>814.60</text:p>
          </table:table-cell>
          <table:table-cell table:formula="of:=[.F139]+[.E140]" office:value-type="float" office:value="8302190.81141071" calcext:value-type="float">
            <text:p>8,302,190.81</text:p>
          </table:table-cell>
          <table:table-cell table:style-name="ce3" table:formula="of:=[.E140]/[.$J$6]" office:value-type="percentage" office:value="0.0000974953824525423" calcext:value-type="percentage">
            <text:p>0.01%</text:p>
          </table:table-cell>
          <table:table-cell table:formula="of:=[.F140]/[.$J$6]" office:value-type="percentage" office:value="0.993644488321788" calcext:value-type="percentage">
            <text:p>99.36%</text:p>
          </table:table-cell>
          <table:table-cell table:number-columns-repeated="1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table:formula="of:=[.$N$1]^[.$N$2]/(([.B141]-1)^[.$N$2]+[.$N$1]^[.$N$2])" office:value-type="float" office:value="0.00460829493087558" calcext:value-type="float">
            <text:p>0.00460829493</text:p>
          </table:table-cell>
          <table:table-cell table:formula="of:=[.D141]*[.N$3]" office:value-type="float" office:value="796.3133640553" calcext:value-type="float">
            <text:p>796.31</text:p>
          </table:table-cell>
          <table:table-cell table:formula="of:=[.F140]+[.E141]" office:value-type="float" office:value="8302987.12477476" calcext:value-type="float">
            <text:p>8,302,987.12</text:p>
          </table:table-cell>
          <table:table-cell table:style-name="ce3" table:formula="of:=[.E141]/[.$J$6]" office:value-type="percentage" office:value="0.0000953064562287602" calcext:value-type="percentage">
            <text:p>0.01%</text:p>
          </table:table-cell>
          <table:table-cell table:formula="of:=[.F141]/[.$J$6]" office:value-type="percentage" office:value="0.993739794778016" calcext:value-type="percentage">
            <text:p>99.37%</text:p>
          </table:table-cell>
          <table:table-cell table:number-columns-repeated="1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  <table:table-cell office:value-type="float" office:value="141" calcext:value-type="float">
            <text:p>141</text:p>
          </table:table-cell>
          <table:table-cell table:formula="of:=[.$N$1]^[.$N$2]/(([.B142]-1)^[.$N$2]+[.$N$1]^[.$N$2])" office:value-type="float" office:value="0.00450559285062953" calcext:value-type="float">
            <text:p>0.00450559285</text:p>
          </table:table-cell>
          <table:table-cell table:formula="of:=[.D142]*[.N$3]" office:value-type="float" office:value="778.566444588782" calcext:value-type="float">
            <text:p>778.57</text:p>
          </table:table-cell>
          <table:table-cell table:formula="of:=[.F141]+[.E142]" office:value-type="float" office:value="8303765.69121935" calcext:value-type="float">
            <text:p>8,303,765.69</text:p>
          </table:table-cell>
          <table:table-cell table:style-name="ce3" table:formula="of:=[.E142]/[.$J$6]" office:value-type="percentage" office:value="0.0000931824230532809" calcext:value-type="percentage">
            <text:p>0.01%</text:p>
          </table:table-cell>
          <table:table-cell table:formula="of:=[.F142]/[.$J$6]" office:value-type="percentage" office:value="0.99383297720107" calcext:value-type="percentage">
            <text:p>99.38%</text:p>
          </table:table-cell>
          <table:table-cell table:number-columns-repeated="1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5" calcext:value-type="float">
            <text:p>135</text:p>
          </table:table-cell>
          <table:table-cell office:value-type="float" office:value="142" calcext:value-type="float">
            <text:p>142</text:p>
          </table:table-cell>
          <table:table-cell table:formula="of:=[.$N$1]^[.$N$2]/(([.B143]-1)^[.$N$2]+[.$N$1]^[.$N$2])" office:value-type="float" office:value="0.00440591339119612" calcext:value-type="float">
            <text:p>0.00440591339</text:p>
          </table:table-cell>
          <table:table-cell table:formula="of:=[.D143]*[.N$3]" office:value-type="float" office:value="761.341833998689" calcext:value-type="float">
            <text:p>761.34</text:p>
          </table:table-cell>
          <table:table-cell table:formula="of:=[.F142]+[.E143]" office:value-type="float" office:value="8304527.03305335" calcext:value-type="float">
            <text:p>8,304,527.03</text:p>
          </table:table-cell>
          <table:table-cell table:style-name="ce3" table:formula="of:=[.E143]/[.$J$6]" office:value-type="percentage" office:value="0.0000911209022131658" calcext:value-type="percentage">
            <text:p>0.01%</text:p>
          </table:table-cell>
          <table:table-cell table:formula="of:=[.F143]/[.$J$6]" office:value-type="percentage" office:value="0.993924098103283" calcext:value-type="percentage">
            <text:p>99.39%</text:p>
          </table:table-cell>
          <table:table-cell table:number-columns-repeated="1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table:formula="of:=[.$N$1]^[.$N$2]/(([.B144]-1)^[.$N$2]+[.$N$1]^[.$N$2])" office:value-type="float" office:value="0.00430914645472746" calcext:value-type="float">
            <text:p>0.00430914645</text:p>
          </table:table-cell>
          <table:table-cell table:formula="of:=[.D144]*[.N$3]" office:value-type="float" office:value="744.620507376904" calcext:value-type="float">
            <text:p>744.62</text:p>
          </table:table-cell>
          <table:table-cell table:formula="of:=[.F143]+[.E144]" office:value-type="float" office:value="8305271.65356073" calcext:value-type="float">
            <text:p>8,305,271.65</text:p>
          </table:table-cell>
          <table:table-cell table:style-name="ce3" table:formula="of:=[.E144]/[.$J$6]" office:value-type="percentage" office:value="0.0000891196167196634" calcext:value-type="percentage">
            <text:p>0.01%</text:p>
          </table:table-cell>
          <table:table-cell table:formula="of:=[.F144]/[.$J$6]" office:value-type="percentage" office:value="0.994013217720002" calcext:value-type="percentage">
            <text:p>99.40%</text:p>
          </table:table-cell>
          <table:table-cell table:number-columns-repeated="1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37" calcext:value-type="float">
            <text:p>137</text:p>
          </table:table-cell>
          <table:table-cell office:value-type="float" office:value="144" calcext:value-type="float">
            <text:p>144</text:p>
          </table:table-cell>
          <table:table-cell table:formula="of:=[.$N$1]^[.$N$2]/(([.B145]-1)^[.$N$2]+[.$N$1]^[.$N$2])" office:value-type="float" office:value="0.00421518670648556" calcext:value-type="float">
            <text:p>0.00421518671</text:p>
          </table:table-cell>
          <table:table-cell table:formula="of:=[.D145]*[.N$3]" office:value-type="float" office:value="728.384262880705" calcext:value-type="float">
            <text:p>728.38</text:p>
          </table:table-cell>
          <table:table-cell table:formula="of:=[.F144]+[.E145]" office:value-type="float" office:value="8306000.03782361" calcext:value-type="float">
            <text:p>8,306,000.04</text:p>
          </table:table-cell>
          <table:table-cell table:style-name="ce3" table:formula="of:=[.E145]/[.$J$6]" office:value-type="percentage" office:value="0.0000871763880922848" calcext:value-type="percentage">
            <text:p>0.01%</text:p>
          </table:table-cell>
          <table:table-cell table:formula="of:=[.F145]/[.$J$6]" office:value-type="percentage" office:value="0.994100394108095" calcext:value-type="percentage">
            <text:p>99.41%</text:p>
          </table:table-cell>
          <table:table-cell table:number-columns-repeated="1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38" calcext:value-type="float">
            <text:p>138</text:p>
          </table:table-cell>
          <table:table-cell office:value-type="float" office:value="145" calcext:value-type="float">
            <text:p>145</text:p>
          </table:table-cell>
          <table:table-cell table:formula="of:=[.$N$1]^[.$N$2]/(([.B146]-1)^[.$N$2]+[.$N$1]^[.$N$2])" office:value-type="float" office:value="0.00412393333697392" calcext:value-type="float">
            <text:p>0.00412393334</text:p>
          </table:table-cell>
          <table:table-cell table:formula="of:=[.D146]*[.N$3]" office:value-type="float" office:value="712.615680629094" calcext:value-type="float">
            <text:p>712.62</text:p>
          </table:table-cell>
          <table:table-cell table:formula="of:=[.F145]+[.E146]" office:value-type="float" office:value="8306712.65350424" calcext:value-type="float">
            <text:p>8,306,712.65</text:p>
          </table:table-cell>
          <table:table-cell table:style-name="ce3" table:formula="of:=[.E146]/[.$J$6]" office:value-type="percentage" office:value="0.0000852891314393267" calcext:value-type="percentage">
            <text:p>0.01%</text:p>
          </table:table-cell>
          <table:table-cell table:formula="of:=[.F146]/[.$J$6]" office:value-type="percentage" office:value="0.994185683239534" calcext:value-type="percentage">
            <text:p>99.42%</text:p>
          </table:table-cell>
          <table:table-cell table:number-columns-repeated="1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table:formula="of:=[.$N$1]^[.$N$2]/(([.B147]-1)^[.$N$2]+[.$N$1]^[.$N$2])" office:value-type="float" office:value="0.00403528983749697" calcext:value-type="float">
            <text:p>0.00403528984</text:p>
          </table:table-cell>
          <table:table-cell table:formula="of:=[.D147]*[.N$3]" office:value-type="float" office:value="697.298083919476" calcext:value-type="float">
            <text:p>697.30</text:p>
          </table:table-cell>
          <table:table-cell table:formula="of:=[.F146]+[.E147]" office:value-type="float" office:value="8307409.95158816" calcext:value-type="float">
            <text:p>8,307,409.95</text:p>
          </table:table-cell>
          <table:table-cell table:style-name="ce3" table:formula="of:=[.E147]/[.$J$6]" office:value-type="percentage" office:value="0.0000834558508161051" calcext:value-type="percentage">
            <text:p>0.01%</text:p>
          </table:table-cell>
          <table:table-cell table:formula="of:=[.F147]/[.$J$6]" office:value-type="percentage" office:value="0.99426913909035" calcext:value-type="percentage">
            <text:p>99.43%</text:p>
          </table:table-cell>
          <table:table-cell table:number-columns-repeated="1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0" calcext:value-type="float">
            <text:p>140</text:p>
          </table:table-cell>
          <table:table-cell office:value-type="float" office:value="147" calcext:value-type="float">
            <text:p>147</text:p>
          </table:table-cell>
          <table:table-cell table:formula="of:=[.$N$1]^[.$N$2]/(([.B148]-1)^[.$N$2]+[.$N$1]^[.$N$2])" office:value-type="float" office:value="0.00394916378830435" calcext:value-type="float">
            <text:p>0.00394916379</text:p>
          </table:table-cell>
          <table:table-cell table:formula="of:=[.D148]*[.N$3]" office:value-type="float" office:value="682.415502618991" calcext:value-type="float">
            <text:p>682.42</text:p>
          </table:table-cell>
          <table:table-cell table:formula="of:=[.F147]+[.E148]" office:value-type="float" office:value="8308092.36709077" calcext:value-type="float">
            <text:p>8,308,092.37</text:p>
          </table:table-cell>
          <table:table-cell table:style-name="ce3" table:formula="of:=[.E148]/[.$J$6]" office:value-type="percentage" office:value="0.0000816746348434605" calcext:value-type="percentage">
            <text:p>0.01%</text:p>
          </table:table-cell>
          <table:table-cell table:formula="of:=[.F148]/[.$J$6]" office:value-type="percentage" office:value="0.994350813725194" calcext:value-type="percentage">
            <text:p>99.44%</text:p>
          </table:table-cell>
          <table:table-cell table:number-columns-repeated="1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1" calcext:value-type="float">
            <text:p>141</text:p>
          </table:table-cell>
          <table:table-cell office:value-type="float" office:value="148" calcext:value-type="float">
            <text:p>148</text:p>
          </table:table-cell>
          <table:table-cell table:formula="of:=[.$N$1]^[.$N$2]/(([.B149]-1)^[.$N$2]+[.$N$1]^[.$N$2])" office:value-type="float" office:value="0.00386546665853496" calcext:value-type="float">
            <text:p>0.00386546666</text:p>
          </table:table-cell>
          <table:table-cell table:formula="of:=[.D149]*[.N$3]" office:value-type="float" office:value="667.95263859484" calcext:value-type="float">
            <text:p>667.95</text:p>
          </table:table-cell>
          <table:table-cell table:formula="of:=[.F148]+[.E149]" office:value-type="float" office:value="8308760.31972937" calcext:value-type="float">
            <text:p>8,308,760.32</text:p>
          </table:table-cell>
          <table:table-cell table:style-name="ce3" table:formula="of:=[.E149]/[.$J$6]" office:value-type="percentage" office:value="0.0000799436525703004" calcext:value-type="percentage">
            <text:p>0.01%</text:p>
          </table:table-cell>
          <table:table-cell table:formula="of:=[.F149]/[.$J$6]" office:value-type="percentage" office:value="0.994430757377764" calcext:value-type="percentage">
            <text:p>99.44%</text:p>
          </table:table-cell>
          <table:table-cell table:number-columns-repeated="1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2" calcext:value-type="float">
            <text:p>142</text:p>
          </table:table-cell>
          <table:table-cell office:value-type="float" office:value="149" calcext:value-type="float">
            <text:p>149</text:p>
          </table:table-cell>
          <table:table-cell table:formula="of:=[.$N$1]^[.$N$2]/(([.B150]-1)^[.$N$2]+[.$N$1]^[.$N$2])" office:value-type="float" office:value="0.00378411361722952" calcext:value-type="float">
            <text:p>0.00378411362</text:p>
          </table:table-cell>
          <table:table-cell table:formula="of:=[.D150]*[.N$3]" office:value-type="float" office:value="653.89483305726" calcext:value-type="float">
            <text:p>653.89</text:p>
          </table:table-cell>
          <table:table-cell table:formula="of:=[.F149]+[.E150]" office:value-type="float" office:value="8309414.21456243" calcext:value-type="float">
            <text:p>8,309,414.21</text:p>
          </table:table-cell>
          <table:table-cell table:style-name="ce3" table:formula="of:=[.E150]/[.$J$6]" office:value-type="percentage" office:value="0.0000782611495650554" calcext:value-type="percentage">
            <text:p>0.01%</text:p>
          </table:table-cell>
          <table:table-cell table:formula="of:=[.F150]/[.$J$6]" office:value-type="percentage" office:value="0.994509018527329" calcext:value-type="percentage">
            <text:p>99.45%</text:p>
          </table:table-cell>
          <table:table-cell table:number-columns-repeated="1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table:formula="of:=[.$N$1]^[.$N$2]/(([.B151]-1)^[.$N$2]+[.$N$1]^[.$N$2])" office:value-type="float" office:value="0.00370502335473024" calcext:value-type="float">
            <text:p>0.00370502335</text:p>
          </table:table-cell>
          <table:table-cell table:formula="of:=[.D151]*[.N$3]" office:value-type="float" office:value="640.228035697385" calcext:value-type="float">
            <text:p>640.23</text:p>
          </table:table-cell>
          <table:table-cell table:formula="of:=[.F150]+[.E151]" office:value-type="float" office:value="8310054.44259812" calcext:value-type="float">
            <text:p>8,310,054.44</text:p>
          </table:table-cell>
          <table:table-cell table:style-name="ce3" table:formula="of:=[.E151]/[.$J$6]" office:value-type="percentage" office:value="0.0000766254442219565" calcext:value-type="percentage">
            <text:p>0.01%</text:p>
          </table:table-cell>
          <table:table-cell table:formula="of:=[.F151]/[.$J$6]" office:value-type="percentage" office:value="0.994585643971551" calcext:value-type="percentage">
            <text:p>99.46%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" calcext:value-type="float">
            <text:p>144</text:p>
          </table:table-cell>
          <table:table-cell office:value-type="float" office:value="151" calcext:value-type="float">
            <text:p>151</text:p>
          </table:table-cell>
          <table:table-cell table:formula="of:=[.$N$1]^[.$N$2]/(([.B152]-1)^[.$N$2]+[.$N$1]^[.$N$2])" office:value-type="float" office:value="0.0036281179138322" calcext:value-type="float">
            <text:p>0.00362811791</text:p>
          </table:table-cell>
          <table:table-cell table:formula="of:=[.D152]*[.N$3]" office:value-type="float" office:value="626.938775510204" calcext:value-type="float">
            <text:p>626.94</text:p>
          </table:table-cell>
          <table:table-cell table:formula="of:=[.F151]+[.E152]" office:value-type="float" office:value="8310681.38137363" calcext:value-type="float">
            <text:p>8,310,681.38</text:p>
          </table:table-cell>
          <table:table-cell table:style-name="ce3" table:formula="of:=[.E152]/[.$J$6]" office:value-type="percentage" office:value="0.0000750349242689921" calcext:value-type="percentage">
            <text:p>0.01%</text:p>
          </table:table-cell>
          <table:table-cell table:formula="of:=[.F152]/[.$J$6]" office:value-type="percentage" office:value="0.99466067889582" calcext:value-type="percentage">
            <text:p>99.47%</text:p>
          </table:table-cell>
          <table:table-cell table:number-columns-repeated="1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5" calcext:value-type="float">
            <text:p>145</text:p>
          </table:table-cell>
          <table:table-cell office:value-type="float" office:value="152" calcext:value-type="float">
            <text:p>152</text:p>
          </table:table-cell>
          <table:table-cell table:formula="of:=[.$N$1]^[.$N$2]/(([.B153]-1)^[.$N$2]+[.$N$1]^[.$N$2])" office:value-type="float" office:value="0.00355332253009378" calcext:value-type="float">
            <text:p>0.00355332253</text:p>
          </table:table-cell>
          <table:table-cell table:formula="of:=[.D153]*[.N$3]" office:value-type="float" office:value="614.014133200206" calcext:value-type="float">
            <text:p>614.01</text:p>
          </table:table-cell>
          <table:table-cell table:formula="of:=[.F152]+[.E153]" office:value-type="float" office:value="8311295.39550683" calcext:value-type="float">
            <text:p>8,311,295.40</text:p>
          </table:table-cell>
          <table:table-cell table:style-name="ce3" table:formula="of:=[.E153]/[.$J$6]" office:value-type="percentage" office:value="0.000073488043465288" calcext:value-type="percentage">
            <text:p>0.01%</text:p>
          </table:table-cell>
          <table:table-cell table:formula="of:=[.F153]/[.$J$6]" office:value-type="percentage" office:value="0.994734166939285" calcext:value-type="percentage">
            <text:p>99.47%</text:p>
          </table:table-cell>
          <table:table-cell table:number-columns-repeated="1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  <table:table-cell table:formula="of:=[.$N$1]^[.$N$2]/(([.B154]-1)^[.$N$2]+[.$N$1]^[.$N$2])" office:value-type="float" office:value="0.00348056548075311" calcext:value-type="float">
            <text:p>0.00348056548</text:p>
          </table:table-cell>
          <table:table-cell table:formula="of:=[.D154]*[.N$3]" office:value-type="float" office:value="601.441715074137" calcext:value-type="float">
            <text:p>601.44</text:p>
          </table:table-cell>
          <table:table-cell table:formula="of:=[.F153]+[.E154]" office:value-type="float" office:value="8311896.83722191" calcext:value-type="float">
            <text:p>8,311,896.84</text:p>
          </table:table-cell>
          <table:table-cell table:style-name="ce3" table:formula="of:=[.E154]/[.$J$6]" office:value-type="percentage" office:value="0.0000719833184764723" calcext:value-type="percentage">
            <text:p>0.01%</text:p>
          </table:table-cell>
          <table:table-cell table:formula="of:=[.F154]/[.$J$6]" office:value-type="percentage" office:value="0.994806150257762" calcext:value-type="percentage">
            <text:p>99.48%</text:p>
          </table:table-cell>
          <table:table-cell table:number-columns-repeated="1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7" calcext:value-type="float">
            <text:p>147</text:p>
          </table:table-cell>
          <table:table-cell office:value-type="float" office:value="154" calcext:value-type="float">
            <text:p>154</text:p>
          </table:table-cell>
          <table:table-cell table:formula="of:=[.$N$1]^[.$N$2]/(([.B155]-1)^[.$N$2]+[.$N$1]^[.$N$2])" office:value-type="float" office:value="0.00340977794173404" calcext:value-type="float">
            <text:p>0.00340977794</text:p>
          </table:table-cell>
          <table:table-cell table:formula="of:=[.D155]*[.N$3]" office:value-type="float" office:value="589.209628331643" calcext:value-type="float">
            <text:p>589.21</text:p>
          </table:table-cell>
          <table:table-cell table:formula="of:=[.F154]+[.E155]" office:value-type="float" office:value="8312486.04685024" calcext:value-type="float">
            <text:p>8,312,486.05</text:p>
          </table:table-cell>
          <table:table-cell table:style-name="ce3" table:formula="of:=[.E155]/[.$J$6]" office:value-type="percentage" office:value="0.0000705193259173459" calcext:value-type="percentage">
            <text:p>0.01%</text:p>
          </table:table-cell>
          <table:table-cell table:formula="of:=[.F155]/[.$J$6]" office:value-type="percentage" office:value="0.994876669583679" calcext:value-type="percentage">
            <text:p>99.49%</text:p>
          </table:table-cell>
          <table:table-cell table:number-columns-repeated="1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8" calcext:value-type="float">
            <text:p>148</text:p>
          </table:table-cell>
          <table:table-cell office:value-type="float" office:value="155" calcext:value-type="float">
            <text:p>155</text:p>
          </table:table-cell>
          <table:table-cell table:formula="of:=[.$N$1]^[.$N$2]/(([.B156]-1)^[.$N$2]+[.$N$1]^[.$N$2])" office:value-type="float" office:value="0.00334089385225957" calcext:value-type="float">
            <text:p>0.00334089385</text:p>
          </table:table-cell>
          <table:table-cell table:formula="of:=[.D156]*[.N$3]" office:value-type="float" office:value="577.306457670454" calcext:value-type="float">
            <text:p>577.31</text:p>
          </table:table-cell>
          <table:table-cell table:formula="of:=[.F155]+[.E156]" office:value-type="float" office:value="8313063.35330791" calcext:value-type="float">
            <text:p>8,313,063.35</text:p>
          </table:table-cell>
          <table:table-cell table:style-name="ce3" table:formula="of:=[.E156]/[.$J$6]" office:value-type="percentage" office:value="0.0000690946995518825" calcext:value-type="percentage">
            <text:p>0.01%</text:p>
          </table:table-cell>
          <table:table-cell table:formula="of:=[.F156]/[.$J$6]" office:value-type="percentage" office:value="0.994945764283231" calcext:value-type="percentage">
            <text:p>99.49%</text:p>
          </table:table-cell>
          <table:table-cell table:number-columns-repeated="1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9" calcext:value-type="float">
            <text:p>149</text:p>
          </table:table-cell>
          <table:table-cell office:value-type="float" office:value="156" calcext:value-type="float">
            <text:p>156</text:p>
          </table:table-cell>
          <table:table-cell table:formula="of:=[.$N$1]^[.$N$2]/(([.B157]-1)^[.$N$2]+[.$N$1]^[.$N$2])" office:value-type="float" office:value="0.00327384978662174" calcext:value-type="float">
            <text:p>0.00327384979</text:p>
          </table:table-cell>
          <table:table-cell table:formula="of:=[.D157]*[.N$3]" office:value-type="float" office:value="565.721243128236" calcext:value-type="float">
            <text:p>565.72</text:p>
          </table:table-cell>
          <table:table-cell table:formula="of:=[.F156]+[.E157]" office:value-type="float" office:value="8313629.07455104" calcext:value-type="float">
            <text:p>8,313,629.07</text:p>
          </table:table-cell>
          <table:table-cell table:style-name="ce3" table:formula="of:=[.E157]/[.$J$6]" office:value-type="percentage" office:value="0.0000677081276412395" calcext:value-type="percentage">
            <text:p>0.01%</text:p>
          </table:table-cell>
          <table:table-cell table:formula="of:=[.F157]/[.$J$6]" office:value-type="percentage" office:value="0.995013472410872" calcext:value-type="percentage">
            <text:p>99.50%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0" calcext:value-type="float">
            <text:p>150</text:p>
          </table:table-cell>
          <table:table-cell office:value-type="float" office:value="157" calcext:value-type="float">
            <text:p>157</text:p>
          </table:table-cell>
          <table:table-cell table:formula="of:=[.$N$1]^[.$N$2]/(([.B158]-1)^[.$N$2]+[.$N$1]^[.$N$2])" office:value-type="float" office:value="0.00320858483268683" calcext:value-type="float">
            <text:p>0.00320858483</text:p>
          </table:table-cell>
          <table:table-cell table:formula="of:=[.D158]*[.N$3]" office:value-type="float" office:value="554.443459088283" calcext:value-type="float">
            <text:p>554.44</text:p>
          </table:table-cell>
          <table:table-cell table:formula="of:=[.F157]+[.E158]" office:value-type="float" office:value="8314183.51801013" calcext:value-type="float">
            <text:p>8,314,183.52</text:p>
          </table:table-cell>
          <table:table-cell table:style-name="ce3" table:formula="of:=[.E158]/[.$J$6]" office:value-type="percentage" office:value="0.0000663583504310625" calcext:value-type="percentage">
            <text:p>0.01%</text:p>
          </table:table-cell>
          <table:table-cell table:formula="of:=[.F158]/[.$J$6]" office:value-type="percentage" office:value="0.995079830761303" calcext:value-type="percentage">
            <text:p>99.51%</text:p>
          </table:table-cell>
          <table:table-cell table:number-columns-repeated="1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1" calcext:value-type="float">
            <text:p>151</text:p>
          </table:table-cell>
          <table:table-cell office:value-type="float" office:value="158" calcext:value-type="float">
            <text:p>158</text:p>
          </table:table-cell>
          <table:table-cell table:formula="of:=[.$N$1]^[.$N$2]/(([.B159]-1)^[.$N$2]+[.$N$1]^[.$N$2])" office:value-type="float" office:value="0.00314504047674182" calcext:value-type="float">
            <text:p>0.00314504048</text:p>
          </table:table-cell>
          <table:table-cell table:formula="of:=[.D159]*[.N$3]" office:value-type="float" office:value="543.462994380987" calcext:value-type="float">
            <text:p>543.46</text:p>
          </table:table-cell>
          <table:table-cell table:formula="of:=[.F158]+[.E159]" office:value-type="float" office:value="8314726.98100451" calcext:value-type="float">
            <text:p>8,314,726.98</text:p>
          </table:table-cell>
          <table:table-cell table:style-name="ce3" table:formula="of:=[.E159]/[.$J$6]" office:value-type="percentage" office:value="0.0000650441577699374" calcext:value-type="percentage">
            <text:p>0.01%</text:p>
          </table:table-cell>
          <table:table-cell table:formula="of:=[.F159]/[.$J$6]" office:value-type="percentage" office:value="0.995144874919073" calcext:value-type="percentage">
            <text:p>99.51%</text:p>
          </table:table-cell>
          <table:table-cell table:number-columns-repeated="1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2" calcext:value-type="float">
            <text:p>152</text:p>
          </table:table-cell>
          <table:table-cell office:value-type="float" office:value="159" calcext:value-type="float">
            <text:p>159</text:p>
          </table:table-cell>
          <table:table-cell table:formula="of:=[.$N$1]^[.$N$2]/(([.B160]-1)^[.$N$2]+[.$N$1]^[.$N$2])" office:value-type="float" office:value="0.00308316049431332" calcext:value-type="float">
            <text:p>0.00308316049</text:p>
          </table:table-cell>
          <table:table-cell table:formula="of:=[.D160]*[.N$3]" office:value-type="float" office:value="532.770133417342" calcext:value-type="float">
            <text:p>532.77</text:p>
          </table:table-cell>
          <table:table-cell table:formula="of:=[.F159]+[.E160]" office:value-type="float" office:value="8315259.75113792" calcext:value-type="float">
            <text:p>8,315,259.75</text:p>
          </table:table-cell>
          <table:table-cell table:style-name="ce3" table:formula="of:=[.E160]/[.$J$6]" office:value-type="percentage" office:value="0.0000637643868513608" calcext:value-type="percentage">
            <text:p>0.01%</text:p>
          </table:table-cell>
          <table:table-cell table:formula="of:=[.F160]/[.$J$6]" office:value-type="percentage" office:value="0.995208639305924" calcext:value-type="percentage">
            <text:p>99.52%</text:p>
          </table:table-cell>
          <table:table-cell table:number-columns-repeated="1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3" calcext:value-type="float">
            <text:p>153</text:p>
          </table:table-cell>
          <table:table-cell office:value-type="float" office:value="160" calcext:value-type="float">
            <text:p>160</text:p>
          </table:table-cell>
          <table:table-cell table:formula="of:=[.$N$1]^[.$N$2]/(([.B161]-1)^[.$N$2]+[.$N$1]^[.$N$2])" office:value-type="float" office:value="0.00302289084661384" calcext:value-type="float">
            <text:p>0.00302289085</text:p>
          </table:table-cell>
          <table:table-cell table:formula="of:=[.D161]*[.N$3]" office:value-type="float" office:value="522.355538294872" calcext:value-type="float">
            <text:p>522.36</text:p>
          </table:table-cell>
          <table:table-cell table:formula="of:=[.F160]+[.E161]" office:value-type="float" office:value="8315782.10667622" calcext:value-type="float">
            <text:p>8,315,782.11</text:p>
          </table:table-cell>
          <table:table-cell table:style-name="ce3" table:formula="of:=[.E161]/[.$J$6]" office:value-type="percentage" office:value="0.0000625179200720955" calcext:value-type="percentage">
            <text:p>0.01%</text:p>
          </table:table-cell>
          <table:table-cell table:formula="of:=[.F161]/[.$J$6]" office:value-type="percentage" office:value="0.995271157225996" calcext:value-type="percentage">
            <text:p>99.53%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4" calcext:value-type="float">
            <text:p>154</text:p>
          </table:table-cell>
          <table:table-cell office:value-type="float" office:value="161" calcext:value-type="float">
            <text:p>161</text:p>
          </table:table-cell>
          <table:table-cell table:formula="of:=[.$N$1]^[.$N$2]/(([.B162]-1)^[.$N$2]+[.$N$1]^[.$N$2])" office:value-type="float" office:value="0.00296417958229231" calcext:value-type="float">
            <text:p>0.00296417958</text:p>
          </table:table-cell>
          <table:table-cell table:formula="of:=[.D162]*[.N$3]" office:value-type="float" office:value="512.210231820112" calcext:value-type="float">
            <text:p>512.21</text:p>
          </table:table-cell>
          <table:table-cell table:formula="of:=[.F161]+[.E162]" office:value-type="float" office:value="8316294.31690804" calcext:value-type="float">
            <text:p>8,316,294.32</text:p>
          </table:table-cell>
          <table:table-cell table:style-name="ce3" table:formula="of:=[.E162]/[.$J$6]" office:value-type="percentage" office:value="0.0000613036830002222" calcext:value-type="percentage">
            <text:p>0.01%</text:p>
          </table:table-cell>
          <table:table-cell table:formula="of:=[.F162]/[.$J$6]" office:value-type="percentage" office:value="0.995332460908997" calcext:value-type="percentage">
            <text:p>99.53%</text:p>
          </table:table-cell>
          <table:table-cell table:number-columns-repeated="1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55" calcext:value-type="float">
            <text:p>155</text:p>
          </table:table-cell>
          <table:table-cell office:value-type="float" office:value="162" calcext:value-type="float">
            <text:p>162</text:p>
          </table:table-cell>
          <table:table-cell table:formula="of:=[.$N$1]^[.$N$2]/(([.B163]-1)^[.$N$2]+[.$N$1]^[.$N$2])" office:value-type="float" office:value="0.00290697674418605" calcext:value-type="float">
            <text:p>0.00290697674</text:p>
          </table:table-cell>
          <table:table-cell table:formula="of:=[.D163]*[.N$3]" office:value-type="float" office:value="502.325581395349" calcext:value-type="float">
            <text:p>502.33</text:p>
          </table:table-cell>
          <table:table-cell table:formula="of:=[.F162]+[.E163]" office:value-type="float" office:value="8316796.64248943" calcext:value-type="float">
            <text:p>8,316,796.64</text:p>
          </table:table-cell>
          <table:table-cell table:style-name="ce3" table:formula="of:=[.E163]/[.$J$6]" office:value-type="percentage" office:value="0.0000601206424466307" calcext:value-type="percentage">
            <text:p>0.01%</text:p>
          </table:table-cell>
          <table:table-cell table:formula="of:=[.F163]/[.$J$6]" office:value-type="percentage" office:value="0.995392581551443" calcext:value-type="percentage">
            <text:p>99.54%</text:p>
          </table:table-cell>
          <table:table-cell table:number-columns-repeated="1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table:formula="of:=[.$N$1]^[.$N$2]/(([.B164]-1)^[.$N$2]+[.$N$1]^[.$N$2])" office:value-type="float" office:value="0.00285123428079034" calcext:value-type="float">
            <text:p>0.00285123428</text:p>
          </table:table-cell>
          <table:table-cell table:formula="of:=[.D164]*[.N$3]" office:value-type="float" office:value="492.693283720572" calcext:value-type="float">
            <text:p>492.69</text:p>
          </table:table-cell>
          <table:table-cell table:formula="of:=[.F163]+[.E164]" office:value-type="float" office:value="8317289.33577316" calcext:value-type="float">
            <text:p>8,317,289.34</text:p>
          </table:table-cell>
          <table:table-cell table:style-name="ce3" table:formula="of:=[.E164]/[.$J$6]" office:value-type="percentage" office:value="0.0000589678046340786" calcext:value-type="percentage">
            <text:p>0.01%</text:p>
          </table:table-cell>
          <table:table-cell table:formula="of:=[.F164]/[.$J$6]" office:value-type="percentage" office:value="0.995451549356077" calcext:value-type="percentage">
            <text:p>99.55%</text:p>
          </table:table-cell>
          <table:table-cell table:number-columns-repeated="1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table:formula="of:=[.$N$1]^[.$N$2]/(([.B165]-1)^[.$N$2]+[.$N$1]^[.$N$2])" office:value-type="float" office:value="0.00279690596217978" calcext:value-type="float">
            <text:p>0.00279690596</text:p>
          </table:table-cell>
          <table:table-cell table:formula="of:=[.D165]*[.N$3]" office:value-type="float" office:value="483.305350264666" calcext:value-type="float">
            <text:p>483.31</text:p>
          </table:table-cell>
          <table:table-cell table:formula="of:=[.F164]+[.E165]" office:value-type="float" office:value="8317772.64112342" calcext:value-type="float">
            <text:p>8,317,772.64</text:p>
          </table:table-cell>
          <table:table-cell table:style-name="ce3" table:formula="of:=[.E165]/[.$J$6]" office:value-type="percentage" office:value="0.0000578442134583167" calcext:value-type="percentage">
            <text:p>0.01%</text:p>
          </table:table-cell>
          <table:table-cell table:formula="of:=[.F165]/[.$J$6]" office:value-type="percentage" office:value="0.995509393569536" calcext:value-type="percentage">
            <text:p>99.55%</text:p>
          </table:table-cell>
          <table:table-cell table:number-columns-repeated="1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8" calcext:value-type="float">
            <text:p>158</text:p>
          </table:table-cell>
          <table:table-cell office:value-type="float" office:value="165" calcext:value-type="float">
            <text:p>165</text:p>
          </table:table-cell>
          <table:table-cell table:formula="of:=[.$N$1]^[.$N$2]/(([.B166]-1)^[.$N$2]+[.$N$1]^[.$N$2])" office:value-type="float" office:value="0.00274394730013161" calcext:value-type="float">
            <text:p>0.00274394730</text:p>
          </table:table-cell>
          <table:table-cell table:formula="of:=[.D166]*[.N$3]" office:value-type="float" office:value="474.154093462741" calcext:value-type="float">
            <text:p>474.15</text:p>
          </table:table-cell>
          <table:table-cell table:formula="of:=[.F165]+[.E166]" office:value-type="float" office:value="8318246.79521688" calcext:value-type="float">
            <text:p>8,318,246.80</text:p>
          </table:table-cell>
          <table:table-cell table:style-name="ce3" table:formula="of:=[.E166]/[.$J$6]" office:value-type="percentage" office:value="0.0000567489488361217" calcext:value-type="percentage">
            <text:p>0.01%</text:p>
          </table:table-cell>
          <table:table-cell table:formula="of:=[.F166]/[.$J$6]" office:value-type="percentage" office:value="0.995566142518372" calcext:value-type="percentage">
            <text:p>99.56%</text:p>
          </table:table-cell>
          <table:table-cell table:number-columns-repeated="1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59" calcext:value-type="float">
            <text:p>159</text:p>
          </table:table-cell>
          <table:table-cell office:value-type="float" office:value="166" calcext:value-type="float">
            <text:p>166</text:p>
          </table:table-cell>
          <table:table-cell table:formula="of:=[.$N$1]^[.$N$2]/(([.B167]-1)^[.$N$2]+[.$N$1]^[.$N$2])" office:value-type="float" office:value="0.00269231547221717" calcext:value-type="float">
            <text:p>0.00269231547</text:p>
          </table:table-cell>
          <table:table-cell table:formula="of:=[.D167]*[.N$3]" office:value-type="float" office:value="465.232113599126" calcext:value-type="float">
            <text:p>465.23</text:p>
          </table:table-cell>
          <table:table-cell table:formula="of:=[.F166]+[.E167]" office:value-type="float" office:value="8318712.02733048" calcext:value-type="float">
            <text:p>8,318,712.03</text:p>
          </table:table-cell>
          <table:table-cell table:style-name="ce3" table:formula="of:=[.E167]/[.$J$6]" office:value-type="percentage" office:value="0.0000556811251353927" calcext:value-type="percentage">
            <text:p>0.01%</text:p>
          </table:table-cell>
          <table:table-cell table:formula="of:=[.F167]/[.$J$6]" office:value-type="percentage" office:value="0.995621823643507" calcext:value-type="percentage">
            <text:p>99.56%</text:p>
          </table:table-cell>
          <table:table-cell table:number-columns-repeated="1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  <table:table-cell office:value-type="float" office:value="167" calcext:value-type="float">
            <text:p>167</text:p>
          </table:table-cell>
          <table:table-cell table:formula="of:=[.$N$1]^[.$N$2]/(([.B168]-1)^[.$N$2]+[.$N$1]^[.$N$2])" office:value-type="float" office:value="0.00264196924964153" calcext:value-type="float">
            <text:p>0.00264196925</text:p>
          </table:table-cell>
          <table:table-cell table:formula="of:=[.D168]*[.N$3]" office:value-type="float" office:value="456.532286338056" calcext:value-type="float">
            <text:p>456.53</text:p>
          </table:table-cell>
          <table:table-cell table:formula="of:=[.F167]+[.E168]" office:value-type="float" office:value="8319168.55961682" calcext:value-type="float">
            <text:p>8,319,168.56</text:p>
          </table:table-cell>
          <table:table-cell table:style-name="ce3" table:formula="of:=[.E168]/[.$J$6]" office:value-type="percentage" office:value="0.0000546398896827659" calcext:value-type="percentage">
            <text:p>0.01%</text:p>
          </table:table-cell>
          <table:table-cell table:formula="of:=[.F168]/[.$J$6]" office:value-type="percentage" office:value="0.99567646353319" calcext:value-type="percentage">
            <text:p>99.57%</text:p>
          </table:table-cell>
          <table:table-cell table:number-columns-repeated="1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1" calcext:value-type="float">
            <text:p>161</text:p>
          </table:table-cell>
          <table:table-cell office:value-type="float" office:value="168" calcext:value-type="float">
            <text:p>168</text:p>
          </table:table-cell>
          <table:table-cell table:formula="of:=[.$N$1]^[.$N$2]/(([.B169]-1)^[.$N$2]+[.$N$1]^[.$N$2])" office:value-type="float" office:value="0.002592868928625" calcext:value-type="float">
            <text:p>0.00259286893</text:p>
          </table:table-cell>
          <table:table-cell table:formula="of:=[.D169]*[.N$3]" office:value-type="float" office:value="448.0477508664" calcext:value-type="float">
            <text:p>448.05</text:p>
          </table:table-cell>
          <table:table-cell table:formula="of:=[.F168]+[.E169]" office:value-type="float" office:value="8319616.60736769" calcext:value-type="float">
            <text:p>8,319,616.61</text:p>
          </table:table-cell>
          <table:table-cell table:style-name="ce3" table:formula="of:=[.E169]/[.$J$6]" office:value-type="percentage" office:value="0.0000536244213444817" calcext:value-type="percentage">
            <text:p>0.01%</text:p>
          </table:table-cell>
          <table:table-cell table:formula="of:=[.F169]/[.$J$6]" office:value-type="percentage" office:value="0.995730087954534" calcext:value-type="percentage">
            <text:p>99.57%</text:p>
          </table:table-cell>
          <table:table-cell table:number-columns-repeated="1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2" calcext:value-type="float">
            <text:p>162</text:p>
          </table:table-cell>
          <table:table-cell office:value-type="float" office:value="169" calcext:value-type="float">
            <text:p>169</text:p>
          </table:table-cell>
          <table:table-cell table:formula="of:=[.$N$1]^[.$N$2]/(([.B170]-1)^[.$N$2]+[.$N$1]^[.$N$2])" office:value-type="float" office:value="0.00254497626513261" calcext:value-type="float">
            <text:p>0.00254497627</text:p>
          </table:table-cell>
          <table:table-cell table:formula="of:=[.D170]*[.N$3]" office:value-type="float" office:value="439.771898614914" calcext:value-type="float">
            <text:p>439.77</text:p>
          </table:table-cell>
          <table:table-cell table:formula="of:=[.F169]+[.E170]" office:value-type="float" office:value="8320056.3792663" calcext:value-type="float">
            <text:p>8,320,056.38</text:p>
          </table:table-cell>
          <table:table-cell table:style-name="ce3" table:formula="of:=[.E170]/[.$J$6]" office:value-type="percentage" office:value="0.0000526339291764924" calcext:value-type="percentage">
            <text:p>0.01%</text:p>
          </table:table-cell>
          <table:table-cell table:formula="of:=[.F170]/[.$J$6]" office:value-type="percentage" office:value="0.995782721883711" calcext:value-type="percentage">
            <text:p>99.58%</text:p>
          </table:table-cell>
          <table:table-cell table:number-columns-repeated="1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table:formula="of:=[.$N$1]^[.$N$2]/(([.B171]-1)^[.$N$2]+[.$N$1]^[.$N$2])" office:value-type="float" office:value="0.00249825441276944" calcext:value-type="float">
            <text:p>0.00249825441</text:p>
          </table:table-cell>
          <table:table-cell table:formula="of:=[.D171]*[.N$3]" office:value-type="float" office:value="431.698362526559" calcext:value-type="float">
            <text:p>431.70</text:p>
          </table:table-cell>
          <table:table-cell table:formula="of:=[.F170]+[.E171]" office:value-type="float" office:value="8320488.07762883" calcext:value-type="float">
            <text:p>8,320,488.08</text:p>
          </table:table-cell>
          <table:table-cell table:style-name="ce3" table:formula="of:=[.E171]/[.$J$6]" office:value-type="percentage" office:value="0.0000516676511400451" calcext:value-type="percentage">
            <text:p>0.01%</text:p>
          </table:table-cell>
          <table:table-cell table:formula="of:=[.F171]/[.$J$6]" office:value-type="percentage" office:value="0.995834389534851" calcext:value-type="percentage">
            <text:p>99.58%</text:p>
          </table:table-cell>
          <table:table-cell table:number-columns-repeated="10"/>
        </table:table-row>
        <table:table-row table:style-name="ro1" table:number-rows-repeated="1048404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  <table:database-ranges>
        <table:database-range table:name="__Anonymous_Sheet_DB__0" table:target-range-address="Sheet1.I1:Sheet1.L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4" loext:min-decimal-places="4" number:min-integer-digits="1" number:grouping="true"/>
    </number:number-style>
    <number:number-style style:name="N113">
      <number:number number:decimal-places="5" loext:min-decimal-places="5" number:min-integer-digits="1" number:grouping="true"/>
    </number:number-style>
    <number:number-style style:name="N114">
      <number:number number:decimal-places="6" loext:min-decimal-places="6" number:min-integer-digits="1" number:grouping="true"/>
    </number:number-style>
    <number:number-style style:name="N115">
      <number:number number:decimal-places="7" loext:min-decimal-places="7" number:min-integer-digits="1" number:grouping="true"/>
    </number:number-style>
    <number:number-style style:name="N116">
      <number:number number:decimal-places="8" loext:min-decimal-places="8" number:min-integer-digits="1" number:grouping="true"/>
    </number:number-style>
    <number:number-style style:name="N117">
      <number:number number:decimal-places="9" loext:min-decimal-places="9" number:min-integer-digits="1" number:grouping="true"/>
    </number:number-style>
    <number:number-style style:name="N118">
      <number:number number:decimal-places="10" loext:min-decimal-places="10" number:min-integer-digits="1" number:grouping="true"/>
    </number:number-style>
    <number:number-style style:name="N119">
      <number:number number:decimal-places="11" loext:min-decimal-places="11" number:min-integer-digits="1" number:grouping="true"/>
    </number:number-style>
    <number:number-style style:name="N120">
      <number:number number:decimal-places="1" loext:min-decimal-places="1"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9">0000/00/00</text:date>, <text:time style:data-style-name="N2" text:time-value="12:04:46.63038555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09:29:49.860373096</meta:creation-date>
    <dc:date>2018-04-29T12:08:10.783460028</dc:date>
    <meta:editing-duration>PT7H6M32S</meta:editing-duration>
    <meta:editing-cycles>31</meta:editing-cycles>
    <meta:generator>LibreOffice/5.4.6.2$Linux_X86_64 LibreOffice_project/40m0$Build-2</meta:generator>
    <meta:document-statistic meta:table-count="1" meta:cell-count="138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one" chart:link-data-style-to-source="tru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22cm" svg:height="8.682cm" xlink:href=".." xlink:type="simple" chart:class="chart:line" chart:style-name="ch1">
        <chart:legend svg:x="10.389cm" svg:y="4.288cm" style:legend-expansion="custom" chartooo:width="4.398cm" chartooo:height="1.293cm" style:legend-expansion-aspect-ratio="3.40139211136891" chart:style-name="ch2"/>
        <chart:plot-area chart:style-name="ch3" table:cell-range-address="Sheet1.C2:Sheet1.C81 Sheet1.E1:Sheet1.F81" chart:data-source-has-labels="both" svg:x="0.308cm" svg:y="0.173cm" svg:width="14.806cm" svg:height="8.336cm">
          <chartooo:coordinate-region svg:x="2.543cm" svg:y="0.372cm" svg:width="12.571cm" svg:height="7.345cm"/>
          <chart:axis chart:dimension="x" chart:name="primary-x" chart:style-name="ch4" chartooo:axis-type="auto">
            <chartooo:date-scale/>
            <chart:categories table:cell-range-address="Sheet1.C2:Sheet1.C8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81" chart:label-cell-address="Sheet1.E1:Sheet1.E1" chart:class="chart:line">
            <chart:data-point chart:repeated="80"/>
          </chart:series>
          <chart:series chart:style-name="ch8" chart:values-cell-range-address="Sheet1.F2:Sheet1.F81" chart:label-cell-address="Sheet1.F1:Sheet1.F1" chart:class="chart:line">
            <chart:data-point chart:repeated="8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ins in a month</text:p>
                <draw:g>
                  <svg:desc>Sheet1.E1:Sheet1.E1</svg:desc>
                </draw:g>
              </table:table-cell>
              <table:table-cell office:value-type="string">
                <text:p>Supply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C2:Sheet1.C81</svg:desc>
                </draw:g>
              </table:table-cell>
              <table:table-cell office:value-type="float" office:value="518400">
                <text:p>518400</text:p>
                <draw:g>
                  <svg:desc>Sheet1.E2:Sheet1.E81</svg:desc>
                </draw:g>
              </table:table-cell>
              <table:table-cell office:value-type="float" office:value="1425600">
                <text:p>1425600</text:p>
                <draw:g>
                  <svg:desc>Sheet1.F2:Sheet1.F8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18400">
                <text:p>518400</text:p>
              </table:table-cell>
              <table:table-cell office:value-type="float" office:value="1944000">
                <text:p>194400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45600">
                <text:p>345600</text:p>
              </table:table-cell>
              <table:table-cell office:value-type="float" office:value="2289600">
                <text:p>22896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45600">
                <text:p>345600</text:p>
              </table:table-cell>
              <table:table-cell office:value-type="float" office:value="2635200">
                <text:p>26352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45600">
                <text:p>345600</text:p>
              </table:table-cell>
              <table:table-cell office:value-type="float" office:value="2980800">
                <text:p>29808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45600">
                <text:p>345600</text:p>
              </table:table-cell>
              <table:table-cell office:value-type="float" office:value="3326400">
                <text:p>33264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45600">
                <text:p>345600</text:p>
              </table:table-cell>
              <table:table-cell office:value-type="float" office:value="3672000">
                <text:p>367200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72800">
                <text:p>172800</text:p>
              </table:table-cell>
              <table:table-cell office:value-type="float" office:value="3844800">
                <text:p>384480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72783.773124237">
                <text:p>172783.773124237</text:p>
              </table:table-cell>
              <table:table-cell office:value-type="float" office:value="4017583.77312424">
                <text:p>4017583.773124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2670.27027027">
                <text:p>172670.27027027</text:p>
              </table:table-cell>
              <table:table-cell office:value-type="float" office:value="4190254.04339451">
                <text:p>4190254.0433945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72362.941451991">
                <text:p>172362.941451991</text:p>
              </table:table-cell>
              <table:table-cell office:value-type="float" office:value="4362616.9848465">
                <text:p>4362616.984846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71767.587752054">
                <text:p>171767.587752054</text:p>
              </table:table-cell>
              <table:table-cell office:value-type="float" office:value="4534384.57259855">
                <text:p>4534384.5725985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70794.987468672">
                <text:p>170794.987468672</text:p>
              </table:table-cell>
              <table:table-cell office:value-type="float" office:value="4705179.56006722">
                <text:p>4705179.5600672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69364.359351988">
                <text:p>169364.359351988</text:p>
              </table:table-cell>
              <table:table-cell office:value-type="float" office:value="4874543.91941921">
                <text:p>4874543.9194192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67407.36966609">
                <text:p>167407.36966609</text:p>
              </table:table-cell>
              <table:table-cell office:value-type="float" office:value="5041951.2890853">
                <text:p>5041951.289085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4872.258064516">
                <text:p>164872.258064516</text:p>
              </table:table-cell>
              <table:table-cell office:value-type="float" office:value="5206823.54714982">
                <text:p>5206823.5471498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61727.555594621">
                <text:p>161727.555594621</text:p>
              </table:table-cell>
              <table:table-cell office:value-type="float" office:value="5368551.10274444">
                <text:p>5368551.1027444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57964.835164835">
                <text:p>157964.835164835</text:p>
              </table:table-cell>
              <table:table-cell office:value-type="float" office:value="5526515.93790927">
                <text:p>5526515.9379092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53600">
                <text:p>153600</text:p>
              </table:table-cell>
              <table:table-cell office:value-type="float" office:value="5680115.93790927">
                <text:p>5680115.9379092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8672.786037492">
                <text:p>148672.786037492</text:p>
              </table:table-cell>
              <table:table-cell office:value-type="float" office:value="5828788.72394677">
                <text:p>5828788.7239467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43244.406383807">
                <text:p>143244.406383807</text:p>
              </table:table-cell>
              <table:table-cell office:value-type="float" office:value="5972033.13033057">
                <text:p>5972033.1303305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37393.548387097">
                <text:p>137393.548387097</text:p>
              </table:table-cell>
              <table:table-cell office:value-type="float" office:value="6109426.67871767">
                <text:p>6109426.6787176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31211.181630179">
                <text:p>131211.181630179</text:p>
              </table:table-cell>
              <table:table-cell office:value-type="float" office:value="6240637.86034785">
                <text:p>6240637.8603478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24794.791101465">
                <text:p>124794.791101465</text:p>
              </table:table-cell>
              <table:table-cell office:value-type="float" office:value="6365432.65144931">
                <text:p>6365432.6514493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18242.683632157">
                <text:p>118242.683632157</text:p>
              </table:table-cell>
              <table:table-cell office:value-type="float" office:value="6483675.33508147">
                <text:p>6483675.3350814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11648.932038835">
                <text:p>111648.932038835</text:p>
              </table:table-cell>
              <table:table-cell office:value-type="float" office:value="6595324.26712031">
                <text:p>6595324.2671203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05099.354543897">
                <text:p>105099.354543897</text:p>
              </table:table-cell>
              <table:table-cell office:value-type="float" office:value="6700423.6216642">
                <text:p>6700423.621664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98668.7258687259">
                <text:p>98668.7258687259</text:p>
              </table:table-cell>
              <table:table-cell office:value-type="float" office:value="6799092.34753293">
                <text:p>6799092.3475329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92419.227485057">
                <text:p>92419.227485057</text:p>
              </table:table-cell>
              <table:table-cell office:value-type="float" office:value="6891511.57501799">
                <text:p>6891511.575017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6400">
                <text:p>86400</text:p>
              </table:table-cell>
              <table:table-cell office:value-type="float" office:value="6977911.57501799">
                <text:p>6977911.5750179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0647.5739644971">
                <text:p>80647.5739644971</text:p>
              </table:table-cell>
              <table:table-cell office:value-type="float" office:value="7058559.14898248">
                <text:p>7058559.1489824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5186.9238313174">
                <text:p>75186.9238313174</text:p>
              </table:table-cell>
              <table:table-cell office:value-type="float" office:value="7133746.0728138">
                <text:p>7133746.072813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70032.9006965326">
                <text:p>70032.9006965326</text:p>
              </table:table-cell>
              <table:table-cell office:value-type="float" office:value="7203778.97351033">
                <text:p>7203778.9735103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65191.8367346939">
                <text:p>65191.8367346939</text:p>
              </table:table-cell>
              <table:table-cell office:value-type="float" office:value="7268970.81024503">
                <text:p>7268970.8102450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60663.1631004583">
                <text:p>60663.1631004583</text:p>
              </table:table-cell>
              <table:table-cell office:value-type="float" office:value="7329633.97334549">
                <text:p>7329633.9733454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56440.9325153374">
                <text:p>56440.9325153374</text:p>
              </table:table-cell>
              <table:table-cell office:value-type="float" office:value="7386074.90586082">
                <text:p>7386074.9058608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52515.1810942718">
                <text:p>52515.1810942718</text:p>
              </table:table-cell>
              <table:table-cell office:value-type="float" office:value="7438590.0869551">
                <text:p>7438590.086955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8873.0981725457">
                <text:p>48873.0981725457</text:p>
              </table:table-cell>
              <table:table-cell office:value-type="float" office:value="7487463.18512764">
                <text:p>7487463.1851276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45499.9975271396">
                <text:p>45499.9975271396</text:p>
              </table:table-cell>
              <table:table-cell office:value-type="float" office:value="7532963.18265478">
                <text:p>7532963.1826547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2380.0995024876">
                <text:p>42380.0995024876</text:p>
              </table:table-cell>
              <table:table-cell office:value-type="float" office:value="7575343.28215727">
                <text:p>7575343.2821572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39497.1428571429">
                <text:p>39497.1428571429</text:p>
              </table:table-cell>
              <table:table-cell office:value-type="float" office:value="7614840.42501441">
                <text:p>7614840.4250144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6834.8494554773">
                <text:p>36834.8494554773</text:p>
              </table:table-cell>
              <table:table-cell office:value-type="float" office:value="7651675.27446989">
                <text:p>7651675.2744698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34377.2658483269">
                <text:p>34377.2658483269</text:p>
              </table:table-cell>
              <table:table-cell office:value-type="float" office:value="7686052.54031822">
                <text:p>7686052.5403182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32109.0046070082">
                <text:p>32109.0046070082</text:p>
              </table:table-cell>
              <table:table-cell office:value-type="float" office:value="7718161.54492522">
                <text:p>7718161.5449252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0015.4059477007">
                <text:p>30015.4059477007</text:p>
              </table:table-cell>
              <table:table-cell office:value-type="float" office:value="7748176.95087292">
                <text:p>7748176.9508729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8082.6373626374">
                <text:p>28082.6373626374</text:p>
              </table:table-cell>
              <table:table-cell office:value-type="float" office:value="7776259.58823556">
                <text:p>7776259.5882355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6297.746080295">
                <text:p>26297.746080295</text:p>
              </table:table-cell>
              <table:table-cell office:value-type="float" office:value="7802557.33431586">
                <text:p>7802557.3343158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4648.676454828">
                <text:p>24648.676454828</text:p>
              </table:table-cell>
              <table:table-cell office:value-type="float" office:value="7827206.01077069">
                <text:p>7827206.0107706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3124.2619613166">
                <text:p>23124.2619613166</text:p>
              </table:table-cell>
              <table:table-cell office:value-type="float" office:value="7850330.272732">
                <text:p>7850330.27273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1714.1993957704">
                <text:p>21714.1993957704</text:p>
              </table:table-cell>
              <table:table-cell office:value-type="float" office:value="7872044.47212777">
                <text:p>7872044.4721277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20409.0111474682">
                <text:p>20409.0111474682</text:p>
              </table:table-cell>
              <table:table-cell office:value-type="float" office:value="7892453.48327524">
                <text:p>7892453.4832752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9200">
                <text:p>19200</text:p>
              </table:table-cell>
              <table:table-cell office:value-type="float" office:value="7911653.48327524">
                <text:p>7911653.4832752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8079.199787763">
                <text:p>18079.199787763</text:p>
              </table:table-cell>
              <table:table-cell office:value-type="float" office:value="7929732.683063">
                <text:p>7929732.68306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7039.3243443473">
                <text:p>17039.3243443473</text:p>
              </table:table-cell>
              <table:table-cell office:value-type="float" office:value="7946772.00740735">
                <text:p>7946772.0074073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6073.7164871452">
                <text:p>16073.7164871452</text:p>
              </table:table-cell>
              <table:table-cell office:value-type="float" office:value="7962845.7238945">
                <text:p>7962845.723894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5176.2982514022">
                <text:p>15176.2982514022</text:p>
              </table:table-cell>
              <table:table-cell office:value-type="float" office:value="7978022.0221459">
                <text:p>7978022.022145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4341.523184486">
                <text:p>14341.523184486</text:p>
              </table:table-cell>
              <table:table-cell office:value-type="float" office:value="7992363.54533038">
                <text:p>7992363.5453303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3564.3312101911">
                <text:p>13564.3312101911</text:p>
              </table:table-cell>
              <table:table-cell office:value-type="float" office:value="8005927.87654058">
                <text:p>8005927.8765405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2840.1063510562">
                <text:p>12840.1063510562</text:p>
              </table:table-cell>
              <table:table-cell office:value-type="float" office:value="8018767.98289163">
                <text:p>8018767.9828916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2164.6374358703">
                <text:p>12164.6374358703</text:p>
              </table:table-cell>
              <table:table-cell office:value-type="float" office:value="8030932.6203275">
                <text:p>8030932.620327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1534.0818053597">
                <text:p>11534.0818053597</text:p>
              </table:table-cell>
              <table:table-cell office:value-type="float" office:value="8042466.70213286">
                <text:p>8042466.7021328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0944.9319501285">
                <text:p>10944.9319501285</text:p>
              </table:table-cell>
              <table:table-cell office:value-type="float" office:value="8053411.63408299">
                <text:p>8053411.6340829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0393.984962406">
                <text:p>10393.984962406</text:p>
              </table:table-cell>
              <table:table-cell office:value-type="float" office:value="8063805.6190454">
                <text:p>8063805.619045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9878.31465017395">
                <text:p>9878.31465017395</text:p>
              </table:table-cell>
              <table:table-cell office:value-type="float" office:value="8073683.93369557">
                <text:p>8073683.9336955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9395.24614355523">
                <text:p>9395.24614355523</text:p>
              </table:table-cell>
              <table:table-cell office:value-type="float" office:value="8083079.17983912">
                <text:p>8083079.1798391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8942.33281493001">
                <text:p>8942.33281493001</text:p>
              </table:table-cell>
              <table:table-cell office:value-type="float" office:value="8092021.51265406">
                <text:p>8092021.5126540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8517.33533308336">
                <text:p>8517.33533308336</text:p>
              </table:table-cell>
              <table:table-cell office:value-type="float" office:value="8100538.84798714">
                <text:p>8100538.8479871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8118.20267551446">
                <text:p>8118.20267551446</text:p>
              </table:table-cell>
              <table:table-cell office:value-type="float" office:value="8108657.05066265">
                <text:p>8108657.05066265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7743.05493016425">
                <text:p>7743.05493016425</text:p>
              </table:table-cell>
              <table:table-cell office:value-type="float" office:value="8116400.10559282">
                <text:p>8116400.1055928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390.16772700983">
                <text:p>7390.16772700983</text:p>
              </table:table-cell>
              <table:table-cell office:value-type="float" office:value="8123790.27331983">
                <text:p>8123790.2733198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057.95815032893">
                <text:p>7057.95815032893</text:p>
              </table:table-cell>
              <table:table-cell office:value-type="float" office:value="8130848.23147016">
                <text:p>8130848.2314701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6744.97199331359">
                <text:p>6744.97199331359</text:p>
              </table:table-cell>
              <table:table-cell office:value-type="float" office:value="8137593.20346347">
                <text:p>8137593.2034634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6449.87222765561">
                <text:p>6449.87222765561</text:p>
              </table:table-cell>
              <table:table-cell office:value-type="float" office:value="8144043.07569113">
                <text:p>8144043.0756911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6171.42857142857">
                <text:p>6171.42857142857</text:p>
              </table:table-cell>
              <table:table-cell office:value-type="float" office:value="8150214.50426255">
                <text:p>8150214.5042625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5908.50804884863">
                <text:p>5908.50804884863</text:p>
              </table:table-cell>
              <table:table-cell office:value-type="float" office:value="8156123.0123114">
                <text:p>8156123.012311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5660.06644518272">
                <text:p>5660.06644518272</text:p>
              </table:table-cell>
              <table:table-cell office:value-type="float" office:value="8161783.07875659">
                <text:p>8161783.07875659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5425.14056911696">
                <text:p>5425.14056911696</text:p>
              </table:table-cell>
              <table:table-cell office:value-type="float" office:value="8167208.2193257">
                <text:p>8167208.219325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5202.84124327015">
                <text:p>5202.84124327015</text:p>
              </table:table-cell>
              <table:table-cell office:value-type="float" office:value="8172411.06056897">
                <text:p>8172411.06056897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4992.3469512344">
                <text:p>4992.3469512344</text:p>
              </table:table-cell>
              <table:table-cell office:value-type="float" office:value="8177403.40752021">
                <text:p>8177403.4075202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792.8980765624">
                <text:p>4792.8980765624</text:p>
              </table:table-cell>
              <table:table-cell office:value-type="float" office:value="8182196.30559677">
                <text:p>8182196.305596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one" chart:link-data-style-to-source="tru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94cm" svg:height="8.608cm" xlink:href=".." xlink:type="simple" chart:class="chart:line" chart:style-name="ch1">
        <chart:legend svg:x="10.292cm" svg:y="4.264cm" style:legend-expansion="custom" chartooo:width="4.371cm" chartooo:height="1.285cm" style:legend-expansion-aspect-ratio="3.40155642023346" chart:style-name="ch2"/>
        <chart:plot-area chart:style-name="ch3" table:cell-range-address="Sheet1.C2:Sheet1.C51 Sheet1.E1:Sheet1.F51" chart:data-source-has-labels="both" svg:x="0.305cm" svg:y="0.172cm" svg:width="14.684cm" svg:height="8.264cm">
          <chartooo:coordinate-region svg:x="2.54cm" svg:y="0.371cm" svg:width="12.449cm" svg:height="7.273cm"/>
          <chart:axis chart:dimension="x" chart:name="primary-x" chart:style-name="ch4" chartooo:axis-type="auto">
            <chartooo:date-scale/>
            <chart:categories table:cell-range-address="Sheet1.C2:Sheet1.C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51" chart:label-cell-address="Sheet1.E1:Sheet1.E1" chart:class="chart:line">
            <chart:data-point chart:repeated="50"/>
          </chart:series>
          <chart:series chart:style-name="ch8" chart:values-cell-range-address="Sheet1.F2:Sheet1.F51" chart:label-cell-address="Sheet1.F1:Sheet1.F1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ins in a month</text:p>
                <draw:g>
                  <svg:desc>Sheet1.E1:Sheet1.E1</svg:desc>
                </draw:g>
              </table:table-cell>
              <table:table-cell office:value-type="string">
                <text:p>Supply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C2:Sheet1.C51</svg:desc>
                </draw:g>
              </table:table-cell>
              <table:table-cell office:value-type="float" office:value="518400">
                <text:p>518400</text:p>
                <draw:g>
                  <svg:desc>Sheet1.E2:Sheet1.E51</svg:desc>
                </draw:g>
              </table:table-cell>
              <table:table-cell office:value-type="float" office:value="1425600">
                <text:p>1425600</text:p>
                <draw:g>
                  <svg:desc>Sheet1.F2:Sheet1.F5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18400">
                <text:p>518400</text:p>
              </table:table-cell>
              <table:table-cell office:value-type="float" office:value="1944000">
                <text:p>194400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45600">
                <text:p>345600</text:p>
              </table:table-cell>
              <table:table-cell office:value-type="float" office:value="2289600">
                <text:p>22896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45600">
                <text:p>345600</text:p>
              </table:table-cell>
              <table:table-cell office:value-type="float" office:value="2635200">
                <text:p>26352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45600">
                <text:p>345600</text:p>
              </table:table-cell>
              <table:table-cell office:value-type="float" office:value="2980800">
                <text:p>29808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45600">
                <text:p>345600</text:p>
              </table:table-cell>
              <table:table-cell office:value-type="float" office:value="3326400">
                <text:p>33264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45600">
                <text:p>345600</text:p>
              </table:table-cell>
              <table:table-cell office:value-type="float" office:value="3672000">
                <text:p>367200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72800">
                <text:p>172800</text:p>
              </table:table-cell>
              <table:table-cell office:value-type="float" office:value="3844800">
                <text:p>384480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72783.773124237">
                <text:p>172783.773124237</text:p>
              </table:table-cell>
              <table:table-cell office:value-type="float" office:value="4017583.77312424">
                <text:p>4017583.773124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2670.27027027">
                <text:p>172670.27027027</text:p>
              </table:table-cell>
              <table:table-cell office:value-type="float" office:value="4190254.04339451">
                <text:p>4190254.0433945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72362.941451991">
                <text:p>172362.941451991</text:p>
              </table:table-cell>
              <table:table-cell office:value-type="float" office:value="4362616.9848465">
                <text:p>4362616.984846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71767.587752054">
                <text:p>171767.587752054</text:p>
              </table:table-cell>
              <table:table-cell office:value-type="float" office:value="4534384.57259855">
                <text:p>4534384.5725985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70794.987468672">
                <text:p>170794.987468672</text:p>
              </table:table-cell>
              <table:table-cell office:value-type="float" office:value="4705179.56006722">
                <text:p>4705179.5600672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69364.359351988">
                <text:p>169364.359351988</text:p>
              </table:table-cell>
              <table:table-cell office:value-type="float" office:value="4874543.91941921">
                <text:p>4874543.9194192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67407.36966609">
                <text:p>167407.36966609</text:p>
              </table:table-cell>
              <table:table-cell office:value-type="float" office:value="5041951.2890853">
                <text:p>5041951.289085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4872.258064516">
                <text:p>164872.258064516</text:p>
              </table:table-cell>
              <table:table-cell office:value-type="float" office:value="5206823.54714982">
                <text:p>5206823.5471498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61727.555594621">
                <text:p>161727.555594621</text:p>
              </table:table-cell>
              <table:table-cell office:value-type="float" office:value="5368551.10274444">
                <text:p>5368551.1027444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57964.835164835">
                <text:p>157964.835164835</text:p>
              </table:table-cell>
              <table:table-cell office:value-type="float" office:value="5526515.93790927">
                <text:p>5526515.9379092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53600">
                <text:p>153600</text:p>
              </table:table-cell>
              <table:table-cell office:value-type="float" office:value="5680115.93790927">
                <text:p>5680115.9379092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8672.786037492">
                <text:p>148672.786037492</text:p>
              </table:table-cell>
              <table:table-cell office:value-type="float" office:value="5828788.72394677">
                <text:p>5828788.7239467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43244.406383807">
                <text:p>143244.406383807</text:p>
              </table:table-cell>
              <table:table-cell office:value-type="float" office:value="5972033.13033057">
                <text:p>5972033.1303305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37393.548387097">
                <text:p>137393.548387097</text:p>
              </table:table-cell>
              <table:table-cell office:value-type="float" office:value="6109426.67871767">
                <text:p>6109426.6787176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31211.181630179">
                <text:p>131211.181630179</text:p>
              </table:table-cell>
              <table:table-cell office:value-type="float" office:value="6240637.86034785">
                <text:p>6240637.8603478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24794.791101465">
                <text:p>124794.791101465</text:p>
              </table:table-cell>
              <table:table-cell office:value-type="float" office:value="6365432.65144931">
                <text:p>6365432.6514493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18242.683632157">
                <text:p>118242.683632157</text:p>
              </table:table-cell>
              <table:table-cell office:value-type="float" office:value="6483675.33508147">
                <text:p>6483675.3350814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11648.932038835">
                <text:p>111648.932038835</text:p>
              </table:table-cell>
              <table:table-cell office:value-type="float" office:value="6595324.26712031">
                <text:p>6595324.2671203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05099.354543897">
                <text:p>105099.354543897</text:p>
              </table:table-cell>
              <table:table-cell office:value-type="float" office:value="6700423.6216642">
                <text:p>6700423.621664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98668.7258687259">
                <text:p>98668.7258687259</text:p>
              </table:table-cell>
              <table:table-cell office:value-type="float" office:value="6799092.34753293">
                <text:p>6799092.3475329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92419.227485057">
                <text:p>92419.227485057</text:p>
              </table:table-cell>
              <table:table-cell office:value-type="float" office:value="6891511.57501799">
                <text:p>6891511.575017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6400">
                <text:p>86400</text:p>
              </table:table-cell>
              <table:table-cell office:value-type="float" office:value="6977911.57501799">
                <text:p>6977911.5750179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0647.5739644971">
                <text:p>80647.5739644971</text:p>
              </table:table-cell>
              <table:table-cell office:value-type="float" office:value="7058559.14898248">
                <text:p>7058559.1489824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5186.9238313174">
                <text:p>75186.9238313174</text:p>
              </table:table-cell>
              <table:table-cell office:value-type="float" office:value="7133746.0728138">
                <text:p>7133746.072813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70032.9006965326">
                <text:p>70032.9006965326</text:p>
              </table:table-cell>
              <table:table-cell office:value-type="float" office:value="7203778.97351033">
                <text:p>7203778.9735103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65191.8367346939">
                <text:p>65191.8367346939</text:p>
              </table:table-cell>
              <table:table-cell office:value-type="float" office:value="7268970.81024503">
                <text:p>7268970.8102450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60663.1631004583">
                <text:p>60663.1631004583</text:p>
              </table:table-cell>
              <table:table-cell office:value-type="float" office:value="7329633.97334549">
                <text:p>7329633.9733454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56440.9325153374">
                <text:p>56440.9325153374</text:p>
              </table:table-cell>
              <table:table-cell office:value-type="float" office:value="7386074.90586082">
                <text:p>7386074.9058608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52515.1810942718">
                <text:p>52515.1810942718</text:p>
              </table:table-cell>
              <table:table-cell office:value-type="float" office:value="7438590.0869551">
                <text:p>7438590.086955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8873.0981725457">
                <text:p>48873.0981725457</text:p>
              </table:table-cell>
              <table:table-cell office:value-type="float" office:value="7487463.18512764">
                <text:p>7487463.1851276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45499.9975271396">
                <text:p>45499.9975271396</text:p>
              </table:table-cell>
              <table:table-cell office:value-type="float" office:value="7532963.18265478">
                <text:p>7532963.1826547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2380.0995024876">
                <text:p>42380.0995024876</text:p>
              </table:table-cell>
              <table:table-cell office:value-type="float" office:value="7575343.28215727">
                <text:p>7575343.2821572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39497.1428571429">
                <text:p>39497.1428571429</text:p>
              </table:table-cell>
              <table:table-cell office:value-type="float" office:value="7614840.42501441">
                <text:p>7614840.4250144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6834.8494554773">
                <text:p>36834.8494554773</text:p>
              </table:table-cell>
              <table:table-cell office:value-type="float" office:value="7651675.27446989">
                <text:p>7651675.2744698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34377.2658483269">
                <text:p>34377.2658483269</text:p>
              </table:table-cell>
              <table:table-cell office:value-type="float" office:value="7686052.54031822">
                <text:p>7686052.5403182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32109.0046070082">
                <text:p>32109.0046070082</text:p>
              </table:table-cell>
              <table:table-cell office:value-type="float" office:value="7718161.54492522">
                <text:p>7718161.5449252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0015.4059477007">
                <text:p>30015.4059477007</text:p>
              </table:table-cell>
              <table:table-cell office:value-type="float" office:value="7748176.95087292">
                <text:p>7748176.9508729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8082.6373626374">
                <text:p>28082.6373626374</text:p>
              </table:table-cell>
              <table:table-cell office:value-type="float" office:value="7776259.58823556">
                <text:p>7776259.5882355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6297.746080295">
                <text:p>26297.746080295</text:p>
              </table:table-cell>
              <table:table-cell office:value-type="float" office:value="7802557.33431586">
                <text:p>7802557.3343158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4648.676454828">
                <text:p>24648.676454828</text:p>
              </table:table-cell>
              <table:table-cell office:value-type="float" office:value="7827206.01077069">
                <text:p>7827206.0107706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3124.2619613166">
                <text:p>23124.2619613166</text:p>
              </table:table-cell>
              <table:table-cell office:value-type="float" office:value="7850330.272732">
                <text:p>7850330.27273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1714.1993957704">
                <text:p>21714.1993957704</text:p>
              </table:table-cell>
              <table:table-cell office:value-type="float" office:value="7872044.47212777">
                <text:p>7872044.472127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